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247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3.612cm"/>
    </style:style>
    <style:style style:name="co10" style:family="table-column">
      <style:table-column-properties fo:break-before="auto" style:column-width="3.667cm"/>
    </style:style>
    <style:style style:name="co11" style:family="table-column">
      <style:table-column-properties fo:break-before="auto" style:column-width="3.279cm"/>
    </style:style>
    <style:style style:name="co12" style:family="table-column">
      <style:table-column-properties fo:break-before="auto" style:column-width="3.4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2" style:family="table-cell" style:parent-style-name="Default" style:data-style-name="N115">
      <style:text-properties fo:font-weight="bold" style:font-weight-asian="bold" style:font-weight-complex="bold"/>
    </style:style>
    <style:style style:name="ce3" style:family="table-cell" style:parent-style-name="Default" style:data-style-name="N115">
      <style:table-cell-properties fo:border-bottom="none" fo:border-left="0.002cm solid #000000" fo:border-right="none" fo:border-top="0.002cm solid #000000"/>
    </style:style>
    <style:style style:name="ce4" style:family="table-cell" style:parent-style-name="Default" style:data-style-name="N115">
      <style:table-cell-properties fo:border-bottom="none" fo:border-left="0.002cm solid #000000" fo:border-right="none" fo:border-top="none"/>
    </style:style>
    <style:style style:name="ce5" style:family="table-cell" style:parent-style-name="Default" style:data-style-name="N115">
      <style:table-cell-properties fo:border-bottom="0.002cm solid #000000" fo:border-left="0.002cm solid #000000" fo:border-right="none" fo:border-top="none"/>
    </style:style>
    <style:style style:name="ce6" style:family="table-cell" style:parent-style-name="Default" style:data-style-name="N115">
      <style:table-cell-properties fo:border-bottom="none" fo:border-left="none" fo:border-right="none" fo:border-top="0.002cm solid #000000"/>
    </style:style>
    <style:style style:name="ce7" style:family="table-cell" style:parent-style-name="Default" style:data-style-name="N115">
      <style:table-cell-properties fo:border-bottom="0.002cm solid #000000" fo:border-left="none" fo:border-right="none" fo:border-top="none"/>
    </style:style>
    <style:style style:name="ce8" style:family="table-cell" style:parent-style-name="Default" style:data-style-name="N115">
      <style:table-cell-properties fo:border-bottom="none" fo:border-left="none" fo:border-right="none" fo:border-top="0.002cm solid #000000"/>
      <style:text-properties style:use-window-font-color="true" style:font-name="Arial" fo:font-size="10pt" fo:language="sv" fo:country="SE" style:font-name-asian="Microsoft YaHei" style:font-size-asian="10pt" style:language-asian="zh" style:country-asian="CN" style:font-name-complex="Mangal" style:font-size-complex="10pt" style:language-complex="hi" style:country-complex="IN"/>
    </style:style>
    <style:style style:name="ce9" style:family="table-cell" style:parent-style-name="Default" style:data-style-name="N115">
      <style:table-cell-properties fo:background-color="#00ccff"/>
    </style:style>
    <style:style style:name="ce10" style:family="table-cell" style:parent-style-name="Default" style:data-style-name="N115">
      <style:table-cell-properties fo:border-bottom="0.002cm solid #000000" fo:background-color="transparent" fo:border-left="none" fo:border-right="none" fo:border-top="none"/>
    </style:style>
    <style:style style:name="ce11" style:family="table-cell" style:parent-style-name="Default" style:data-style-name="N115">
      <style:table-cell-properties fo:border-bottom="none" fo:background-color="#ffff99" fo:border-left="none" fo:border-right="none" fo:border-top="0.002cm solid #000000"/>
    </style:style>
    <style:style style:name="ce12" style:family="table-cell" style:parent-style-name="Default" style:data-style-name="N115">
      <style:table-cell-properties fo:background-color="#ffff99"/>
    </style:style>
    <style:style style:name="ce13" style:family="table-cell" style:parent-style-name="Default" style:data-style-name="N115">
      <style:table-cell-properties fo:border-bottom="none" fo:border-left="none" fo:border-right="0.002cm solid #000000" fo:border-top="0.002cm solid #000000"/>
    </style:style>
    <style:style style:name="ce14" style:family="table-cell" style:parent-style-name="Default" style:data-style-name="N115">
      <style:table-cell-properties fo:border-bottom="none" fo:border-left="none" fo:border-right="0.002cm solid #000000" fo:border-top="none"/>
    </style:style>
    <style:style style:name="ce15" style:family="table-cell" style:parent-style-name="Default" style:data-style-name="N115">
      <style:table-cell-properties fo:border-bottom="none" fo:background-color="#00ccff" fo:border-left="none" fo:border-right="0.002cm solid #000000" fo:border-top="none"/>
    </style:style>
    <style:style style:name="ce16" style:family="table-cell" style:parent-style-name="Default" style:data-style-name="N115">
      <style:table-cell-properties fo:border-bottom="0.002cm solid #000000" fo:border-left="none" fo:border-right="0.002cm solid #000000" fo:border-top="none"/>
    </style:style>
    <style:style style:name="ce17" style:family="table-cell" style:parent-style-name="Default" style:data-style-name="N115">
      <style:table-cell-properties fo:border-bottom="none" fo:background-color="transparent" fo:border-left="none" fo:border-right="0.002cm solid #000000" fo:border-top="none"/>
    </style:style>
    <style:style style:name="ce18" style:family="table-cell" style:parent-style-name="Default" style:data-style-name="N115">
      <style:table-cell-properties fo:border-bottom="none" fo:background-color="#00ccff" fo:border-left="0.002cm solid #000000" fo:border-right="none" fo:border-top="none"/>
    </style:style>
    <style:style style:name="ce19" style:family="table-cell" style:parent-style-name="Default" style:data-style-name="N115">
      <style:table-cell-properties fo:border-bottom="0.002cm solid #000000" fo:background-color="transparent" fo:border-left="0.002cm solid #000000" fo:border-right="none" fo:border-top="none"/>
    </style:style>
    <style:style style:name="ce20" style:family="table-cell" style:parent-style-name="Default" style:data-style-name="N115">
      <style:table-cell-properties fo:border-bottom="none" fo:background-color="transparent" fo:border-left="0.002cm solid #000000" fo:border-right="none" fo:border-top="none"/>
    </style:style>
    <style:style style:name="ce21" style:family="table-cell" style:parent-style-name="Default" style:data-style-name="N115">
      <style:table-cell-properties fo:border-bottom="none" fo:background-color="#ffff99" fo:border-left="0.002cm solid #000000" fo:border-right="none" fo:border-top="none"/>
    </style:style>
    <style:style style:name="ce22" style:family="table-cell" style:parent-style-name="Default" style:data-style-name="N115">
      <style:table-cell-properties fo:border-bottom="0.002cm solid #000000" fo:background-color="#ffff99" fo:border-left="0.002cm solid #000000" fo:border-right="none" fo:border-top="none"/>
    </style:style>
    <style:style style:name="ce23" style:family="table-cell" style:parent-style-name="Default" style:data-style-name="N115">
      <style:table-cell-properties fo:border-bottom="0.002cm solid #000000" fo:border-left="0.002cm solid #000000" fo:border-right="none" fo:border-top="0.002cm solid #000000"/>
    </style:style>
    <style:style style:name="ce24" style:family="table-cell" style:parent-style-name="Default" style:data-style-name="N115">
      <style:table-cell-properties fo:border-bottom="0.002cm solid #000000" fo:border-left="none" fo:border-right="none" fo:border-top="0.002cm solid #000000"/>
    </style:style>
    <style:style style:name="ce25" style:family="table-cell" style:parent-style-name="Default" style:data-style-name="N115">
      <style:table-cell-properties fo:border-bottom="0.002cm solid #000000" fo:border-left="none" fo:border-right="0.002cm solid #000000" fo:border-top="0.002cm solid #000000"/>
    </style:style>
  </office:automatic-styles>
  <office:body>
    <office:spreadsheet>
      <table:tracked-changes>
        <table:cell-content-change table:id="ct1">
          <table:cell-address table:column="15" table:row="36" table:table="0"/>
          <office:change-info>
            <dc:creator> </dc:creator>
            <dc:date>2016-05-07T19:52:48.59</dc:date>
          </office:change-info>
          <table:previous>
            <table:change-track-table-cell/>
          </table:previous>
        </table:cell-content-change>
        <table:cell-content-change table:id="ct2">
          <table:cell-address table:column="16" table:row="36" table:table="0"/>
          <office:change-info>
            <dc:creator> </dc:creator>
            <dc:date>2016-05-07T19:53:43.41</dc:date>
          </office:change-info>
          <table:previous>
            <table:change-track-table-cell/>
          </table:previous>
        </table:cell-content-change>
        <table:cell-content-change table:id="ct3">
          <table:cell-address table:column="17" table:row="36" table:table="0"/>
          <office:change-info>
            <dc:creator> </dc:creator>
            <dc:date>2016-05-07T19:53:46.82</dc:date>
          </office:change-info>
          <table:previous>
            <table:change-track-table-cell/>
          </table:previous>
        </table:cell-content-change>
        <table:cell-content-change table:id="ct4">
          <table:cell-address table:column="17" table:row="35" table:table="0"/>
          <office:change-info>
            <dc:creator> </dc:creator>
            <dc:date>2016-05-07T19:55:00.54</dc:date>
          </office:change-info>
          <table:previous>
            <table:change-track-table-cell table:cell-address="Sheet1.R36" table:formula="of:= 1199901 - [.P36] - [.Q36]" office:value-type="float" office:value="10872"/>
          </table:previous>
        </table:cell-content-change>
        <table:cell-content-change table:id="ct5">
          <table:cell-address table:column="15" table:row="36" table:table="0"/>
          <office:change-info>
            <dc:creator> </dc:creator>
            <dc:date>2016-05-07T19:57:57.61</dc:date>
          </office:change-info>
          <table:previous table:id="ct1">
            <table:change-track-table-cell office:value-type="float" office:value="1.417"/>
          </table:previous>
        </table:cell-content-change>
        <table:cell-content-change table:id="ct6">
          <table:cell-address table:column="18" table:row="36" table:table="0"/>
          <office:change-info>
            <dc:creator> </dc:creator>
            <dc:date>2016-05-07T19:59:21.30</dc:date>
          </office:change-info>
          <table:previous>
            <table:change-track-table-cell/>
          </table:previous>
        </table:cell-content-change>
        <table:cell-content-change table:id="ct7">
          <table:cell-address table:column="6" table:row="35" table:table="0"/>
          <office:change-info>
            <dc:creator> </dc:creator>
            <dc:date>2016-05-07T19:59:31.05</dc:date>
          </office:change-info>
          <table:previous>
            <table:change-track-table-cell office:value-type="float" office:value="1204317"/>
          </table:previous>
        </table:cell-content-change>
        <table:cell-content-change table:id="ct8">
          <table:cell-address table:column="5" table:row="35" table:table="0"/>
          <office:change-info>
            <dc:creator> </dc:creator>
            <dc:date>2016-05-07T20:00:08.57</dc:date>
          </office:change-info>
          <table:previous>
            <table:change-track-table-cell office:value-type="float" office:value="1.455"/>
          </table:previous>
        </table:cell-content-change>
        <table:cell-content-change table:id="ct9">
          <table:cell-address table:column="15" table:row="30" table:table="0"/>
          <office:change-info>
            <dc:creator> </dc:creator>
            <dc:date>2016-05-07T22:15:36.53</dc:date>
          </office:change-info>
          <table:previous>
            <table:change-track-table-cell/>
          </table:previous>
        </table:cell-content-change>
        <table:cell-content-change table:id="ct10">
          <table:cell-address table:column="16" table:row="30" table:table="0"/>
          <office:change-info>
            <dc:creator> </dc:creator>
            <dc:date>2016-05-07T22:16:11.27</dc:date>
          </office:change-info>
          <table:previous>
            <table:change-track-table-cell/>
          </table:previous>
        </table:cell-content-change>
        <table:cell-content-change table:id="ct11">
          <table:cell-address table:column="17" table:row="30" table:table="0"/>
          <office:change-info>
            <dc:creator> </dc:creator>
            <dc:date>2016-05-07T22:16:46.01</dc:date>
          </office:change-info>
          <table:previous>
            <table:change-track-table-cell/>
          </table:previous>
        </table:cell-content-change>
        <table:cell-content-change table:id="ct12">
          <table:cell-address table:column="17" table:row="29" table:table="0"/>
          <office:change-info>
            <dc:creator> </dc:creator>
            <dc:date>2016-05-07T22:16:52.50</dc:date>
          </office:change-info>
          <table:previous>
            <table:change-track-table-cell table:cell-address="Sheet1.R30" table:formula="of:= 150770 - [.P30] - [.Q30]" office:value-type="float" office:value="1995"/>
          </table:previous>
        </table:cell-content-change>
        <table:cell-content-change table:id="ct13">
          <table:cell-address table:column="6" table:row="29" table:table="0"/>
          <office:change-info>
            <dc:creator> </dc:creator>
            <dc:date>2016-05-07T22:17:45.25</dc:date>
          </office:change-info>
          <table:previous>
            <table:change-track-table-cell office:value-type="float" office:value="153868"/>
          </table:previous>
        </table:cell-content-change>
        <table:cell-content-change table:id="ct14">
          <table:cell-address table:column="18" table:row="30" table:table="0"/>
          <office:change-info>
            <dc:creator> </dc:creator>
            <dc:date>2016-05-07T22:17:56.57</dc:date>
          </office:change-info>
          <table:previous>
            <table:change-track-table-cell/>
          </table:previous>
        </table:cell-content-change>
        <table:cell-content-change table:id="ct15">
          <table:cell-address table:column="5" table:row="29" table:table="0"/>
          <office:change-info>
            <dc:creator> </dc:creator>
            <dc:date>2016-05-07T22:18:47.66</dc:date>
          </office:change-info>
          <table:previous>
            <table:change-track-table-cell office:value-type="float" office:value="0.322"/>
          </table:previous>
        </table:cell-content-change>
        <table:cell-content-change table:id="ct16">
          <table:cell-address table:column="16" table:row="30" table:table="0"/>
          <office:change-info>
            <dc:creator> </dc:creator>
            <dc:date>2016-05-07T22:19:21.34</dc:date>
          </office:change-info>
          <table:previous table:id="ct10">
            <table:change-track-table-cell office:value-type="string">
              <text:p>&lt; 0,001</text:p>
            </table:change-track-table-cell>
          </table:previous>
        </table:cell-content-change>
        <table:cell-content-change table:id="ct17">
          <table:cell-address table:column="5" table:row="29" table:table="0"/>
          <office:change-info>
            <dc:creator> </dc:creator>
            <dc:date>2016-05-07T22:19:31.54</dc:date>
          </office:change-info>
          <table:previous table:id="ct15">
            <table:change-track-table-cell table:cell-address="Sheet1.F30" table:formula="of:=[.P30:.R31]" office:value-type="float" office:value="0"/>
          </table:previous>
        </table:cell-content-change>
        <table:cell-content-change table:id="ct18">
          <table:cell-address table:column="5" table:row="29" table:table="0"/>
          <office:change-info>
            <dc:creator> </dc:creator>
            <dc:date>2016-05-07T22:20:02.17</dc:date>
          </office:change-info>
          <table:previous table:id="ct17">
            <table:change-track-table-cell table:cell-address="Sheet1.F30" table:formula="of:=[.P31:.S31]" office:value-type="float" office:value="0"/>
          </table:previous>
        </table:cell-content-change>
        <table:cell-content-change table:id="ct19">
          <table:cell-address table:column="15" table:row="6" table:table="0"/>
          <office:change-info>
            <dc:creator> </dc:creator>
            <dc:date>2016-05-08T14:42:31.62</dc:date>
          </office:change-info>
          <table:previous>
            <table:change-track-table-cell/>
          </table:previous>
        </table:cell-content-change>
        <table:cell-content-change table:id="ct20">
          <table:cell-address table:column="16" table:row="6" table:table="0"/>
          <office:change-info>
            <dc:creator> </dc:creator>
            <dc:date>2016-05-08T14:45:29.93</dc:date>
          </office:change-info>
          <table:previous>
            <table:change-track-table-cell/>
          </table:previous>
        </table:cell-content-change>
        <table:cell-content-change table:id="ct21">
          <table:cell-address table:column="17" table:row="6" table:table="0"/>
          <office:change-info>
            <dc:creator> </dc:creator>
            <dc:date>2016-05-08T14:46:29.59</dc:date>
          </office:change-info>
          <table:previous>
            <table:change-track-table-cell/>
          </table:previous>
        </table:cell-content-change>
        <table:cell-content-change table:id="ct22">
          <table:cell-address table:column="18" table:row="6" table:table="0"/>
          <office:change-info>
            <dc:creator> </dc:creator>
            <dc:date>2016-05-08T15:22:56.37</dc:date>
          </office:change-info>
          <table:previous>
            <table:change-track-table-cell/>
          </table:previous>
        </table:cell-content-change>
        <table:cell-content-change table:id="ct23">
          <table:cell-address table:column="5" table:row="5" table:table="0"/>
          <office:change-info>
            <dc:creator> </dc:creator>
            <dc:date>2016-05-08T15:23:18.26</dc:date>
          </office:change-info>
          <table:previous>
            <table:change-track-table-cell office:value-type="float" office:value="0.203"/>
          </table:previous>
        </table:cell-content-change>
        <table:cell-content-change table:id="ct24">
          <table:cell-address table:column="8" table:row="5" table:table="0"/>
          <office:change-info>
            <dc:creator> </dc:creator>
            <dc:date>2016-05-08T15:24:10.93</dc:date>
          </office:change-info>
          <table:previous>
            <table:change-track-table-cell office:value-type="float" office:value="33"/>
          </table:previous>
        </table:cell-content-change>
        <table:cell-content-change table:id="ct25">
          <table:cell-address table:column="15" table:row="12" table:table="0"/>
          <office:change-info>
            <dc:creator> </dc:creator>
            <dc:date>2016-05-08T16:28:36.22</dc:date>
          </office:change-info>
          <table:previous>
            <table:change-track-table-cell/>
          </table:previous>
        </table:cell-content-change>
        <table:cell-content-change table:id="ct26">
          <table:cell-address table:column="16" table:row="12" table:table="0"/>
          <office:change-info>
            <dc:creator> </dc:creator>
            <dc:date>2016-05-08T16:28:58.92</dc:date>
          </office:change-info>
          <table:previous>
            <table:change-track-table-cell/>
          </table:previous>
        </table:cell-content-change>
        <table:cell-content-change table:id="ct27">
          <table:cell-address table:column="17" table:row="12" table:table="0"/>
          <office:change-info>
            <dc:creator> </dc:creator>
            <dc:date>2016-05-08T16:29:14</dc:date>
          </office:change-info>
          <table:previous>
            <table:change-track-table-cell/>
          </table:previous>
        </table:cell-content-change>
        <table:cell-content-change table:id="ct28">
          <table:cell-address table:column="18" table:row="12" table:table="0"/>
          <office:change-info>
            <dc:creator> </dc:creator>
            <dc:date>2016-05-08T16:29:43.68</dc:date>
          </office:change-info>
          <table:previous>
            <table:change-track-table-cell/>
          </table:previous>
        </table:cell-content-change>
        <table:cell-content-change table:id="ct29">
          <table:cell-address table:column="5" table:row="11" table:table="0"/>
          <office:change-info>
            <dc:creator> </dc:creator>
            <dc:date>2016-05-08T16:30:09.95</dc:date>
          </office:change-info>
          <table:previous>
            <table:change-track-table-cell office:value-type="float" office:value="0.43"/>
          </table:previous>
        </table:cell-content-change>
        <table:insertion table:id="ct30" table:type="row" table:position="85" table:table="0">
          <office:change-info>
            <dc:creator> </dc:creator>
            <dc:date>2016-05-08T16:53:42.19</dc:date>
          </office:change-info>
          <table:dependencies>
            <table:dependence table:id="ct464"/>
            <table:dependence table:id="ct461"/>
            <table:dependence table:id="ct458"/>
            <table:dependence table:id="ct455"/>
            <table:dependence table:id="ct204"/>
            <table:dependence table:id="ct203"/>
            <table:dependence table:id="ct202"/>
            <table:dependence table:id="ct201"/>
            <table:dependence table:id="ct123"/>
            <table:dependence table:id="ct118"/>
            <table:dependence table:id="ct113"/>
            <table:dependence table:id="ct108"/>
            <table:dependence table:id="ct103"/>
            <table:dependence table:id="ct98"/>
            <table:dependence table:id="ct93"/>
            <table:dependence table:id="ct88"/>
            <table:dependence table:id="ct83"/>
            <table:dependence table:id="ct78"/>
            <table:dependence table:id="ct73"/>
            <table:dependence table:id="ct68"/>
            <table:dependence table:id="ct63"/>
            <table:dependence table:id="ct58"/>
            <table:dependence table:id="ct53"/>
            <table:dependence table:id="ct48"/>
            <table:dependence table:id="ct43"/>
          </table:dependencies>
        </table:insertion>
        <table:insertion table:id="ct31" table:type="row" table:position="84" table:table="0">
          <office:change-info>
            <dc:creator> </dc:creator>
            <dc:date>2016-05-08T16:53:45.50</dc:date>
          </office:change-info>
          <table:dependencies>
            <table:dependence table:id="ct608"/>
            <table:dependence table:id="ct607"/>
            <table:dependence table:id="ct606"/>
            <table:dependence table:id="ct605"/>
            <table:dependence table:id="ct604"/>
            <table:dependence table:id="ct603"/>
            <table:dependence table:id="ct602"/>
            <table:dependence table:id="ct601"/>
            <table:dependence table:id="ct233"/>
            <table:dependence table:id="ct232"/>
            <table:dependence table:id="ct195"/>
            <table:dependence table:id="ct193"/>
            <table:dependence table:id="ct191"/>
            <table:dependence table:id="ct188"/>
            <table:dependence table:id="ct187"/>
            <table:dependence table:id="ct122"/>
            <table:dependence table:id="ct117"/>
            <table:dependence table:id="ct112"/>
            <table:dependence table:id="ct107"/>
            <table:dependence table:id="ct102"/>
            <table:dependence table:id="ct97"/>
            <table:dependence table:id="ct92"/>
            <table:dependence table:id="ct87"/>
            <table:dependence table:id="ct82"/>
            <table:dependence table:id="ct77"/>
            <table:dependence table:id="ct72"/>
            <table:dependence table:id="ct67"/>
            <table:dependence table:id="ct62"/>
            <table:dependence table:id="ct57"/>
            <table:dependence table:id="ct52"/>
            <table:dependence table:id="ct47"/>
            <table:dependence table:id="ct42"/>
          </table:dependencies>
        </table:insertion>
        <table:insertion table:id="ct32" table:type="row" table:position="83" table:table="0">
          <office:change-info>
            <dc:creator> </dc:creator>
            <dc:date>2016-05-08T16:53:47.83</dc:date>
          </office:change-info>
          <table:dependencies>
            <table:dependence table:id="ct463"/>
            <table:dependence table:id="ct460"/>
            <table:dependence table:id="ct457"/>
            <table:dependence table:id="ct454"/>
            <table:dependence table:id="ct200"/>
            <table:dependence table:id="ct199"/>
            <table:dependence table:id="ct198"/>
            <table:dependence table:id="ct197"/>
            <table:dependence table:id="ct196"/>
            <table:dependence table:id="ct194"/>
            <table:dependence table:id="ct192"/>
            <table:dependence table:id="ct190"/>
            <table:dependence table:id="ct189"/>
            <table:dependence table:id="ct186"/>
            <table:dependence table:id="ct121"/>
            <table:dependence table:id="ct116"/>
            <table:dependence table:id="ct111"/>
            <table:dependence table:id="ct106"/>
            <table:dependence table:id="ct101"/>
            <table:dependence table:id="ct96"/>
            <table:dependence table:id="ct91"/>
            <table:dependence table:id="ct86"/>
            <table:dependence table:id="ct81"/>
            <table:dependence table:id="ct76"/>
            <table:dependence table:id="ct71"/>
            <table:dependence table:id="ct66"/>
            <table:dependence table:id="ct61"/>
            <table:dependence table:id="ct56"/>
            <table:dependence table:id="ct51"/>
            <table:dependence table:id="ct46"/>
            <table:dependence table:id="ct41"/>
          </table:dependencies>
        </table:insertion>
        <table:insertion table:id="ct33" table:type="row" table:position="82" table:table="0">
          <office:change-info>
            <dc:creator> </dc:creator>
            <dc:date>2016-05-08T16:53:50.08</dc:date>
          </office:change-info>
          <table:dependencies>
            <table:dependence table:id="ct462"/>
            <table:dependence table:id="ct459"/>
            <table:dependence table:id="ct456"/>
            <table:dependence table:id="ct453"/>
            <table:dependence table:id="ct185"/>
            <table:dependence table:id="ct184"/>
            <table:dependence table:id="ct183"/>
            <table:dependence table:id="ct182"/>
            <table:dependence table:id="ct181"/>
            <table:dependence table:id="ct120"/>
            <table:dependence table:id="ct115"/>
            <table:dependence table:id="ct110"/>
            <table:dependence table:id="ct105"/>
            <table:dependence table:id="ct100"/>
            <table:dependence table:id="ct95"/>
            <table:dependence table:id="ct90"/>
            <table:dependence table:id="ct85"/>
            <table:dependence table:id="ct80"/>
            <table:dependence table:id="ct75"/>
            <table:dependence table:id="ct70"/>
            <table:dependence table:id="ct65"/>
            <table:dependence table:id="ct60"/>
            <table:dependence table:id="ct55"/>
            <table:dependence table:id="ct50"/>
            <table:dependence table:id="ct45"/>
            <table:dependence table:id="ct40"/>
          </table:dependencies>
        </table:insertion>
        <table:insertion table:id="ct34" table:type="row" table:position="81" table:table="0">
          <office:change-info>
            <dc:creator> </dc:creator>
            <dc:date>2016-05-08T16:54:02.11</dc:date>
          </office:change-info>
          <table:dependencies>
            <table:dependence table:id="ct452"/>
            <table:dependence table:id="ct451"/>
            <table:dependence table:id="ct450"/>
            <table:dependence table:id="ct449"/>
            <table:dependence table:id="ct180"/>
            <table:dependence table:id="ct179"/>
            <table:dependence table:id="ct178"/>
            <table:dependence table:id="ct177"/>
            <table:dependence table:id="ct176"/>
            <table:dependence table:id="ct175"/>
            <table:dependence table:id="ct140"/>
            <table:dependence table:id="ct119"/>
            <table:dependence table:id="ct114"/>
            <table:dependence table:id="ct109"/>
            <table:dependence table:id="ct104"/>
            <table:dependence table:id="ct99"/>
            <table:dependence table:id="ct94"/>
            <table:dependence table:id="ct89"/>
            <table:dependence table:id="ct84"/>
            <table:dependence table:id="ct79"/>
            <table:dependence table:id="ct74"/>
            <table:dependence table:id="ct69"/>
            <table:dependence table:id="ct64"/>
            <table:dependence table:id="ct59"/>
            <table:dependence table:id="ct54"/>
            <table:dependence table:id="ct49"/>
            <table:dependence table:id="ct44"/>
            <table:dependence table:id="ct39"/>
            <table:dependence table:id="ct38"/>
            <table:dependence table:id="ct37"/>
            <table:dependence table:id="ct36"/>
          </table:dependencies>
        </table:insertion>
        <table:insertion table:id="ct35" table:type="row" table:position="80" table:table="0">
          <office:change-info>
            <dc:creator> </dc:creator>
            <dc:date>2016-05-08T16:54:05.89</dc:date>
          </office:change-info>
        </table:insertion>
        <table:cell-content-change table:id="ct36">
          <table:cell-address table:column="1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9">
          <table:cell-address table:column="4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0">
          <table:cell-address table:column="4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3">
          <table:cell-address table:column="4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4">
          <table:cell-address table:column="5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5">
          <table:cell-address table:column="5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6">
          <table:cell-address table:column="5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7">
          <table:cell-address table:column="5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8">
          <table:cell-address table:column="5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9">
          <table:cell-address table:column="6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0">
          <table:cell-address table:column="6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1">
          <table:cell-address table:column="6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2">
          <table:cell-address table:column="6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3">
          <table:cell-address table:column="6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4">
          <table:cell-address table:column="7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5">
          <table:cell-address table:column="7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6">
          <table:cell-address table:column="7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7">
          <table:cell-address table:column="7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8">
          <table:cell-address table:column="7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9">
          <table:cell-address table:column="8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0">
          <table:cell-address table:column="8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1">
          <table:cell-address table:column="8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2">
          <table:cell-address table:column="8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3">
          <table:cell-address table:column="8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4">
          <table:cell-address table:column="10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5">
          <table:cell-address table:column="10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6">
          <table:cell-address table:column="10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7">
          <table:cell-address table:column="10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8">
          <table:cell-address table:column="10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9">
          <table:cell-address table:column="11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0">
          <table:cell-address table:column="11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1">
          <table:cell-address table:column="11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2">
          <table:cell-address table:column="11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3">
          <table:cell-address table:column="11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4">
          <table:cell-address table:column="12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5">
          <table:cell-address table:column="12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6">
          <table:cell-address table:column="12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7">
          <table:cell-address table:column="12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8">
          <table:cell-address table:column="12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9">
          <table:cell-address table:column="13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0">
          <table:cell-address table:column="13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1">
          <table:cell-address table:column="13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2">
          <table:cell-address table:column="13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3">
          <table:cell-address table:column="13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4">
          <table:cell-address table:column="5" table:row="81" table:table="0"/>
          <office:change-info>
            <dc:creator> </dc:creator>
            <dc:date>2016-05-08T16:54:27.35</dc:date>
          </office:change-info>
          <table:previous table:id="ct44">
            <table:change-track-table-cell office:value-type="float" office:value="0.002"/>
          </table:previous>
        </table:cell-content-change>
        <table:cell-content-change table:id="ct85">
          <table:cell-address table:column="5" table:row="82" table:table="0"/>
          <office:change-info>
            <dc:creator> </dc:creator>
            <dc:date>2016-05-08T16:54:27.35</dc:date>
          </office:change-info>
          <table:previous table:id="ct45">
            <table:change-track-table-cell office:value-type="float" office:value="0.003"/>
          </table:previous>
        </table:cell-content-change>
        <table:cell-content-change table:id="ct86">
          <table:cell-address table:column="5" table:row="83" table:table="0"/>
          <office:change-info>
            <dc:creator> </dc:creator>
            <dc:date>2016-05-08T16:54:27.35</dc:date>
          </office:change-info>
          <table:previous table:id="ct46">
            <table:change-track-table-cell office:value-type="float" office:value="0.051"/>
          </table:previous>
        </table:cell-content-change>
        <table:cell-content-change table:id="ct87">
          <table:cell-address table:column="5" table:row="84" table:table="0"/>
          <office:change-info>
            <dc:creator> </dc:creator>
            <dc:date>2016-05-08T16:54:27.35</dc:date>
          </office:change-info>
          <table:previous table:id="ct47">
            <table:change-track-table-cell office:value-type="float" office:value="43.648"/>
          </table:previous>
        </table:cell-content-change>
        <table:cell-content-change table:id="ct88">
          <table:cell-address table:column="5" table:row="85" table:table="0"/>
          <office:change-info>
            <dc:creator> </dc:creator>
            <dc:date>2016-05-08T16:54:27.35</dc:date>
          </office:change-info>
          <table:previous table:id="ct48">
            <table:change-track-table-cell office:value-type="float" office:value="0.006"/>
          </table:previous>
        </table:cell-content-change>
        <table:cell-content-change table:id="ct89">
          <table:cell-address table:column="6" table:row="81" table:table="0"/>
          <office:change-info>
            <dc:creator> </dc:creator>
            <dc:date>2016-05-08T16:54:27.35</dc:date>
          </office:change-info>
          <table:previous table:id="ct49">
            <table:change-track-table-cell office:value-type="float" office:value="407"/>
          </table:previous>
        </table:cell-content-change>
        <table:cell-content-change table:id="ct90">
          <table:cell-address table:column="6" table:row="82" table:table="0"/>
          <office:change-info>
            <dc:creator> </dc:creator>
            <dc:date>2016-05-08T16:54:27.35</dc:date>
          </office:change-info>
          <table:previous table:id="ct50">
            <table:change-track-table-cell office:value-type="float" office:value="412"/>
          </table:previous>
        </table:cell-content-change>
        <table:cell-content-change table:id="ct91">
          <table:cell-address table:column="6" table:row="83" table:table="0"/>
          <office:change-info>
            <dc:creator> </dc:creator>
            <dc:date>2016-05-08T16:54:27.35</dc:date>
          </office:change-info>
          <table:previous table:id="ct51">
            <table:change-track-table-cell office:value-type="float" office:value="27919"/>
          </table:previous>
        </table:cell-content-change>
        <table:cell-content-change table:id="ct92">
          <table:cell-address table:column="6" table:row="84" table:table="0"/>
          <office:change-info>
            <dc:creator> </dc:creator>
            <dc:date>2016-05-08T16:54:27.35</dc:date>
          </office:change-info>
          <table:previous table:id="ct52">
            <table:change-track-table-cell office:value-type="float" office:value="38502711"/>
          </table:previous>
        </table:cell-content-change>
        <table:cell-content-change table:id="ct93">
          <table:cell-address table:column="6" table:row="85" table:table="0"/>
          <office:change-info>
            <dc:creator> </dc:creator>
            <dc:date>2016-05-08T16:54:27.35</dc:date>
          </office:change-info>
          <table:previous table:id="ct53">
            <table:change-track-table-cell office:value-type="float" office:value="3686"/>
          </table:previous>
        </table:cell-content-change>
        <table:cell-content-change table:id="ct94">
          <table:cell-address table:column="7" table:row="81" table:table="0"/>
          <office:change-info>
            <dc:creator> </dc:creator>
            <dc:date>2016-05-08T16:54:27.35</dc:date>
          </office:change-info>
          <table:previous table:id="ct54">
            <table:change-track-table-cell office:value-type="float" office:value="90.8528671"/>
          </table:previous>
        </table:cell-content-change>
        <table:cell-content-change table:id="ct95">
          <table:cell-address table:column="7" table:row="82" table:table="0"/>
          <office:change-info>
            <dc:creator> </dc:creator>
            <dc:date>2016-05-08T16:54:27.35</dc:date>
          </office:change-info>
          <table:previous table:id="ct55">
            <table:change-track-table-cell office:value-type="float" office:value="89.6593628"/>
          </table:previous>
        </table:cell-content-change>
        <table:cell-content-change table:id="ct96">
          <table:cell-address table:column="7" table:row="83" table:table="0"/>
          <office:change-info>
            <dc:creator> </dc:creator>
            <dc:date>2016-05-08T16:54:27.35</dc:date>
          </office:change-info>
          <table:previous table:id="ct56">
            <table:change-track-table-cell office:value-type="float" office:value="93.7817383"/>
          </table:previous>
        </table:cell-content-change>
        <table:cell-content-change table:id="ct97">
          <table:cell-address table:column="7" table:row="84" table:table="0"/>
          <office:change-info>
            <dc:creator> </dc:creator>
            <dc:date>2016-05-08T16:54:27.35</dc:date>
          </office:change-info>
          <table:previous table:id="ct57">
            <table:change-track-table-cell office:value-type="float" office:value="90.8528671"/>
          </table:previous>
        </table:cell-content-change>
        <table:cell-content-change table:id="ct98">
          <table:cell-address table:column="7" table:row="85" table:table="0"/>
          <office:change-info>
            <dc:creator> </dc:creator>
            <dc:date>2016-05-08T16:54:27.35</dc:date>
          </office:change-info>
          <table:previous table:id="ct58">
            <table:change-track-table-cell office:value-type="float" office:value="90.8528671"/>
          </table:previous>
        </table:cell-content-change>
        <table:cell-content-change table:id="ct99">
          <table:cell-address table:column="8" table:row="81" table:table="0"/>
          <office:change-info>
            <dc:creator> </dc:creator>
            <dc:date>2016-05-08T16:54:27.35</dc:date>
          </office:change-info>
          <table:previous table:id="ct59">
            <table:change-track-table-cell office:value-type="float" office:value="66"/>
          </table:previous>
        </table:cell-content-change>
        <table:cell-content-change table:id="ct100">
          <table:cell-address table:column="8" table:row="82" table:table="0"/>
          <office:change-info>
            <dc:creator> </dc:creator>
            <dc:date>2016-05-08T16:54:27.35</dc:date>
          </office:change-info>
          <table:previous table:id="ct60">
            <table:change-track-table-cell office:value-type="float" office:value="18"/>
          </table:previous>
        </table:cell-content-change>
        <table:cell-content-change table:id="ct101">
          <table:cell-address table:column="8" table:row="83" table:table="0"/>
          <office:change-info>
            <dc:creator> </dc:creator>
            <dc:date>2016-05-08T16:54:27.35</dc:date>
          </office:change-info>
          <table:previous table:id="ct61">
            <table:change-track-table-cell office:value-type="float" office:value="716"/>
          </table:previous>
        </table:cell-content-change>
        <table:cell-content-change table:id="ct102">
          <table:cell-address table:column="8" table:row="84" table:table="0"/>
          <office:change-info>
            <dc:creator> </dc:creator>
            <dc:date>2016-05-08T16:54:27.35</dc:date>
          </office:change-info>
          <table:previous table:id="ct62">
            <table:change-track-table-cell office:value-type="float" office:value="66"/>
          </table:previous>
        </table:cell-content-change>
        <table:cell-content-change table:id="ct103">
          <table:cell-address table:column="8" table:row="85" table:table="0"/>
          <office:change-info>
            <dc:creator> </dc:creator>
            <dc:date>2016-05-08T16:54:27.35</dc:date>
          </office:change-info>
          <table:previous table:id="ct63">
            <table:change-track-table-cell office:value-type="float" office:value="66"/>
          </table:previous>
        </table:cell-content-change>
        <table:cell-content-change table:id="ct104">
          <table:cell-address table:column="10" table:row="81" table:table="0"/>
          <office:change-info>
            <dc:creator> </dc:creator>
            <dc:date>2016-05-08T16:54:27.35</dc:date>
          </office:change-info>
          <table:previous table:id="ct64">
            <table:change-track-table-cell office:value-type="float" office:value="1"/>
          </table:previous>
        </table:cell-content-change>
        <table:cell-content-change table:id="ct105">
          <table:cell-address table:column="10" table:row="82" table:table="0"/>
          <office:change-info>
            <dc:creator> </dc:creator>
            <dc:date>2016-05-08T16:54:27.35</dc:date>
          </office:change-info>
          <table:previous table:id="ct65">
            <table:change-track-table-cell table:cell-address="Sheet1.K83" table:formula="of:=[.F83]/[.F82]" office:value-type="float" office:value="1"/>
          </table:previous>
        </table:cell-content-change>
        <table:cell-content-change table:id="ct106">
          <table:cell-address table:column="10" table:row="83" table:table="0"/>
          <office:change-info>
            <dc:creator> </dc:creator>
            <dc:date>2016-05-08T16:54:27.35</dc:date>
          </office:change-info>
          <table:previous table:id="ct66">
            <table:change-track-table-cell table:cell-address="Sheet1.K84" table:formula="of:=[.F84]/[.F82]" office:value-type="float" office:value="34.5"/>
          </table:previous>
        </table:cell-content-change>
        <table:cell-content-change table:id="ct107">
          <table:cell-address table:column="10" table:row="84" table:table="0"/>
          <office:change-info>
            <dc:creator> </dc:creator>
            <dc:date>2016-05-08T16:54:27.35</dc:date>
          </office:change-info>
          <table:previous table:id="ct67">
            <table:change-track-table-cell table:cell-address="Sheet1.K85" table:formula="of:=[.F85]/[.F82]" office:value-type="float" office:value="0"/>
          </table:previous>
        </table:cell-content-change>
        <table:cell-content-change table:id="ct108">
          <table:cell-address table:column="10" table:row="85" table:table="0"/>
          <office:change-info>
            <dc:creator> </dc:creator>
            <dc:date>2016-05-08T16:54:27.35</dc:date>
          </office:change-info>
          <table:previous table:id="ct68">
            <table:change-track-table-cell table:cell-address="Sheet1.K86" table:formula="of:=[.F86]/[.F82]" office:value-type="float" office:value="3"/>
          </table:previous>
        </table:cell-content-change>
        <table:cell-content-change table:id="ct109">
          <table:cell-address table:column="11" table:row="81" table:table="0"/>
          <office:change-info>
            <dc:creator> </dc:creator>
            <dc:date>2016-05-08T16:54:27.35</dc:date>
          </office:change-info>
          <table:previous table:id="ct69">
            <table:change-track-table-cell office:value-type="float" office:value="1"/>
          </table:previous>
        </table:cell-content-change>
        <table:cell-content-change table:id="ct110">
          <table:cell-address table:column="11" table:row="82" table:table="0"/>
          <office:change-info>
            <dc:creator> </dc:creator>
            <dc:date>2016-05-08T16:54:27.35</dc:date>
          </office:change-info>
          <table:previous table:id="ct70">
            <table:change-track-table-cell table:cell-address="Sheet1.L83" table:formula="of:=[.G83]/[.G82]" office:value-type="float" office:value="0.752"/>
          </table:previous>
        </table:cell-content-change>
        <table:cell-content-change table:id="ct111">
          <table:cell-address table:column="11" table:row="83" table:table="0"/>
          <office:change-info>
            <dc:creator> </dc:creator>
            <dc:date>2016-05-08T16:54:27.35</dc:date>
          </office:change-info>
          <table:previous table:id="ct71">
            <table:change-track-table-cell table:cell-address="Sheet1.L84" table:formula="of:=[.G84]/[.G82]" office:value-type="float" office:value="69.06"/>
          </table:previous>
        </table:cell-content-change>
        <table:cell-content-change table:id="ct112">
          <table:cell-address table:column="11" table:row="84" table:table="0"/>
          <office:change-info>
            <dc:creator> </dc:creator>
            <dc:date>2016-05-08T16:54:27.35</dc:date>
          </office:change-info>
          <table:previous table:id="ct72">
            <table:change-track-table-cell table:cell-address="Sheet1.L85" table:formula="of:=[.G85]/[.G82]" office:value-type="float" office:value="0"/>
          </table:previous>
        </table:cell-content-change>
        <table:cell-content-change table:id="ct113">
          <table:cell-address table:column="11" table:row="85" table:table="0"/>
          <office:change-info>
            <dc:creator> </dc:creator>
            <dc:date>2016-05-08T16:54:27.35</dc:date>
          </office:change-info>
          <table:previous table:id="ct73">
            <table:change-track-table-cell table:cell-address="Sheet1.L86" table:formula="of:=[.G86]/[.G82]" office:value-type="float" office:value="6.161"/>
          </table:previous>
        </table:cell-content-change>
        <table:cell-content-change table:id="ct114">
          <table:cell-address table:column="12" table:row="81" table:table="0"/>
          <office:change-info>
            <dc:creator> </dc:creator>
            <dc:date>2016-05-08T16:54:27.35</dc:date>
          </office:change-info>
          <table:previous table:id="ct74">
            <table:change-track-table-cell office:value-type="float" office:value="1"/>
          </table:previous>
        </table:cell-content-change>
        <table:cell-content-change table:id="ct115">
          <table:cell-address table:column="12" table:row="82" table:table="0"/>
          <office:change-info>
            <dc:creator> </dc:creator>
            <dc:date>2016-05-08T16:54:27.35</dc:date>
          </office:change-info>
          <table:previous table:id="ct75">
            <table:change-track-table-cell table:cell-address="Sheet1.M83" table:formula="of:=[.H83]/[.H82]" office:value-type="float" office:value="0.982"/>
          </table:previous>
        </table:cell-content-change>
        <table:cell-content-change table:id="ct116">
          <table:cell-address table:column="12" table:row="83" table:table="0"/>
          <office:change-info>
            <dc:creator> </dc:creator>
            <dc:date>2016-05-08T16:54:27.35</dc:date>
          </office:change-info>
          <table:previous table:id="ct76">
            <table:change-track-table-cell table:cell-address="Sheet1.M84" table:formula="of:=[.H84]/[.H82]" office:value-type="float" office:value="1.026"/>
          </table:previous>
        </table:cell-content-change>
        <table:cell-content-change table:id="ct117">
          <table:cell-address table:column="12" table:row="84" table:table="0"/>
          <office:change-info>
            <dc:creator> </dc:creator>
            <dc:date>2016-05-08T16:54:27.35</dc:date>
          </office:change-info>
          <table:previous table:id="ct77">
            <table:change-track-table-cell table:cell-address="Sheet1.M85" table:formula="of:=[.H85]/[.H82]" office:value-type="float" office:value="0"/>
          </table:previous>
        </table:cell-content-change>
        <table:cell-content-change table:id="ct118">
          <table:cell-address table:column="12" table:row="85" table:table="0"/>
          <office:change-info>
            <dc:creator> </dc:creator>
            <dc:date>2016-05-08T16:54:27.35</dc:date>
          </office:change-info>
          <table:previous table:id="ct78">
            <table:change-track-table-cell table:cell-address="Sheet1.M86" table:formula="of:=[.H86]/[.H82]" office:value-type="float" office:value="1"/>
          </table:previous>
        </table:cell-content-change>
        <table:cell-content-change table:id="ct119">
          <table:cell-address table:column="13" table:row="81" table:table="0"/>
          <office:change-info>
            <dc:creator> </dc:creator>
            <dc:date>2016-05-08T16:54:27.35</dc:date>
          </office:change-info>
          <table:previous table:id="ct79">
            <table:change-track-table-cell office:value-type="float" office:value="1"/>
          </table:previous>
        </table:cell-content-change>
        <table:cell-content-change table:id="ct120">
          <table:cell-address table:column="13" table:row="82" table:table="0"/>
          <office:change-info>
            <dc:creator> </dc:creator>
            <dc:date>2016-05-08T16:54:27.35</dc:date>
          </office:change-info>
          <table:previous table:id="ct80">
            <table:change-track-table-cell table:cell-address="Sheet1.N83" table:formula="of:=[.I83]/[.I82]" office:value-type="float" office:value="0.403"/>
          </table:previous>
        </table:cell-content-change>
        <table:cell-content-change table:id="ct121">
          <table:cell-address table:column="13" table:row="83" table:table="0"/>
          <office:change-info>
            <dc:creator> </dc:creator>
            <dc:date>2016-05-08T16:54:27.35</dc:date>
          </office:change-info>
          <table:previous table:id="ct81">
            <table:change-track-table-cell table:cell-address="Sheet1.N84" table:formula="of:=[.I84]/[.I82]" office:value-type="float" office:value="1.06"/>
          </table:previous>
        </table:cell-content-change>
        <table:cell-content-change table:id="ct122">
          <table:cell-address table:column="13" table:row="84" table:table="0"/>
          <office:change-info>
            <dc:creator> </dc:creator>
            <dc:date>2016-05-08T16:54:27.35</dc:date>
          </office:change-info>
          <table:previous table:id="ct82">
            <table:change-track-table-cell table:cell-address="Sheet1.N85" table:formula="of:=[.I85]/[.I82]" office:value-type="float" office:value="0"/>
          </table:previous>
        </table:cell-content-change>
        <table:cell-content-change table:id="ct123">
          <table:cell-address table:column="13" table:row="85" table:table="0"/>
          <office:change-info>
            <dc:creator> </dc:creator>
            <dc:date>2016-05-08T16:54:27.35</dc:date>
          </office:change-info>
          <table:previous table:id="ct83">
            <table:change-track-table-cell table:cell-address="Sheet1.N86" table:formula="of:=[.I86]/[.I82]" office:value-type="float" office:value="1"/>
          </table:previous>
        </table:cell-content-change>
        <table:insertion table:id="ct124" table:type="row" table:position="98" table:table="0">
          <office:change-info>
            <dc:creator> </dc:creator>
            <dc:date>2016-05-08T16:54:39.90</dc:date>
          </office:change-info>
          <table:dependencies>
            <table:dependence table:id="ct478"/>
            <table:dependence table:id="ct141"/>
          </table:dependencies>
        </table:insertion>
        <table:insertion table:id="ct125" table:type="row" table:position="97" table:table="0">
          <office:change-info>
            <dc:creator> </dc:creator>
            <dc:date>2016-05-08T16:54:42.36</dc:date>
          </office:change-info>
          <table:dependencies>
            <table:dependence table:id="ct484"/>
            <table:dependence table:id="ct481"/>
            <table:dependence table:id="ct477"/>
            <table:dependence table:id="ct471"/>
            <table:dependence table:id="ct218"/>
            <table:dependence table:id="ct217"/>
            <table:dependence table:id="ct216"/>
            <table:dependence table:id="ct215"/>
            <table:dependence table:id="ct138"/>
          </table:dependencies>
        </table:insertion>
        <table:insertion table:id="ct126" table:type="row" table:position="96" table:table="0">
          <office:change-info>
            <dc:creator> </dc:creator>
            <dc:date>2016-05-08T16:54:44.27</dc:date>
          </office:change-info>
          <table:dependencies>
            <table:dependence table:id="ct616"/>
            <table:dependence table:id="ct615"/>
            <table:dependence table:id="ct614"/>
            <table:dependence table:id="ct613"/>
            <table:dependence table:id="ct612"/>
            <table:dependence table:id="ct611"/>
            <table:dependence table:id="ct610"/>
            <table:dependence table:id="ct609"/>
            <table:dependence table:id="ct230"/>
            <table:dependence table:id="ct225"/>
            <table:dependence table:id="ct223"/>
            <table:dependence table:id="ct222"/>
            <table:dependence table:id="ct221"/>
            <table:dependence table:id="ct219"/>
            <table:dependence table:id="ct137"/>
          </table:dependencies>
        </table:insertion>
        <table:insertion table:id="ct127" table:type="row" table:position="95" table:table="0">
          <office:change-info>
            <dc:creator> </dc:creator>
            <dc:date>2016-05-08T16:54:45.52</dc:date>
          </office:change-info>
          <table:dependencies>
            <table:dependence table:id="ct483"/>
            <table:dependence table:id="ct480"/>
            <table:dependence table:id="ct476"/>
            <table:dependence table:id="ct470"/>
            <table:dependence table:id="ct236"/>
            <table:dependence table:id="ct235"/>
            <table:dependence table:id="ct234"/>
            <table:dependence table:id="ct231"/>
            <table:dependence table:id="ct229"/>
            <table:dependence table:id="ct228"/>
            <table:dependence table:id="ct227"/>
            <table:dependence table:id="ct226"/>
            <table:dependence table:id="ct224"/>
            <table:dependence table:id="ct220"/>
            <table:dependence table:id="ct136"/>
          </table:dependencies>
        </table:insertion>
        <table:insertion table:id="ct128" table:type="row" table:position="94" table:table="0">
          <office:change-info>
            <dc:creator> </dc:creator>
            <dc:date>2016-05-08T16:54:46.56</dc:date>
          </office:change-info>
          <table:dependencies>
            <table:dependence table:id="ct482"/>
            <table:dependence table:id="ct479"/>
            <table:dependence table:id="ct475"/>
            <table:dependence table:id="ct466"/>
            <table:dependence table:id="ct214"/>
            <table:dependence table:id="ct213"/>
            <table:dependence table:id="ct212"/>
            <table:dependence table:id="ct210"/>
            <table:dependence table:id="ct135"/>
          </table:dependencies>
        </table:insertion>
        <table:insertion table:id="ct129" table:type="row" table:position="93" table:table="0">
          <office:change-info>
            <dc:creator> </dc:creator>
            <dc:date>2016-05-08T16:54:47.57</dc:date>
          </office:change-info>
          <table:dependencies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74"/>
            <table:dependence table:id="ct473"/>
            <table:dependence table:id="ct472"/>
            <table:dependence table:id="ct469"/>
            <table:dependence table:id="ct468"/>
            <table:dependence table:id="ct467"/>
            <table:dependence table:id="ct465"/>
            <table:dependence table:id="ct211"/>
            <table:dependence table:id="ct209"/>
            <table:dependence table:id="ct208"/>
            <table:dependence table:id="ct207"/>
            <table:dependence table:id="ct206"/>
            <table:dependence table:id="ct205"/>
            <table:dependence table:id="ct139"/>
            <table:dependence table:id="ct134"/>
            <table:dependence table:id="ct133"/>
            <table:dependence table:id="ct132"/>
            <table:dependence table:id="ct131"/>
          </table:dependencies>
        </table:insertion>
        <table:insertion table:id="ct130" table:type="row" table:position="92" table:table="0">
          <office:change-info>
            <dc:creator> </dc:creator>
            <dc:date>2016-05-08T16:54:49.28</dc:date>
          </office:change-info>
        </table:insertion>
        <table:cell-content-change table:id="ct131">
          <table:cell-address table:column="1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2">
          <table:cell-address table:column="2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3">
          <table:cell-address table:column="3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4">
          <table:cell-address table:column="4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5">
          <table:cell-address table:column="4" table:row="94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6">
          <table:cell-address table:column="4" table:row="9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7">
          <table:cell-address table:column="4" table:row="96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8">
          <table:cell-address table:column="4" table:row="97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9">
          <table:cell-address table:column="1" table:row="93" table:table="0"/>
          <office:change-info>
            <dc:creator> </dc:creator>
            <dc:date>2016-05-08T16:55:28.87</dc:date>
          </office:change-info>
          <table:previous table:id="ct131">
            <table:change-track-table-cell office:value-type="string">
              <text:p>Random 20%</text:p>
            </table:change-track-table-cell>
          </table:previous>
        </table:cell-content-change>
        <table:cell-content-change table:id="ct140">
          <table:cell-address table:column="1" table:row="81" table:table="0"/>
          <office:change-info>
            <dc:creator> </dc:creator>
            <dc:date>2016-05-08T16:55:33.28</dc:date>
          </office:change-info>
          <table:previous table:id="ct36">
            <table:change-track-table-cell office:value-type="string">
              <text:p>Random 10%</text:p>
            </table:change-track-table-cell>
          </table:previous>
        </table:cell-content-change>
        <table:deletion table:id="ct141" table:type="row" table:position="98" table:table="0">
          <office:change-info>
            <dc:creator> </dc:creator>
            <dc:date>2016-05-08T16:55:35.45</dc:date>
          </office:change-info>
          <table:deletions>
            <table:change-deletion table:id="ct124"/>
          </table:deletions>
        </table:deletion>
        <table:insertion table:id="ct142" table:type="row" table:position="109" table:table="0">
          <office:change-info>
            <dc:creator> </dc:creator>
            <dc:date>2016-05-08T16:55:40.52</dc:date>
          </office:change-info>
          <table:dependencies>
            <table:dependence table:id="ct500"/>
            <table:dependence table:id="ct497"/>
            <table:dependence table:id="ct494"/>
            <table:dependence table:id="ct491"/>
            <table:dependence table:id="ct261"/>
            <table:dependence table:id="ct260"/>
            <table:dependence table:id="ct259"/>
            <table:dependence table:id="ct258"/>
            <table:dependence table:id="ct257"/>
            <table:dependence table:id="ct155"/>
          </table:dependencies>
        </table:insertion>
        <table:insertion table:id="ct143" table:type="row" table:position="108" table:table="0">
          <office:change-info>
            <dc:creator> </dc:creator>
            <dc:date>2016-05-08T16:55:41.97</dc:date>
          </office:change-info>
          <table:dependencies>
            <table:dependence table:id="ct624"/>
            <table:dependence table:id="ct623"/>
            <table:dependence table:id="ct622"/>
            <table:dependence table:id="ct621"/>
            <table:dependence table:id="ct620"/>
            <table:dependence table:id="ct619"/>
            <table:dependence table:id="ct618"/>
            <table:dependence table:id="ct617"/>
            <table:dependence table:id="ct253"/>
            <table:dependence table:id="ct249"/>
            <table:dependence table:id="ct247"/>
            <table:dependence table:id="ct245"/>
            <table:dependence table:id="ct154"/>
          </table:dependencies>
        </table:insertion>
        <table:insertion table:id="ct144" table:type="row" table:position="107" table:table="0">
          <office:change-info>
            <dc:creator> </dc:creator>
            <dc:date>2016-05-08T16:55:43.17</dc:date>
          </office:change-info>
          <table:dependencies>
            <table:dependence table:id="ct499"/>
            <table:dependence table:id="ct496"/>
            <table:dependence table:id="ct493"/>
            <table:dependence table:id="ct490"/>
            <table:dependence table:id="ct256"/>
            <table:dependence table:id="ct255"/>
            <table:dependence table:id="ct254"/>
            <table:dependence table:id="ct252"/>
            <table:dependence table:id="ct251"/>
            <table:dependence table:id="ct250"/>
            <table:dependence table:id="ct248"/>
            <table:dependence table:id="ct246"/>
            <table:dependence table:id="ct153"/>
          </table:dependencies>
        </table:insertion>
        <table:insertion table:id="ct145" table:type="row" table:position="106" table:table="0">
          <office:change-info>
            <dc:creator> </dc:creator>
            <dc:date>2016-05-08T16:55:44.38</dc:date>
          </office:change-info>
          <table:dependencies>
            <table:dependence table:id="ct498"/>
            <table:dependence table:id="ct495"/>
            <table:dependence table:id="ct492"/>
            <table:dependence table:id="ct489"/>
            <table:dependence table:id="ct244"/>
            <table:dependence table:id="ct243"/>
            <table:dependence table:id="ct242"/>
            <table:dependence table:id="ct241"/>
            <table:dependence table:id="ct152"/>
          </table:dependencies>
        </table:insertion>
        <table:insertion table:id="ct146" table:type="row" table:position="105" table:table="0">
          <office:change-info>
            <dc:creator> </dc:creator>
            <dc:date>2016-05-08T16:55:45.78</dc:date>
          </office:change-info>
          <table:dependencies>
            <table:dependence table:id="ct488"/>
            <table:dependence table:id="ct487"/>
            <table:dependence table:id="ct486"/>
            <table:dependence table:id="ct485"/>
            <table:dependence table:id="ct240"/>
            <table:dependence table:id="ct239"/>
            <table:dependence table:id="ct238"/>
            <table:dependence table:id="ct237"/>
            <table:dependence table:id="ct174"/>
            <table:dependence table:id="ct151"/>
            <table:dependence table:id="ct150"/>
            <table:dependence table:id="ct149"/>
            <table:dependence table:id="ct148"/>
          </table:dependencies>
        </table:insertion>
        <table:insertion table:id="ct147" table:type="row" table:position="104" table:table="0">
          <office:change-info>
            <dc:creator> </dc:creator>
            <dc:date>2016-05-08T16:55:47.17</dc:date>
          </office:change-info>
        </table:insertion>
        <table:cell-content-change table:id="ct148">
          <table:cell-address table:column="1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49">
          <table:cell-address table:column="2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0">
          <table:cell-address table:column="3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1">
          <table:cell-address table:column="4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2">
          <table:cell-address table:column="4" table:row="106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3">
          <table:cell-address table:column="4" table:row="10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4">
          <table:cell-address table:column="4" table:row="108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5">
          <table:cell-address table:column="4" table:row="109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6">
          <table:cell-address table:column="1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7">
          <table:cell-address table:column="2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8">
          <table:cell-address table:column="3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9">
          <table:cell-address table:column="4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0">
          <table:cell-address table:column="4" table:row="118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1">
          <table:cell-address table:column="4" table:row="11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2">
          <table:cell-address table:column="4" table:row="120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3">
          <table:cell-address table:column="4" table:row="121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4">
          <table:cell-address table:column="1" table:row="117" table:table="0"/>
          <office:change-info>
            <dc:creator> </dc:creator>
            <dc:date>2016-05-08T16:56:03.17</dc:date>
          </office:change-info>
          <table:previous table:id="ct156">
            <table:change-track-table-cell office:value-type="string">
              <text:p>Random 20%</text:p>
            </table:change-track-table-cell>
          </table:previous>
        </table:cell-content-change>
        <table:cell-content-change table:id="ct165">
          <table:cell-address table:column="1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6">
          <table:cell-address table:column="2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7">
          <table:cell-address table:column="3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8">
          <table:cell-address table:column="4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9">
          <table:cell-address table:column="4" table:row="124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0">
          <table:cell-address table:column="4" table:row="12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1">
          <table:cell-address table:column="4" table:row="126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2">
          <table:cell-address table:column="4" table:row="127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3">
          <table:cell-address table:column="1" table:row="123" table:table="0"/>
          <office:change-info>
            <dc:creator> </dc:creator>
            <dc:date>2016-05-08T16:56:10.89</dc:date>
          </office:change-info>
          <table:previous table:id="ct165">
            <table:change-track-table-cell office:value-type="string">
              <text:p>Random 20%</text:p>
            </table:change-track-table-cell>
          </table:previous>
        </table:cell-content-change>
        <table:cell-content-change table:id="ct174">
          <table:cell-address table:column="1" table:row="105" table:table="0"/>
          <office:change-info>
            <dc:creator> </dc:creator>
            <dc:date>2016-05-08T16:56:19.46</dc:date>
          </office:change-info>
          <table:previous table:id="ct148">
            <table:change-track-table-cell office:value-type="string">
              <text:p>Random 20%</text:p>
            </table:change-track-table-cell>
          </table:previous>
        </table:cell-content-change>
        <table:cell-content-change table:id="ct175">
          <table:cell-address table:column="1" table:row="81" table:table="0"/>
          <office:change-info>
            <dc:creator> </dc:creator>
            <dc:date>2016-05-08T16:56:41.09</dc:date>
          </office:change-info>
          <table:previous table:id="ct140">
            <table:change-track-table-cell office:value-type="string">
              <text:p>Random 15%</text:p>
            </table:change-track-table-cell>
          </table:previous>
        </table:cell-content-change>
        <table:cell-content-change table:id="ct176">
          <table:cell-address table:column="1" table:row="81" table:table="0"/>
          <office:change-info>
            <dc:creator> </dc:creator>
            <dc:date>2016-05-08T16:56:47.31</dc:date>
          </office:change-info>
          <table:previous table:id="ct175">
            <table:change-track-table-cell office:value-type="string">
              <text:p>Random 35%</text:p>
            </table:change-track-table-cell>
          </table:previous>
        </table:cell-content-change>
        <table:cell-content-change table:id="ct177">
          <table:cell-address table:column="5" table:row="81" table:table="0"/>
          <office:change-info>
            <dc:creator> </dc:creator>
            <dc:date>2016-05-08T16:58:26.31</dc:date>
          </office:change-info>
          <table:previous table:id="ct84">
            <table:change-track-table-cell/>
          </table:previous>
        </table:cell-content-change>
        <table:cell-content-change table:id="ct178">
          <table:cell-address table:column="6" table:row="81" table:table="0"/>
          <office:change-info>
            <dc:creator> </dc:creator>
            <dc:date>2016-05-08T16:58:35.90</dc:date>
          </office:change-info>
          <table:previous table:id="ct89">
            <table:change-track-table-cell/>
          </table:previous>
        </table:cell-content-change>
        <table:cell-content-change table:id="ct179">
          <table:cell-address table:column="7" table:row="81" table:table="0"/>
          <office:change-info>
            <dc:creator> </dc:creator>
            <dc:date>2016-05-08T16:58:53.80</dc:date>
          </office:change-info>
          <table:previous table:id="ct94">
            <table:change-track-table-cell/>
          </table:previous>
        </table:cell-content-change>
        <table:cell-content-change table:id="ct180">
          <table:cell-address table:column="8" table:row="81" table:table="0"/>
          <office:change-info>
            <dc:creator> </dc:creator>
            <dc:date>2016-05-08T16:59:35.55</dc:date>
          </office:change-info>
          <table:previous table:id="ct99">
            <table:change-track-table-cell/>
          </table:previous>
        </table:cell-content-change>
        <table:cell-content-change table:id="ct181">
          <table:cell-address table:column="5" table:row="82" table:table="0"/>
          <office:change-info>
            <dc:creator> </dc:creator>
            <dc:date>2016-05-08T16:59:38.37</dc:date>
          </office:change-info>
          <table:previous table:id="ct85">
            <table:change-track-table-cell/>
          </table:previous>
        </table:cell-content-change>
        <table:cell-content-change table:id="ct182">
          <table:cell-address table:column="5" table:row="82" table:table="0"/>
          <office:change-info>
            <dc:creator> </dc:creator>
            <dc:date>2016-05-08T16:59:44.39</dc:date>
          </office:change-info>
          <table:previous table:id="ct181">
            <table:change-track-table-cell office:value-type="float" office:value="1.002"/>
          </table:previous>
        </table:cell-content-change>
        <table:cell-content-change table:id="ct183">
          <table:cell-address table:column="6" table:row="82" table:table="0"/>
          <office:change-info>
            <dc:creator> </dc:creator>
            <dc:date>2016-05-08T16:59:54.25</dc:date>
          </office:change-info>
          <table:previous table:id="ct90">
            <table:change-track-table-cell/>
          </table:previous>
        </table:cell-content-change>
        <table:cell-content-change table:id="ct184">
          <table:cell-address table:column="7" table:row="82" table:table="0"/>
          <office:change-info>
            <dc:creator> </dc:creator>
            <dc:date>2016-05-08T17:38:15.88</dc:date>
          </office:change-info>
          <table:previous table:id="ct95">
            <table:change-track-table-cell/>
          </table:previous>
        </table:cell-content-change>
        <table:cell-content-change table:id="ct185">
          <table:cell-address table:column="8" table:row="82" table:table="0"/>
          <office:change-info>
            <dc:creator> </dc:creator>
            <dc:date>2016-05-08T17:39:07.30</dc:date>
          </office:change-info>
          <table:previous table:id="ct100">
            <table:change-track-table-cell/>
          </table:previous>
        </table:cell-content-change>
        <table:cell-content-change table:id="ct186">
          <table:cell-address table:column="15" table:row="83" table:table="0"/>
          <office:change-info>
            <dc:creator> </dc:creator>
            <dc:date>2016-05-08T17:39:16.25</dc:date>
          </office:change-info>
          <table:previous>
            <table:change-track-table-cell/>
          </table:previous>
        </table:cell-content-change>
        <table:cell-content-change table:id="ct187">
          <table:cell-address table:column="15" table:row="84" table:table="0"/>
          <office:change-info>
            <dc:creator> </dc:creator>
            <dc:date>2016-05-08T17:39:41.32</dc:date>
          </office:change-info>
          <table:previous>
            <table:change-track-table-cell/>
          </table:previous>
        </table:cell-content-change>
        <table:cell-content-change table:id="ct188">
          <table:cell-address table:column="16" table:row="84" table:table="0"/>
          <office:change-info>
            <dc:creator> </dc:creator>
            <dc:date>2016-05-08T17:39:48.15</dc:date>
          </office:change-info>
          <table:previous>
            <table:change-track-table-cell/>
          </table:previous>
        </table:cell-content-change>
        <table:cell-content-change table:id="ct189">
          <table:cell-address table:column="16" table:row="83" table:table="0"/>
          <office:change-info>
            <dc:creator> </dc:creator>
            <dc:date>2016-05-08T17:39:53.57</dc:date>
          </office:change-info>
          <table:previous>
            <table:change-track-table-cell/>
          </table:previous>
        </table:cell-content-change>
        <table:cell-content-change table:id="ct190">
          <table:cell-address table:column="16" table:row="83" table:table="0"/>
          <office:change-info>
            <dc:creator> </dc:creator>
            <dc:date>2016-05-08T17:40:03.28</dc:date>
          </office:change-info>
          <table:previous table:id="ct189">
            <table:change-track-table-cell office:value-type="float" office:value="-38871"/>
          </table:previous>
        </table:cell-content-change>
        <table:cell-content-change table:id="ct191">
          <table:cell-address table:column="16" table:row="84" table:table="0"/>
          <office:change-info>
            <dc:creator> </dc:creator>
            <dc:date>2016-05-08T17:40:21.84</dc:date>
          </office:change-info>
          <table:previous table:id="ct188">
            <table:change-track-table-cell office:value-type="float" office:value="0.02"/>
          </table:previous>
        </table:cell-content-change>
        <table:cell-content-change table:id="ct192">
          <table:cell-address table:column="17" table:row="83" table:table="0"/>
          <office:change-info>
            <dc:creator> </dc:creator>
            <dc:date>2016-05-08T17:40:43.99</dc:date>
          </office:change-info>
          <table:previous>
            <table:change-track-table-cell/>
          </table:previous>
        </table:cell-content-change>
        <table:cell-content-change table:id="ct193">
          <table:cell-address table:column="17" table:row="84" table:table="0"/>
          <office:change-info>
            <dc:creator> </dc:creator>
            <dc:date>2016-05-08T17:41:52.12</dc:date>
          </office:change-info>
          <table:previous>
            <table:change-track-table-cell/>
          </table:previous>
        </table:cell-content-change>
        <table:cell-content-change table:id="ct194">
          <table:cell-address table:column="6" table:row="83" table:table="0"/>
          <office:change-info>
            <dc:creator> </dc:creator>
            <dc:date>2016-05-08T17:42:15.79</dc:date>
          </office:change-info>
          <table:previous table:id="ct91">
            <table:change-track-table-cell/>
          </table:previous>
        </table:cell-content-change>
        <table:cell-content-change table:id="ct195">
          <table:cell-address table:column="18" table:row="84" table:table="0"/>
          <office:change-info>
            <dc:creator> </dc:creator>
            <dc:date>2016-05-08T17:42:20.18</dc:date>
          </office:change-info>
          <table:previous>
            <table:change-track-table-cell/>
          </table:previous>
        </table:cell-content-change>
        <table:cell-content-change table:id="ct196">
          <table:cell-address table:column="5" table:row="83" table:table="0"/>
          <office:change-info>
            <dc:creator> </dc:creator>
            <dc:date>2016-05-08T17:42:33.49</dc:date>
          </office:change-info>
          <table:previous table:id="ct86">
            <table:change-track-table-cell/>
          </table:previous>
        </table:cell-content-change>
        <table:cell-content-change table:id="ct197">
          <table:cell-address table:column="18" table:row="83" table:table="0"/>
          <office:change-info>
            <dc:creator> </dc:creator>
            <dc:date>2016-05-08T17:43:52.93</dc:date>
          </office:change-info>
          <table:previous>
            <table:change-track-table-cell/>
          </table:previous>
        </table:cell-content-change>
        <table:cell-content-change table:id="ct198">
          <table:cell-address table:column="18" table:row="83" table:table="0"/>
          <office:change-info>
            <dc:creator> </dc:creator>
            <dc:date>2016-05-08T17:44:08.99</dc:date>
          </office:change-info>
          <table:previous table:id="ct197">
            <table:change-track-table-cell table:cell-address="Sheet1.S84" table:formula="of:=g72.p72.q72.r72" office:value-type="float" office:value="0"/>
          </table:previous>
        </table:cell-content-change>
        <table:cell-content-change table:id="ct199">
          <table:cell-address table:column="7" table:row="83" table:table="0"/>
          <office:change-info>
            <dc:creator> </dc:creator>
            <dc:date>2016-05-08T17:44:41.48</dc:date>
          </office:change-info>
          <table:previous table:id="ct96">
            <table:change-track-table-cell/>
          </table:previous>
        </table:cell-content-change>
        <table:cell-content-change table:id="ct200">
          <table:cell-address table:column="8" table:row="83" table:table="0"/>
          <office:change-info>
            <dc:creator> </dc:creator>
            <dc:date>2016-05-08T18:18:51.65</dc:date>
          </office:change-info>
          <table:previous table:id="ct101">
            <table:change-track-table-cell/>
          </table:previous>
        </table:cell-content-change>
        <table:cell-content-change table:id="ct201">
          <table:cell-address table:column="5" table:row="85" table:table="0"/>
          <office:change-info>
            <dc:creator> </dc:creator>
            <dc:date>2016-05-08T18:19:03.71</dc:date>
          </office:change-info>
          <table:previous table:id="ct88">
            <table:change-track-table-cell/>
          </table:previous>
        </table:cell-content-change>
        <table:cell-content-change table:id="ct202">
          <table:cell-address table:column="6" table:row="85" table:table="0"/>
          <office:change-info>
            <dc:creator> </dc:creator>
            <dc:date>2016-05-08T18:19:14.17</dc:date>
          </office:change-info>
          <table:previous table:id="ct93">
            <table:change-track-table-cell/>
          </table:previous>
        </table:cell-content-change>
        <table:cell-content-change table:id="ct203">
          <table:cell-address table:column="7" table:row="85" table:table="0"/>
          <office:change-info>
            <dc:creator> </dc:creator>
            <dc:date>2016-05-08T18:19:35.22</dc:date>
          </office:change-info>
          <table:previous table:id="ct98">
            <table:change-track-table-cell/>
          </table:previous>
        </table:cell-content-change>
        <table:cell-content-change table:id="ct204">
          <table:cell-address table:column="8" table:row="85" table:table="0"/>
          <office:change-info>
            <dc:creator> </dc:creator>
            <dc:date>2016-05-08T18:19:38.67</dc:date>
          </office:change-info>
          <table:previous table:id="ct103">
            <table:change-track-table-cell/>
          </table:previous>
        </table:cell-content-change>
        <table:cell-content-change table:id="ct205">
          <table:cell-address table:column="5" table:row="93" table:table="0"/>
          <office:change-info>
            <dc:creator> </dc:creator>
            <dc:date>2016-05-08T19:04:03.57</dc:date>
          </office:change-info>
          <table:previous>
            <table:change-track-table-cell/>
          </table:previous>
        </table:cell-content-change>
        <table:cell-content-change table:id="ct206">
          <table:cell-address table:column="6" table:row="93" table:table="0"/>
          <office:change-info>
            <dc:creator> </dc:creator>
            <dc:date>2016-05-08T19:04:15.94</dc:date>
          </office:change-info>
          <table:previous>
            <table:change-track-table-cell/>
          </table:previous>
        </table:cell-content-change>
        <table:cell-content-change table:id="ct207">
          <table:cell-address table:column="5" table:row="93" table:table="0"/>
          <office:change-info>
            <dc:creator> </dc:creator>
            <dc:date>2016-05-08T19:04:28.39</dc:date>
          </office:change-info>
          <table:previous table:id="ct205">
            <table:change-track-table-cell office:value-type="float" office:value="848"/>
          </table:previous>
        </table:cell-content-change>
        <table:cell-content-change table:id="ct208">
          <table:cell-address table:column="7" table:row="93" table:table="0"/>
          <office:change-info>
            <dc:creator> </dc:creator>
            <dc:date>2016-05-08T19:04:50.59</dc:date>
          </office:change-info>
          <table:previous>
            <table:change-track-table-cell/>
          </table:previous>
        </table:cell-content-change>
        <table:cell-content-change table:id="ct209">
          <table:cell-address table:column="8" table:row="93" table:table="0"/>
          <office:change-info>
            <dc:creator> </dc:creator>
            <dc:date>2016-05-08T19:05:23.41</dc:date>
          </office:change-info>
          <table:previous>
            <table:change-track-table-cell/>
          </table:previous>
        </table:cell-content-change>
        <table:cell-content-change table:id="ct210">
          <table:cell-address table:column="5" table:row="94" table:table="0"/>
          <office:change-info>
            <dc:creator> </dc:creator>
            <dc:date>2016-05-08T19:05:27.21</dc:date>
          </office:change-info>
          <table:previous>
            <table:change-track-table-cell/>
          </table:previous>
        </table:cell-content-change>
        <table:cell-content-change table:id="ct211">
          <table:cell-address table:column="5" table:row="93" table:table="0"/>
          <office:change-info>
            <dc:creator> </dc:creator>
            <dc:date>2016-05-08T19:05:30.01</dc:date>
          </office:change-info>
          <table:previous table:id="ct207">
            <table:change-track-table-cell office:value-type="float" office:value="0.02"/>
          </table:previous>
        </table:cell-content-change>
        <table:cell-content-change table:id="ct212">
          <table:cell-address table:column="6" table:row="94" table:table="0"/>
          <office:change-info>
            <dc:creator> </dc:creator>
            <dc:date>2016-05-08T19:05:34.89</dc:date>
          </office:change-info>
          <table:previous>
            <table:change-track-table-cell/>
          </table:previous>
        </table:cell-content-change>
        <table:cell-content-change table:id="ct213">
          <table:cell-address table:column="7" table:row="94" table:table="0"/>
          <office:change-info>
            <dc:creator> </dc:creator>
            <dc:date>2016-05-08T19:05:55.46</dc:date>
          </office:change-info>
          <table:previous>
            <table:change-track-table-cell/>
          </table:previous>
        </table:cell-content-change>
        <table:cell-content-change table:id="ct214">
          <table:cell-address table:column="8" table:row="94" table:table="0"/>
          <office:change-info>
            <dc:creator> </dc:creator>
            <dc:date>2016-05-08T19:06:17.59</dc:date>
          </office:change-info>
          <table:previous>
            <table:change-track-table-cell/>
          </table:previous>
        </table:cell-content-change>
        <table:cell-content-change table:id="ct215">
          <table:cell-address table:column="5" table:row="97" table:table="0"/>
          <office:change-info>
            <dc:creator> </dc:creator>
            <dc:date>2016-05-08T19:06:20.64</dc:date>
          </office:change-info>
          <table:previous>
            <table:change-track-table-cell/>
          </table:previous>
        </table:cell-content-change>
        <table:cell-content-change table:id="ct216">
          <table:cell-address table:column="6" table:row="97" table:table="0"/>
          <office:change-info>
            <dc:creator> </dc:creator>
            <dc:date>2016-05-08T19:06:28.42</dc:date>
          </office:change-info>
          <table:previous>
            <table:change-track-table-cell/>
          </table:previous>
        </table:cell-content-change>
        <table:cell-content-change table:id="ct217">
          <table:cell-address table:column="8" table:row="97" table:table="0"/>
          <office:change-info>
            <dc:creator> </dc:creator>
            <dc:date>2016-05-08T19:06:31.17</dc:date>
          </office:change-info>
          <table:previous>
            <table:change-track-table-cell/>
          </table:previous>
        </table:cell-content-change>
        <table:cell-content-change table:id="ct218">
          <table:cell-address table:column="7" table:row="97" table:table="0"/>
          <office:change-info>
            <dc:creator> </dc:creator>
            <dc:date>2016-05-08T19:06:49.28</dc:date>
          </office:change-info>
          <table:previous>
            <table:change-track-table-cell/>
          </table:previous>
        </table:cell-content-change>
        <table:cell-content-change table:id="ct219">
          <table:cell-address table:column="16" table:row="96" table:table="0"/>
          <office:change-info>
            <dc:creator> </dc:creator>
            <dc:date>2016-05-08T19:38:22.52</dc:date>
          </office:change-info>
          <table:previous>
            <table:change-track-table-cell/>
          </table:previous>
        </table:cell-content-change>
        <table:cell-content-change table:id="ct220">
          <table:cell-address table:column="15" table:row="95" table:table="0"/>
          <office:change-info>
            <dc:creator> </dc:creator>
            <dc:date>2016-05-08T19:38:29.95</dc:date>
          </office:change-info>
          <table:previous>
            <table:change-track-table-cell/>
          </table:previous>
        </table:cell-content-change>
        <table:cell-content-change table:id="ct221">
          <table:cell-address table:column="15" table:row="96" table:table="0"/>
          <office:change-info>
            <dc:creator> </dc:creator>
            <dc:date>2016-05-08T19:38:33.28</dc:date>
          </office:change-info>
          <table:previous>
            <table:change-track-table-cell/>
          </table:previous>
        </table:cell-content-change>
        <table:cell-content-change table:id="ct222">
          <table:cell-address table:column="16" table:row="96" table:table="0"/>
          <office:change-info>
            <dc:creator> </dc:creator>
            <dc:date>2016-05-08T19:38:38.12</dc:date>
          </office:change-info>
          <table:previous table:id="ct219">
            <table:change-track-table-cell office:value-type="float" office:value="0.067"/>
          </table:previous>
        </table:cell-content-change>
        <table:cell-content-change table:id="ct223">
          <table:cell-address table:column="16" table:row="96" table:table="0"/>
          <office:change-info>
            <dc:creator> </dc:creator>
            <dc:date>2016-05-08T19:38:56.22</dc:date>
          </office:change-info>
          <table:previous table:id="ct222">
            <table:change-track-table-cell/>
          </table:previous>
        </table:cell-content-change>
        <table:cell-content-change table:id="ct224">
          <table:cell-address table:column="16" table:row="95" table:table="0"/>
          <office:change-info>
            <dc:creator> </dc:creator>
            <dc:date>2016-05-08T19:39:04.71</dc:date>
          </office:change-info>
          <table:previous>
            <table:change-track-table-cell/>
          </table:previous>
        </table:cell-content-change>
        <table:cell-content-change table:id="ct225">
          <table:cell-address table:column="17" table:row="96" table:table="0"/>
          <office:change-info>
            <dc:creator> </dc:creator>
            <dc:date>2016-05-08T19:39:21.77</dc:date>
          </office:change-info>
          <table:previous>
            <table:change-track-table-cell/>
          </table:previous>
        </table:cell-content-change>
        <table:cell-content-change table:id="ct226">
          <table:cell-address table:column="16" table:row="95" table:table="0"/>
          <office:change-info>
            <dc:creator> </dc:creator>
            <dc:date>2016-05-08T19:39:26.03</dc:date>
          </office:change-info>
          <table:previous table:id="ct224">
            <table:change-track-table-cell office:value-type="float" office:value="45364"/>
          </table:previous>
        </table:cell-content-change>
        <table:cell-content-change table:id="ct227">
          <table:cell-address table:column="16" table:row="95" table:table="0"/>
          <office:change-info>
            <dc:creator> </dc:creator>
            <dc:date>2016-05-08T19:39:38.98</dc:date>
          </office:change-info>
          <table:previous table:id="ct226">
            <table:change-track-table-cell office:value-type="float" office:value="-45364"/>
          </table:previous>
        </table:cell-content-change>
        <table:cell-content-change table:id="ct228">
          <table:cell-address table:column="17" table:row="95" table:table="0"/>
          <office:change-info>
            <dc:creator> </dc:creator>
            <dc:date>2016-05-08T19:39:52.72</dc:date>
          </office:change-info>
          <table:previous>
            <table:change-track-table-cell/>
          </table:previous>
        </table:cell-content-change>
        <table:cell-content-change table:id="ct229">
          <table:cell-address table:column="6" table:row="95" table:table="0"/>
          <office:change-info>
            <dc:creator> </dc:creator>
            <dc:date>2016-05-08T19:40:31.09</dc:date>
          </office:change-info>
          <table:previous>
            <table:change-track-table-cell/>
          </table:previous>
        </table:cell-content-change>
        <table:cell-content-change table:id="ct230">
          <table:cell-address table:column="18" table:row="96" table:table="0"/>
          <office:change-info>
            <dc:creator> </dc:creator>
            <dc:date>2016-05-08T19:40:44.01</dc:date>
          </office:change-info>
          <table:previous>
            <table:change-track-table-cell/>
          </table:previous>
        </table:cell-content-change>
        <table:cell-content-change table:id="ct231">
          <table:cell-address table:column="18" table:row="95" table:table="0"/>
          <office:change-info>
            <dc:creator> </dc:creator>
            <dc:date>2016-05-08T19:41:09.79</dc:date>
          </office:change-info>
          <table:previous>
            <table:change-track-table-cell/>
          </table:previous>
        </table:cell-content-change>
        <table:cell-content-change table:id="ct232">
          <table:cell-address table:column="18" table:row="84" table:table="0"/>
          <office:change-info>
            <dc:creator> </dc:creator>
            <dc:date>2016-05-08T19:41:15.09</dc:date>
          </office:change-info>
          <table:previous table:id="ct195">
            <table:change-track-table-cell office:value-type="float" office:value="0.02"/>
          </table:previous>
        </table:cell-content-change>
        <table:cell-content-change table:id="ct233">
          <table:cell-address table:column="17" table:row="84" table:table="0"/>
          <office:change-info>
            <dc:creator> </dc:creator>
            <dc:date>2016-05-08T19:41:31.48</dc:date>
          </office:change-info>
          <table:previous table:id="ct193">
            <table:change-track-table-cell office:value-type="float" office:value="0.01"/>
          </table:previous>
        </table:cell-content-change>
        <table:cell-content-change table:id="ct234">
          <table:cell-address table:column="5" table:row="95" table:table="0"/>
          <office:change-info>
            <dc:creator> </dc:creator>
            <dc:date>2016-05-08T19:41:49.76</dc:date>
          </office:change-info>
          <table:previous>
            <table:change-track-table-cell/>
          </table:previous>
        </table:cell-content-change>
        <table:cell-content-change table:id="ct235">
          <table:cell-address table:column="7" table:row="95" table:table="0"/>
          <office:change-info>
            <dc:creator> </dc:creator>
            <dc:date>2016-05-08T19:42:08.81</dc:date>
          </office:change-info>
          <table:previous>
            <table:change-track-table-cell/>
          </table:previous>
        </table:cell-content-change>
        <table:cell-content-change table:id="ct236">
          <table:cell-address table:column="8" table:row="95" table:table="0"/>
          <office:change-info>
            <dc:creator> </dc:creator>
            <dc:date>2016-05-08T19:42:15.47</dc:date>
          </office:change-info>
          <table:previous>
            <table:change-track-table-cell/>
          </table:previous>
        </table:cell-content-change>
        <table:cell-content-change table:id="ct237">
          <table:cell-address table:column="5" table:row="105" table:table="0"/>
          <office:change-info>
            <dc:creator> </dc:creator>
            <dc:date>2016-05-08T20:34:47.55</dc:date>
          </office:change-info>
          <table:previous>
            <table:change-track-table-cell/>
          </table:previous>
        </table:cell-content-change>
        <table:cell-content-change table:id="ct238">
          <table:cell-address table:column="6" table:row="105" table:table="0"/>
          <office:change-info>
            <dc:creator> </dc:creator>
            <dc:date>2016-05-08T20:34:53.78</dc:date>
          </office:change-info>
          <table:previous>
            <table:change-track-table-cell/>
          </table:previous>
        </table:cell-content-change>
        <table:cell-content-change table:id="ct239">
          <table:cell-address table:column="7" table:row="105" table:table="0"/>
          <office:change-info>
            <dc:creator> </dc:creator>
            <dc:date>2016-05-08T20:35:09.07</dc:date>
          </office:change-info>
          <table:previous>
            <table:change-track-table-cell/>
          </table:previous>
        </table:cell-content-change>
        <table:cell-content-change table:id="ct240">
          <table:cell-address table:column="8" table:row="105" table:table="0"/>
          <office:change-info>
            <dc:creator> </dc:creator>
            <dc:date>2016-05-08T20:35:14.20</dc:date>
          </office:change-info>
          <table:previous>
            <table:change-track-table-cell/>
          </table:previous>
        </table:cell-content-change>
        <table:cell-content-change table:id="ct241">
          <table:cell-address table:column="5" table:row="106" table:table="0"/>
          <office:change-info>
            <dc:creator> </dc:creator>
            <dc:date>2016-05-08T20:36:02.01</dc:date>
          </office:change-info>
          <table:previous>
            <table:change-track-table-cell/>
          </table:previous>
        </table:cell-content-change>
        <table:cell-content-change table:id="ct242">
          <table:cell-address table:column="6" table:row="106" table:table="0"/>
          <office:change-info>
            <dc:creator> </dc:creator>
            <dc:date>2016-05-08T20:36:06.60</dc:date>
          </office:change-info>
          <table:previous>
            <table:change-track-table-cell/>
          </table:previous>
        </table:cell-content-change>
        <table:cell-content-change table:id="ct243">
          <table:cell-address table:column="7" table:row="106" table:table="0"/>
          <office:change-info>
            <dc:creator> </dc:creator>
            <dc:date>2016-05-08T20:36:20.31</dc:date>
          </office:change-info>
          <table:previous>
            <table:change-track-table-cell/>
          </table:previous>
        </table:cell-content-change>
        <table:cell-content-change table:id="ct244">
          <table:cell-address table:column="8" table:row="106" table:table="0"/>
          <office:change-info>
            <dc:creator> </dc:creator>
            <dc:date>2016-05-08T20:36:25.93</dc:date>
          </office:change-info>
          <table:previous>
            <table:change-track-table-cell/>
          </table:previous>
        </table:cell-content-change>
        <table:cell-content-change table:id="ct245">
          <table:cell-address table:column="15" table:row="108" table:table="0"/>
          <office:change-info>
            <dc:creator> </dc:creator>
            <dc:date>2016-05-08T20:40:28.26</dc:date>
          </office:change-info>
          <table:previous>
            <table:change-track-table-cell/>
          </table:previous>
        </table:cell-content-change>
        <table:cell-content-change table:id="ct246">
          <table:cell-address table:column="15" table:row="107" table:table="0"/>
          <office:change-info>
            <dc:creator> </dc:creator>
            <dc:date>2016-05-08T20:40:35.41</dc:date>
          </office:change-info>
          <table:previous>
            <table:change-track-table-cell/>
          </table:previous>
        </table:cell-content-change>
        <table:cell-content-change table:id="ct247">
          <table:cell-address table:column="16" table:row="108" table:table="0"/>
          <office:change-info>
            <dc:creator> </dc:creator>
            <dc:date>2016-05-08T20:40:44.98</dc:date>
          </office:change-info>
          <table:previous>
            <table:change-track-table-cell/>
          </table:previous>
        </table:cell-content-change>
        <table:cell-content-change table:id="ct248">
          <table:cell-address table:column="16" table:row="107" table:table="0"/>
          <office:change-info>
            <dc:creator> </dc:creator>
            <dc:date>2016-05-08T20:41:05.27</dc:date>
          </office:change-info>
          <table:previous>
            <table:change-track-table-cell/>
          </table:previous>
        </table:cell-content-change>
        <table:cell-content-change table:id="ct249">
          <table:cell-address table:column="17" table:row="108" table:table="0"/>
          <office:change-info>
            <dc:creator> </dc:creator>
            <dc:date>2016-05-08T20:41:23.68</dc:date>
          </office:change-info>
          <table:previous>
            <table:change-track-table-cell/>
          </table:previous>
        </table:cell-content-change>
        <table:cell-content-change table:id="ct250">
          <table:cell-address table:column="17" table:row="107" table:table="0"/>
          <office:change-info>
            <dc:creator> </dc:creator>
            <dc:date>2016-05-08T20:41:37.54</dc:date>
          </office:change-info>
          <table:previous>
            <table:change-track-table-cell/>
          </table:previous>
        </table:cell-content-change>
        <table:cell-content-change table:id="ct251">
          <table:cell-address table:column="6" table:row="107" table:table="0"/>
          <office:change-info>
            <dc:creator> </dc:creator>
            <dc:date>2016-05-08T20:42:01.98</dc:date>
          </office:change-info>
          <table:previous>
            <table:change-track-table-cell/>
          </table:previous>
        </table:cell-content-change>
        <table:cell-content-change table:id="ct252">
          <table:cell-address table:column="18" table:row="107" table:table="0"/>
          <office:change-info>
            <dc:creator> </dc:creator>
            <dc:date>2016-05-08T20:42:15.18</dc:date>
          </office:change-info>
          <table:previous>
            <table:change-track-table-cell/>
          </table:previous>
        </table:cell-content-change>
        <table:cell-content-change table:id="ct253">
          <table:cell-address table:column="18" table:row="108" table:table="0"/>
          <office:change-info>
            <dc:creator> </dc:creator>
            <dc:date>2016-05-08T20:42:36.03</dc:date>
          </office:change-info>
          <table:previous>
            <table:change-track-table-cell/>
          </table:previous>
        </table:cell-content-change>
        <table:cell-content-change table:id="ct254">
          <table:cell-address table:column="5" table:row="107" table:table="0"/>
          <office:change-info>
            <dc:creator> </dc:creator>
            <dc:date>2016-05-08T20:42:45.55</dc:date>
          </office:change-info>
          <table:previous>
            <table:change-track-table-cell/>
          </table:previous>
        </table:cell-content-change>
        <table:cell-content-change table:id="ct255">
          <table:cell-address table:column="7" table:row="107" table:table="0"/>
          <office:change-info>
            <dc:creator> </dc:creator>
            <dc:date>2016-05-08T20:43:13.20</dc:date>
          </office:change-info>
          <table:previous>
            <table:change-track-table-cell/>
          </table:previous>
        </table:cell-content-change>
        <table:cell-content-change table:id="ct256">
          <table:cell-address table:column="8" table:row="107" table:table="0"/>
          <office:change-info>
            <dc:creator> </dc:creator>
            <dc:date>2016-05-08T20:43:19.06</dc:date>
          </office:change-info>
          <table:previous>
            <table:change-track-table-cell/>
          </table:previous>
        </table:cell-content-change>
        <table:cell-content-change table:id="ct257">
          <table:cell-address table:column="5" table:row="109" table:table="0"/>
          <office:change-info>
            <dc:creator> </dc:creator>
            <dc:date>2016-05-08T20:43:41.56</dc:date>
          </office:change-info>
          <table:previous>
            <table:change-track-table-cell/>
          </table:previous>
        </table:cell-content-change>
        <table:cell-content-change table:id="ct258">
          <table:cell-address table:column="5" table:row="109" table:table="0"/>
          <office:change-info>
            <dc:creator> </dc:creator>
            <dc:date>2016-05-08T20:43:46.17</dc:date>
          </office:change-info>
          <table:previous table:id="ct257">
            <table:change-track-table-cell office:value-type="float" office:value="0.003"/>
          </table:previous>
        </table:cell-content-change>
        <table:cell-content-change table:id="ct259">
          <table:cell-address table:column="6" table:row="109" table:table="0"/>
          <office:change-info>
            <dc:creator> </dc:creator>
            <dc:date>2016-05-08T20:43:53.18</dc:date>
          </office:change-info>
          <table:previous>
            <table:change-track-table-cell/>
          </table:previous>
        </table:cell-content-change>
        <table:cell-content-change table:id="ct260">
          <table:cell-address table:column="7" table:row="109" table:table="0"/>
          <office:change-info>
            <dc:creator> </dc:creator>
            <dc:date>2016-05-08T20:44:16.72</dc:date>
          </office:change-info>
          <table:previous>
            <table:change-track-table-cell/>
          </table:previous>
        </table:cell-content-change>
        <table:cell-content-change table:id="ct261">
          <table:cell-address table:column="8" table:row="109" table:table="0"/>
          <office:change-info>
            <dc:creator> </dc:creator>
            <dc:date>2016-05-08T20:44:30.47</dc:date>
          </office:change-info>
          <table:previous>
            <table:change-track-table-cell/>
          </table:previous>
        </table:cell-content-change>
        <table:cell-content-change table:id="ct262">
          <table:cell-address table:column="5" table:row="117" table:table="0"/>
          <office:change-info>
            <dc:creator> </dc:creator>
            <dc:date>2016-05-08T22:08:07.40</dc:date>
          </office:change-info>
          <table:previous>
            <table:change-track-table-cell/>
          </table:previous>
        </table:cell-content-change>
        <table:cell-content-change table:id="ct263">
          <table:cell-address table:column="6" table:row="117" table:table="0"/>
          <office:change-info>
            <dc:creator> </dc:creator>
            <dc:date>2016-05-08T22:08:17.08</dc:date>
          </office:change-info>
          <table:previous>
            <table:change-track-table-cell/>
          </table:previous>
        </table:cell-content-change>
        <table:cell-content-change table:id="ct264">
          <table:cell-address table:column="7" table:row="117" table:table="0"/>
          <office:change-info>
            <dc:creator> </dc:creator>
            <dc:date>2016-05-08T22:08:29.39</dc:date>
          </office:change-info>
          <table:previous>
            <table:change-track-table-cell/>
          </table:previous>
        </table:cell-content-change>
        <table:cell-content-change table:id="ct265">
          <table:cell-address table:column="8" table:row="117" table:table="0"/>
          <office:change-info>
            <dc:creator> </dc:creator>
            <dc:date>2016-05-08T22:08:50.15</dc:date>
          </office:change-info>
          <table:previous>
            <table:change-track-table-cell/>
          </table:previous>
        </table:cell-content-change>
        <table:cell-content-change table:id="ct266">
          <table:cell-address table:column="7" table:row="121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7">
          <table:cell-address table:column="8" table:row="121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8">
          <table:cell-address table:column="5" table:row="121" table:table="0"/>
          <office:change-info>
            <dc:creator> </dc:creator>
            <dc:date>2016-05-08T22:09:00.61</dc:date>
          </office:change-info>
          <table:previous>
            <table:change-track-table-cell/>
          </table:previous>
        </table:cell-content-change>
        <table:cell-content-change table:id="ct269">
          <table:cell-address table:column="6" table:row="121" table:table="0"/>
          <office:change-info>
            <dc:creator> </dc:creator>
            <dc:date>2016-05-08T22:09:07.43</dc:date>
          </office:change-info>
          <table:previous>
            <table:change-track-table-cell/>
          </table:previous>
        </table:cell-content-change>
        <table:cell-content-change table:id="ct270">
          <table:cell-address table:column="5" table:row="118" table:table="0"/>
          <office:change-info>
            <dc:creator> </dc:creator>
            <dc:date>2016-05-08T22:09:24.67</dc:date>
          </office:change-info>
          <table:previous>
            <table:change-track-table-cell/>
          </table:previous>
        </table:cell-content-change>
        <table:cell-content-change table:id="ct271">
          <table:cell-address table:column="6" table:row="118" table:table="0"/>
          <office:change-info>
            <dc:creator> </dc:creator>
            <dc:date>2016-05-08T22:09:26.82</dc:date>
          </office:change-info>
          <table:previous>
            <table:change-track-table-cell/>
          </table:previous>
        </table:cell-content-change>
        <table:cell-content-change table:id="ct272">
          <table:cell-address table:column="7" table:row="118" table:table="0"/>
          <office:change-info>
            <dc:creator> </dc:creator>
            <dc:date>2016-05-08T22:09:41.88</dc:date>
          </office:change-info>
          <table:previous>
            <table:change-track-table-cell/>
          </table:previous>
        </table:cell-content-change>
        <table:cell-content-change table:id="ct273">
          <table:cell-address table:column="8" table:row="118" table:table="0"/>
          <office:change-info>
            <dc:creator> </dc:creator>
            <dc:date>2016-05-08T22:09:48.16</dc:date>
          </office:change-info>
          <table:previous>
            <table:change-track-table-cell/>
          </table:previous>
        </table:cell-content-change>
        <table:cell-content-change table:id="ct274">
          <table:cell-address table:column="15" table:row="119" table:table="0"/>
          <office:change-info>
            <dc:creator> </dc:creator>
            <dc:date>2016-05-08T22:10:55.34</dc:date>
          </office:change-info>
          <table:previous>
            <table:change-track-table-cell/>
          </table:previous>
        </table:cell-content-change>
        <table:cell-content-change table:id="ct275">
          <table:cell-address table:column="15" table:row="120" table:table="0"/>
          <office:change-info>
            <dc:creator> </dc:creator>
            <dc:date>2016-05-08T22:10:59.68</dc:date>
          </office:change-info>
          <table:previous>
            <table:change-track-table-cell/>
          </table:previous>
        </table:cell-content-change>
        <table:cell-content-change table:id="ct276">
          <table:cell-address table:column="16" table:row="120" table:table="0"/>
          <office:change-info>
            <dc:creator> </dc:creator>
            <dc:date>2016-05-08T22:11:14.79</dc:date>
          </office:change-info>
          <table:previous>
            <table:change-track-table-cell/>
          </table:previous>
        </table:cell-content-change>
        <table:cell-content-change table:id="ct277">
          <table:cell-address table:column="16" table:row="119" table:table="0"/>
          <office:change-info>
            <dc:creator> </dc:creator>
            <dc:date>2016-05-08T22:11:24.50</dc:date>
          </office:change-info>
          <table:previous>
            <table:change-track-table-cell/>
          </table:previous>
        </table:cell-content-change>
        <table:cell-content-change table:id="ct278">
          <table:cell-address table:column="17" table:row="119" table:table="0"/>
          <office:change-info>
            <dc:creator> </dc:creator>
            <dc:date>2016-05-08T22:11:48.16</dc:date>
          </office:change-info>
          <table:previous>
            <table:change-track-table-cell/>
          </table:previous>
        </table:cell-content-change>
        <table:cell-content-change table:id="ct279">
          <table:cell-address table:column="17" table:row="120" table:table="0"/>
          <office:change-info>
            <dc:creator> </dc:creator>
            <dc:date>2016-05-08T22:12:13.99</dc:date>
          </office:change-info>
          <table:previous>
            <table:change-track-table-cell/>
          </table:previous>
        </table:cell-content-change>
        <table:cell-content-change table:id="ct280">
          <table:cell-address table:column="18" table:row="120" table:table="0"/>
          <office:change-info>
            <dc:creator> </dc:creator>
            <dc:date>2016-05-08T22:12:27.04</dc:date>
          </office:change-info>
          <table:previous>
            <table:change-track-table-cell/>
          </table:previous>
        </table:cell-content-change>
        <table:cell-content-change table:id="ct281">
          <table:cell-address table:column="6" table:row="119" table:table="0"/>
          <office:change-info>
            <dc:creator> </dc:creator>
            <dc:date>2016-05-08T22:12:42.96</dc:date>
          </office:change-info>
          <table:previous>
            <table:change-track-table-cell/>
          </table:previous>
        </table:cell-content-change>
        <table:cell-content-change table:id="ct282">
          <table:cell-address table:column="18" table:row="119" table:table="0"/>
          <office:change-info>
            <dc:creator> </dc:creator>
            <dc:date>2016-05-08T22:12:50.73</dc:date>
          </office:change-info>
          <table:previous>
            <table:change-track-table-cell/>
          </table:previous>
        </table:cell-content-change>
        <table:cell-content-change table:id="ct283">
          <table:cell-address table:column="5" table:row="119" table:table="0"/>
          <office:change-info>
            <dc:creator> </dc:creator>
            <dc:date>2016-05-08T22:14:50.76</dc:date>
          </office:change-info>
          <table:previous>
            <table:change-track-table-cell/>
          </table:previous>
        </table:cell-content-change>
        <table:cell-content-change table:id="ct284">
          <table:cell-address table:column="7" table:row="119" table:table="0"/>
          <office:change-info>
            <dc:creator> </dc:creator>
            <dc:date>2016-05-08T22:15:48.20</dc:date>
          </office:change-info>
          <table:previous>
            <table:change-track-table-cell/>
          </table:previous>
        </table:cell-content-change>
        <table:cell-content-change table:id="ct285">
          <table:cell-address table:column="8" table:row="119" table:table="0"/>
          <office:change-info>
            <dc:creator> </dc:creator>
            <dc:date>2016-05-08T22:15:52.44</dc:date>
          </office:change-info>
          <table:previous>
            <table:change-track-table-cell/>
          </table:previous>
        </table:cell-content-change>
        <table:cell-content-change table:id="ct286">
          <table:cell-address table:column="8" table:row="77" table:table="0"/>
          <office:change-info>
            <dc:creator> </dc:creator>
            <dc:date>2016-05-09T07:50:43.11</dc:date>
          </office:change-info>
          <table:previous>
            <table:change-track-table-cell office:value-type="float" office:value="716"/>
          </table:previous>
        </table:cell-content-change>
        <table:cell-content-change table:id="ct287">
          <table:cell-address table:column="4" table:row="129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8">
          <table:cell-address table:column="4" table:row="130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9">
          <table:cell-address table:column="4" table:row="131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0">
          <table:cell-address table:column="4" table:row="132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1">
          <table:cell-address table:column="4" table:row="133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2">
          <table:cell-address table:column="11" table:row="130" table:table="0"/>
          <office:change-info>
            <dc:creator>Victor Arias</dc:creator>
            <dc:date>2016-05-09T13:47:58.10</dc:date>
          </office:change-info>
          <table:previous>
            <table:change-track-table-cell/>
          </table:previous>
        </table:cell-content-change>
        <table:cell-content-change table:id="ct293">
          <table:cell-address table:column="11" table:row="130" table:table="0"/>
          <office:change-info>
            <dc:creator>Victor Arias</dc:creator>
            <dc:date>2016-05-09T13:48:09.75</dc:date>
          </office:change-info>
          <table:previous table:id="ct292">
            <table:change-track-table-cell table:cell-address="Sheet1.L131" table:formula="of:=[.L5]+[.L11]+[.L17]+[.L23]+[.L29]+[.L35]+[.L53]+[.L59]+[.L65]+[.L71]+[.L77]+[.L89]+[.L101]+[.L113] / 14" office:value-type="float" office:value="11.225"/>
          </table:previous>
        </table:cell-content-change>
        <table:cell-content-change table:id="ct294">
          <table:cell-address table:column="12" table:row="130" table:table="0"/>
          <office:change-info>
            <dc:creator>Victor Arias</dc:creator>
            <dc:date>2016-05-09T13:56:40.61</dc:date>
          </office:change-info>
          <table:previous>
            <table:change-track-table-cell/>
          </table:previous>
        </table:cell-content-change>
        <table:insertion table:id="ct295" table:type="row" table:position="48" table:table="0">
          <office:change-info>
            <dc:creator> </dc:creator>
            <dc:date>2016-05-09T22:12:24.28</dc:date>
          </office:change-info>
          <table:dependencies>
            <table:dependence table:id="ct596"/>
            <table:dependence table:id="ct595"/>
            <table:dependence table:id="ct594"/>
            <table:dependence table:id="ct593"/>
            <table:dependence table:id="ct592"/>
            <table:dependence table:id="ct591"/>
            <table:dependence table:id="ct590"/>
            <table:dependence table:id="ct589"/>
            <table:dependence table:id="ct425"/>
            <table:dependence table:id="ct424"/>
            <table:dependence table:id="ct421"/>
            <table:dependence table:id="ct420"/>
            <table:dependence table:id="ct320"/>
          </table:dependencies>
        </table:insertion>
        <table:insertion table:id="ct296" table:type="row" table:position="47" table:table="0">
          <office:change-info>
            <dc:creator> </dc:creator>
            <dc:date>2016-05-09T22:12:25.84</dc:date>
          </office:change-info>
          <table:dependencies>
            <table:dependence table:id="ct508"/>
            <table:dependence table:id="ct507"/>
            <table:dependence table:id="ct506"/>
            <table:dependence table:id="ct505"/>
            <table:dependence table:id="ct430"/>
            <table:dependence table:id="ct429"/>
            <table:dependence table:id="ct428"/>
            <table:dependence table:id="ct427"/>
            <table:dependence table:id="ct426"/>
            <table:dependence table:id="ct423"/>
            <table:dependence table:id="ct422"/>
            <table:dependence table:id="ct419"/>
            <table:dependence table:id="ct399"/>
            <table:dependence table:id="ct393"/>
            <table:dependence table:id="ct387"/>
            <table:dependence table:id="ct381"/>
            <table:dependence table:id="ct319"/>
          </table:dependencies>
        </table:insertion>
        <table:insertion table:id="ct297" table:type="row" table:position="46" table:table="0">
          <office:change-info>
            <dc:creator> </dc:creator>
            <dc:date>2016-05-09T22:12:27.28</dc:date>
          </office:change-info>
          <table:dependencies>
            <table:dependence table:id="ct577"/>
            <table:dependence table:id="ct576"/>
            <table:dependence table:id="ct575"/>
            <table:dependence table:id="ct574"/>
            <table:dependence table:id="ct573"/>
            <table:dependence table:id="ct572"/>
            <table:dependence table:id="ct571"/>
            <table:dependence table:id="ct570"/>
            <table:dependence table:id="ct565"/>
            <table:dependence table:id="ct562"/>
            <table:dependence table:id="ct418"/>
            <table:dependence table:id="ct417"/>
            <table:dependence table:id="ct416"/>
            <table:dependence table:id="ct415"/>
            <table:dependence table:id="ct414"/>
            <table:dependence table:id="ct398"/>
            <table:dependence table:id="ct392"/>
            <table:dependence table:id="ct386"/>
            <table:dependence table:id="ct380"/>
            <table:dependence table:id="ct318"/>
          </table:dependencies>
        </table:insertion>
        <table:insertion table:id="ct298" table:type="row" table:position="45" table:table="0">
          <office:change-info>
            <dc:creator> </dc:creator>
            <dc:date>2016-05-09T22:12:28.73</dc:date>
          </office:change-info>
          <table:dependencies>
            <table:dependence table:id="ct569"/>
            <table:dependence table:id="ct568"/>
            <table:dependence table:id="ct567"/>
            <table:dependence table:id="ct566"/>
            <table:dependence table:id="ct564"/>
            <table:dependence table:id="ct563"/>
            <table:dependence table:id="ct561"/>
            <table:dependence table:id="ct560"/>
            <table:dependence table:id="ct397"/>
            <table:dependence table:id="ct391"/>
            <table:dependence table:id="ct385"/>
            <table:dependence table:id="ct379"/>
            <table:dependence table:id="ct376"/>
            <table:dependence table:id="ct375"/>
            <table:dependence table:id="ct374"/>
            <table:dependence table:id="ct373"/>
            <table:dependence table:id="ct323"/>
            <table:dependence table:id="ct317"/>
            <table:dependence table:id="ct311"/>
            <table:dependence table:id="ct309"/>
            <table:dependence table:id="ct307"/>
          </table:dependencies>
        </table:insertion>
        <table:insertion table:id="ct299" table:type="row" table:position="44" table:table="0">
          <office:change-info>
            <dc:creator> </dc:creator>
            <dc:date>2016-05-09T22:12:30.48</dc:date>
          </office:change-info>
          <table:dependencies>
            <table:dependence table:id="ct409"/>
            <table:dependence table:id="ct408"/>
            <table:dependence table:id="ct407"/>
            <table:dependence table:id="ct406"/>
            <table:dependence table:id="ct396"/>
            <table:dependence table:id="ct390"/>
            <table:dependence table:id="ct384"/>
            <table:dependence table:id="ct378"/>
          </table:dependencies>
        </table:insertion>
        <table:insertion table:id="ct300" table:type="row" table:position="43" table:table="0">
          <office:change-info>
            <dc:creator> </dc:creator>
            <dc:date>2016-05-09T22:12:32.32</dc:date>
          </office:change-info>
          <table:dependencies>
            <table:dependence table:id="ct413"/>
            <table:dependence table:id="ct412"/>
            <table:dependence table:id="ct411"/>
            <table:dependence table:id="ct410"/>
            <table:dependence table:id="ct405"/>
            <table:dependence table:id="ct404"/>
            <table:dependence table:id="ct403"/>
            <table:dependence table:id="ct402"/>
            <table:dependence table:id="ct401"/>
            <table:dependence table:id="ct395"/>
            <table:dependence table:id="ct389"/>
            <table:dependence table:id="ct383"/>
            <table:dependence table:id="ct377"/>
            <table:dependence table:id="ct372"/>
            <table:dependence table:id="ct371"/>
            <table:dependence table:id="ct370"/>
            <table:dependence table:id="ct369"/>
            <table:dependence table:id="ct368"/>
            <table:dependence table:id="ct367"/>
            <table:dependence table:id="ct316"/>
          </table:dependencies>
        </table:insertion>
        <table:insertion table:id="ct301" table:type="row" table:position="42" table:table="0">
          <office:change-info>
            <dc:creator> </dc:creator>
            <dc:date>2016-05-09T22:12:37.08</dc:date>
          </office:change-info>
          <table:dependencies>
            <table:dependence table:id="ct600"/>
            <table:dependence table:id="ct599"/>
            <table:dependence table:id="ct598"/>
            <table:dependence table:id="ct597"/>
            <table:dependence table:id="ct362"/>
            <table:dependence table:id="ct358"/>
            <table:dependence table:id="ct354"/>
            <table:dependence table:id="ct350"/>
            <table:dependence table:id="ct337"/>
            <table:dependence table:id="ct335"/>
            <table:dependence table:id="ct333"/>
            <table:dependence table:id="ct331"/>
            <table:dependence table:id="ct315"/>
          </table:dependencies>
        </table:insertion>
        <table:insertion table:id="ct302" table:type="row" table:position="41" table:table="0">
          <office:change-info>
            <dc:creator> </dc:creator>
            <dc:date>2016-05-09T22:12:41.02</dc:date>
          </office:change-info>
          <table:dependencies>
            <table:dependence table:id="ct361"/>
            <table:dependence table:id="ct357"/>
            <table:dependence table:id="ct353"/>
            <table:dependence table:id="ct349"/>
            <table:dependence table:id="ct342"/>
            <table:dependence table:id="ct341"/>
            <table:dependence table:id="ct340"/>
            <table:dependence table:id="ct339"/>
            <table:dependence table:id="ct338"/>
            <table:dependence table:id="ct336"/>
            <table:dependence table:id="ct334"/>
            <table:dependence table:id="ct332"/>
            <table:dependence table:id="ct314"/>
          </table:dependencies>
        </table:insertion>
        <table:insertion table:id="ct303" table:type="row" table:position="40" table:table="0">
          <office:change-info>
            <dc:creator> </dc:creator>
            <dc:date>2016-05-09T22:12:43.12</dc:date>
          </office:change-info>
          <table:dependencies>
            <table:dependence table:id="ct360"/>
            <table:dependence table:id="ct356"/>
            <table:dependence table:id="ct352"/>
            <table:dependence table:id="ct348"/>
            <table:dependence table:id="ct346"/>
            <table:dependence table:id="ct345"/>
            <table:dependence table:id="ct344"/>
            <table:dependence table:id="ct343"/>
            <table:dependence table:id="ct313"/>
          </table:dependencies>
        </table:insertion>
        <table:insertion table:id="ct304" table:type="row" table:position="39" table:table="0">
          <office:change-info>
            <dc:creator> </dc:creator>
            <dc:date>2016-05-09T22:12:53.41</dc:date>
          </office:change-info>
          <table:dependencies>
            <table:dependence table:id="ct366"/>
            <table:dependence table:id="ct365"/>
            <table:dependence table:id="ct364"/>
            <table:dependence table:id="ct363"/>
            <table:dependence table:id="ct359"/>
            <table:dependence table:id="ct355"/>
            <table:dependence table:id="ct351"/>
            <table:dependence table:id="ct347"/>
            <table:dependence table:id="ct330"/>
            <table:dependence table:id="ct329"/>
            <table:dependence table:id="ct328"/>
            <table:dependence table:id="ct327"/>
            <table:dependence table:id="ct324"/>
            <table:dependence table:id="ct312"/>
            <table:dependence table:id="ct310"/>
            <table:dependence table:id="ct308"/>
            <table:dependence table:id="ct306"/>
          </table:dependencies>
        </table:insertion>
        <table:insertion table:id="ct305" table:type="row" table:position="38" table:table="0">
          <office:change-info>
            <dc:creator> </dc:creator>
            <dc:date>2016-05-09T22:12:54.97</dc:date>
          </office:change-info>
        </table:insertion>
        <table:cell-content-change table:id="ct306">
          <table:cell-address table:column="1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7">
          <table:cell-address table:column="1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8">
          <table:cell-address table:column="2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9">
          <table:cell-address table:column="2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0">
          <table:cell-address table:column="3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1">
          <table:cell-address table:column="3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2">
          <table:cell-address table:column="4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3">
          <table:cell-address table:column="4" table:row="40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4">
          <table:cell-address table:column="4" table:row="41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5">
          <table:cell-address table:column="4" table:row="42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6">
          <table:cell-address table:column="4" table:row="43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7">
          <table:cell-address table:column="4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8">
          <table:cell-address table:column="4" table:row="46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9">
          <table:cell-address table:column="4" table:row="47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0">
          <table:cell-address table:column="4" table:row="48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1">
          <table:cell-address table:column="4" table:row="4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insertion table:id="ct322" table:type="row" table:position="50" table:table="0">
          <office:change-info>
            <dc:creator> </dc:creator>
            <dc:date>2016-05-09T22:13:17.91</dc:date>
          </office:change-info>
        </table:insertion>
        <table:cell-content-change table:id="ct323">
          <table:cell-address table:column="1" table:row="45" table:table="0"/>
          <office:change-info>
            <dc:creator> </dc:creator>
            <dc:date>2016-05-09T22:13:25.11</dc:date>
          </office:change-info>
          <table:previous table:id="ct307">
            <table:change-track-table-cell office:value-type="string">
              <text:p>Maze</text:p>
            </table:change-track-table-cell>
          </table:previous>
        </table:cell-content-change>
        <table:cell-content-change table:id="ct324">
          <table:cell-address table:column="1" table:row="39" table:table="0"/>
          <office:change-info>
            <dc:creator> </dc:creator>
            <dc:date>2016-05-09T22:13:29.65</dc:date>
          </office:change-info>
          <table:previous table:id="ct306">
            <table:change-track-table-cell office:value-type="string">
              <text:p>Rooms</text:p>
            </table:change-track-table-cell>
          </table:previous>
        </table:cell-content-change>
        <table:cell-content-change table:id="ct325">
          <table:cell-address table:column="1" table:row="27" table:table="0"/>
          <office:change-info>
            <dc:creator> </dc:creator>
            <dc:date>2016-05-09T22:13:33.53</dc:date>
          </office:change-info>
          <table:previous>
            <table:change-track-table-cell office:value-type="string">
              <text:p>Rooms</text:p>
            </table:change-track-table-cell>
          </table:previous>
        </table:cell-content-change>
        <table:cell-content-change table:id="ct326">
          <table:cell-address table:column="1" table:row="33" table:table="0"/>
          <office:change-info>
            <dc:creator> </dc:creator>
            <dc:date>2016-05-09T22:14:21.39</dc:date>
          </office:change-info>
          <table:previous>
            <table:change-track-table-cell office:value-type="string">
              <text:p>Maze</text:p>
            </table:change-track-table-cell>
          </table:previous>
        </table:cell-content-change>
        <table:cell-content-change table:id="ct327">
          <table:cell-address table:column="5" table:row="39" table:table="0"/>
          <office:change-info>
            <dc:creator> </dc:creator>
            <dc:date>2016-05-09T22:14:25.26</dc:date>
          </office:change-info>
          <table:previous>
            <table:change-track-table-cell/>
          </table:previous>
        </table:cell-content-change>
        <table:cell-content-change table:id="ct328">
          <table:cell-address table:column="6" table:row="39" table:table="0"/>
          <office:change-info>
            <dc:creator> </dc:creator>
            <dc:date>2016-05-09T22:14:31.89</dc:date>
          </office:change-info>
          <table:previous>
            <table:change-track-table-cell/>
          </table:previous>
        </table:cell-content-change>
        <table:cell-content-change table:id="ct329">
          <table:cell-address table:column="7" table:row="39" table:table="0"/>
          <office:change-info>
            <dc:creator> </dc:creator>
            <dc:date>2016-05-09T22:14:43.86</dc:date>
          </office:change-info>
          <table:previous>
            <table:change-track-table-cell/>
          </table:previous>
        </table:cell-content-change>
        <table:cell-content-change table:id="ct330">
          <table:cell-address table:column="8" table:row="39" table:table="0"/>
          <office:change-info>
            <dc:creator> </dc:creator>
            <dc:date>2016-05-09T22:16:39.15</dc:date>
          </office:change-info>
          <table:previous>
            <table:change-track-table-cell/>
          </table:previous>
        </table:cell-content-change>
        <table:cell-content-change table:id="ct331">
          <table:cell-address table:column="15" table:row="42" table:table="0"/>
          <office:change-info>
            <dc:creator> </dc:creator>
            <dc:date>2016-05-09T22:16:52.53</dc:date>
          </office:change-info>
          <table:previous>
            <table:change-track-table-cell/>
          </table:previous>
        </table:cell-content-change>
        <table:cell-content-change table:id="ct332">
          <table:cell-address table:column="15" table:row="41" table:table="0"/>
          <office:change-info>
            <dc:creator> </dc:creator>
            <dc:date>2016-05-09T22:16:56.41</dc:date>
          </office:change-info>
          <table:previous>
            <table:change-track-table-cell/>
          </table:previous>
        </table:cell-content-change>
        <table:cell-content-change table:id="ct333">
          <table:cell-address table:column="16" table:row="42" table:table="0"/>
          <office:change-info>
            <dc:creator> </dc:creator>
            <dc:date>2016-05-09T22:17:31.15</dc:date>
          </office:change-info>
          <table:previous>
            <table:change-track-table-cell/>
          </table:previous>
        </table:cell-content-change>
        <table:cell-content-change table:id="ct334">
          <table:cell-address table:column="16" table:row="41" table:table="0"/>
          <office:change-info>
            <dc:creator> </dc:creator>
            <dc:date>2016-05-09T22:17:43.32</dc:date>
          </office:change-info>
          <table:previous>
            <table:change-track-table-cell/>
          </table:previous>
        </table:cell-content-change>
        <table:cell-content-change table:id="ct335">
          <table:cell-address table:column="17" table:row="42" table:table="0"/>
          <office:change-info>
            <dc:creator> </dc:creator>
            <dc:date>2016-05-09T22:18:21.06</dc:date>
          </office:change-info>
          <table:previous>
            <table:change-track-table-cell/>
          </table:previous>
        </table:cell-content-change>
        <table:cell-content-change table:id="ct336">
          <table:cell-address table:column="17" table:row="41" table:table="0"/>
          <office:change-info>
            <dc:creator> </dc:creator>
            <dc:date>2016-05-09T22:18:35.04</dc:date>
          </office:change-info>
          <table:previous>
            <table:change-track-table-cell/>
          </table:previous>
        </table:cell-content-change>
        <table:cell-content-change table:id="ct337">
          <table:cell-address table:column="18" table:row="42" table:table="0"/>
          <office:change-info>
            <dc:creator> </dc:creator>
            <dc:date>2016-05-09T22:18:52.47</dc:date>
          </office:change-info>
          <table:previous>
            <table:change-track-table-cell/>
          </table:previous>
        </table:cell-content-change>
        <table:cell-content-change table:id="ct338">
          <table:cell-address table:column="6" table:row="41" table:table="0"/>
          <office:change-info>
            <dc:creator> </dc:creator>
            <dc:date>2016-05-09T22:19:10.18</dc:date>
          </office:change-info>
          <table:previous>
            <table:change-track-table-cell/>
          </table:previous>
        </table:cell-content-change>
        <table:cell-content-change table:id="ct339">
          <table:cell-address table:column="5" table:row="41" table:table="0"/>
          <office:change-info>
            <dc:creator> </dc:creator>
            <dc:date>2016-05-09T22:19:25.53</dc:date>
          </office:change-info>
          <table:previous>
            <table:change-track-table-cell/>
          </table:previous>
        </table:cell-content-change>
        <table:cell-content-change table:id="ct340">
          <table:cell-address table:column="18" table:row="41" table:table="0"/>
          <office:change-info>
            <dc:creator> </dc:creator>
            <dc:date>2016-05-09T22:19:47.57</dc:date>
          </office:change-info>
          <table:previous>
            <table:change-track-table-cell/>
          </table:previous>
        </table:cell-content-change>
        <table:cell-content-change table:id="ct341">
          <table:cell-address table:column="7" table:row="41" table:table="0"/>
          <office:change-info>
            <dc:creator> </dc:creator>
            <dc:date>2016-05-09T22:20:09.28</dc:date>
          </office:change-info>
          <table:previous>
            <table:change-track-table-cell/>
          </table:previous>
        </table:cell-content-change>
        <table:cell-content-change table:id="ct342">
          <table:cell-address table:column="8" table:row="41" table:table="0"/>
          <office:change-info>
            <dc:creator> </dc:creator>
            <dc:date>2016-05-09T22:23:30.41</dc:date>
          </office:change-info>
          <table:previous>
            <table:change-track-table-cell/>
          </table:previous>
        </table:cell-content-change>
        <table:cell-content-change table:id="ct343">
          <table:cell-address table:column="5" table:row="40" table:table="0"/>
          <office:change-info>
            <dc:creator> </dc:creator>
            <dc:date>2016-05-10T07:49:24.92</dc:date>
          </office:change-info>
          <table:previous>
            <table:change-track-table-cell/>
          </table:previous>
        </table:cell-content-change>
        <table:cell-content-change table:id="ct344">
          <table:cell-address table:column="6" table:row="40" table:table="0"/>
          <office:change-info>
            <dc:creator> </dc:creator>
            <dc:date>2016-05-10T07:49:33.78</dc:date>
          </office:change-info>
          <table:previous>
            <table:change-track-table-cell/>
          </table:previous>
        </table:cell-content-change>
        <table:cell-content-change table:id="ct345">
          <table:cell-address table:column="7" table:row="40" table:table="0"/>
          <office:change-info>
            <dc:creator> </dc:creator>
            <dc:date>2016-05-10T07:49:49.03</dc:date>
          </office:change-info>
          <table:previous>
            <table:change-track-table-cell/>
          </table:previous>
        </table:cell-content-change>
        <table:cell-content-change table:id="ct346">
          <table:cell-address table:column="8" table:row="40" table:table="0"/>
          <office:change-info>
            <dc:creator> </dc:creator>
            <dc:date>2016-05-10T07:50:01.72</dc:date>
          </office:change-info>
          <table:previous>
            <table:change-track-table-cell/>
          </table:previous>
        </table:cell-content-change>
        <table:cell-content-change table:id="ct347">
          <table:cell-address table:column="10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8">
          <table:cell-address table:column="10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9">
          <table:cell-address table:column="10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0">
          <table:cell-address table:column="10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1">
          <table:cell-address table:column="11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2">
          <table:cell-address table:column="11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3">
          <table:cell-address table:column="11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4">
          <table:cell-address table:column="11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5">
          <table:cell-address table:column="12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6">
          <table:cell-address table:column="12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7">
          <table:cell-address table:column="12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8">
          <table:cell-address table:column="12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9">
          <table:cell-address table:column="13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0">
          <table:cell-address table:column="13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1">
          <table:cell-address table:column="13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2">
          <table:cell-address table:column="13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3">
          <table:cell-address table:column="10" table:row="39" table:table="0"/>
          <office:change-info>
            <dc:creator> </dc:creator>
            <dc:date>2016-05-10T07:51:05.60</dc:date>
          </office:change-info>
          <table:previous table:id="ct347">
            <table:change-track-table-cell office:value-type="float" office:value="2"/>
          </table:previous>
        </table:cell-content-change>
        <table:cell-content-change table:id="ct364">
          <table:cell-address table:column="11" table:row="39" table:table="0"/>
          <office:change-info>
            <dc:creator> </dc:creator>
            <dc:date>2016-05-10T07:51:07.03</dc:date>
          </office:change-info>
          <table:previous table:id="ct351">
            <table:change-track-table-cell office:value-type="float" office:value="2"/>
          </table:previous>
        </table:cell-content-change>
        <table:cell-content-change table:id="ct365">
          <table:cell-address table:column="12" table:row="39" table:table="0"/>
          <office:change-info>
            <dc:creator> </dc:creator>
            <dc:date>2016-05-10T07:51:08.14</dc:date>
          </office:change-info>
          <table:previous table:id="ct355">
            <table:change-track-table-cell office:value-type="float" office:value="2"/>
          </table:previous>
        </table:cell-content-change>
        <table:cell-content-change table:id="ct366">
          <table:cell-address table:column="13" table:row="39" table:table="0"/>
          <office:change-info>
            <dc:creator> </dc:creator>
            <dc:date>2016-05-10T07:51:11.05</dc:date>
          </office:change-info>
          <table:previous table:id="ct359">
            <table:change-track-table-cell office:value-type="float" office:value="2"/>
          </table:previous>
        </table:cell-content-change>
        <table:cell-content-change table:id="ct367">
          <table:cell-address table:column="5" table:row="43" table:table="0"/>
          <office:change-info>
            <dc:creator> </dc:creator>
            <dc:date>2016-05-10T08:09:18.25</dc:date>
          </office:change-info>
          <table:previous>
            <table:change-track-table-cell/>
          </table:previous>
        </table:cell-content-change>
        <table:cell-content-change table:id="ct368">
          <table:cell-address table:column="5" table:row="43" table:table="0"/>
          <office:change-info>
            <dc:creator> </dc:creator>
            <dc:date>2016-05-10T08:09:30.04</dc:date>
          </office:change-info>
          <table:previous table:id="ct367">
            <table:change-track-table-cell office:value-type="float" office:value="0.315"/>
          </table:previous>
        </table:cell-content-change>
        <table:cell-content-change table:id="ct369">
          <table:cell-address table:column="6" table:row="43" table:table="0"/>
          <office:change-info>
            <dc:creator> </dc:creator>
            <dc:date>2016-05-10T08:10:09.19</dc:date>
          </office:change-info>
          <table:previous>
            <table:change-track-table-cell/>
          </table:previous>
        </table:cell-content-change>
        <table:cell-content-change table:id="ct370">
          <table:cell-address table:column="7" table:row="43" table:table="0"/>
          <office:change-info>
            <dc:creator> </dc:creator>
            <dc:date>2016-05-10T08:10:31.14</dc:date>
          </office:change-info>
          <table:previous>
            <table:change-track-table-cell/>
          </table:previous>
        </table:cell-content-change>
        <table:cell-content-change table:id="ct371">
          <table:cell-address table:column="7" table:row="43" table:table="0"/>
          <office:change-info>
            <dc:creator> </dc:creator>
            <dc:date>2016-05-10T08:10:36.94</dc:date>
          </office:change-info>
          <table:previous table:id="ct370">
            <table:change-track-table-cell office:value-type="string">
              <text:p>820,97</text:p>
            </table:change-track-table-cell>
          </table:previous>
        </table:cell-content-change>
        <table:cell-content-change table:id="ct372">
          <table:cell-address table:column="8" table:row="43" table:table="0"/>
          <office:change-info>
            <dc:creator> </dc:creator>
            <dc:date>2016-05-10T08:10:36.94</dc:date>
          </office:change-info>
          <table:previous>
            <table:change-track-table-cell/>
          </table:previous>
        </table:cell-content-change>
        <table:cell-content-change table:id="ct373">
          <table:cell-address table:column="5" table:row="45" table:table="0"/>
          <office:change-info>
            <dc:creator> </dc:creator>
            <dc:date>2016-05-10T08:11:40.82</dc:date>
          </office:change-info>
          <table:previous>
            <table:change-track-table-cell/>
          </table:previous>
        </table:cell-content-change>
        <table:cell-content-change table:id="ct374">
          <table:cell-address table:column="6" table:row="45" table:table="0"/>
          <office:change-info>
            <dc:creator> </dc:creator>
            <dc:date>2016-05-10T08:11:50.72</dc:date>
          </office:change-info>
          <table:previous>
            <table:change-track-table-cell/>
          </table:previous>
        </table:cell-content-change>
        <table:cell-content-change table:id="ct375">
          <table:cell-address table:column="7" table:row="45" table:table="0"/>
          <office:change-info>
            <dc:creator> </dc:creator>
            <dc:date>2016-05-10T08:12:04.57</dc:date>
          </office:change-info>
          <table:previous>
            <table:change-track-table-cell/>
          </table:previous>
        </table:cell-content-change>
        <table:cell-content-change table:id="ct376">
          <table:cell-address table:column="8" table:row="45" table:table="0"/>
          <office:change-info>
            <dc:creator> </dc:creator>
            <dc:date>2016-05-10T08:12:27.99</dc:date>
          </office:change-info>
          <table:previous>
            <table:change-track-table-cell/>
          </table:previous>
        </table:cell-content-change>
        <table:cell-content-change table:id="ct377">
          <table:cell-address table:column="10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8">
          <table:cell-address table:column="10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9">
          <table:cell-address table:column="10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0">
          <table:cell-address table:column="10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1">
          <table:cell-address table:column="10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2">
          <table:cell-address table:column="10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3">
          <table:cell-address table:column="11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4">
          <table:cell-address table:column="11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5">
          <table:cell-address table:column="11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6">
          <table:cell-address table:column="11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7">
          <table:cell-address table:column="11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8">
          <table:cell-address table:column="11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9">
          <table:cell-address table:column="12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0">
          <table:cell-address table:column="12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1">
          <table:cell-address table:column="12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2">
          <table:cell-address table:column="12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3">
          <table:cell-address table:column="12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4">
          <table:cell-address table:column="12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5">
          <table:cell-address table:column="13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6">
          <table:cell-address table:column="13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7">
          <table:cell-address table:column="13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8">
          <table:cell-address table:column="13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9">
          <table:cell-address table:column="13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0">
          <table:cell-address table:column="13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1">
          <table:cell-address table:column="10" table:row="43" table:table="0"/>
          <office:change-info>
            <dc:creator> </dc:creator>
            <dc:date>2016-05-10T08:12:41.66</dc:date>
          </office:change-info>
          <table:previous table:id="ct377">
            <table:change-track-table-cell office:value-type="float" office:value="2"/>
          </table:previous>
        </table:cell-content-change>
        <table:cell-content-change table:id="ct402">
          <table:cell-address table:column="11" table:row="43" table:table="0"/>
          <office:change-info>
            <dc:creator> </dc:creator>
            <dc:date>2016-05-10T08:12:42.93</dc:date>
          </office:change-info>
          <table:previous table:id="ct383">
            <table:change-track-table-cell office:value-type="float" office:value="2"/>
          </table:previous>
        </table:cell-content-change>
        <table:cell-content-change table:id="ct403">
          <table:cell-address table:column="12" table:row="43" table:table="0"/>
          <office:change-info>
            <dc:creator> </dc:creator>
            <dc:date>2016-05-10T08:12:43.94</dc:date>
          </office:change-info>
          <table:previous table:id="ct389">
            <table:change-track-table-cell office:value-type="float" office:value="2"/>
          </table:previous>
        </table:cell-content-change>
        <table:cell-content-change table:id="ct404">
          <table:cell-address table:column="13" table:row="43" table:table="0"/>
          <office:change-info>
            <dc:creator> </dc:creator>
            <dc:date>2016-05-10T08:13:05.54</dc:date>
          </office:change-info>
          <table:previous table:id="ct395">
            <table:change-track-table-cell office:value-type="float" office:value="2"/>
          </table:previous>
        </table:cell-content-change>
        <table:cell-content-change table:id="ct405">
          <table:cell-address table:column="10" table:row="43" table:table="0"/>
          <office:change-info>
            <dc:creator> </dc:creator>
            <dc:date>2016-05-10T08:13:29.77</dc:date>
          </office:change-info>
          <table:previous table:id="ct401">
            <table:change-track-table-cell office:value-type="float" office:value="1"/>
          </table:previous>
        </table:cell-content-change>
        <table:cell-content-change table:id="ct406">
          <table:cell-address table:column="10" table:row="44" table:table="0"/>
          <office:change-info>
            <dc:creator> </dc:creator>
            <dc:date>2016-05-10T08:13:44.85</dc:date>
          </office:change-info>
          <table:previous table:id="ct378">
            <table:change-track-table-cell table:cell-address="Sheet1.K45" table:formula="of:=[.F45]/[.F44]" office:value-type="float" office:value="0"/>
          </table:previous>
        </table:cell-content-change>
        <table:cell-content-change table:id="ct407">
          <table:cell-address table:column="11" table:row="44" table:table="0"/>
          <office:change-info>
            <dc:creator> </dc:creator>
            <dc:date>2016-05-10T08:13:47.97</dc:date>
          </office:change-info>
          <table:previous table:id="ct384">
            <table:change-track-table-cell table:cell-address="Sheet1.L45" table:formula="of:=[.G45]/[.G44]" office:value-type="float" office:value="0"/>
          </table:previous>
        </table:cell-content-change>
        <table:cell-content-change table:id="ct408">
          <table:cell-address table:column="12" table:row="44" table:table="0"/>
          <office:change-info>
            <dc:creator> </dc:creator>
            <dc:date>2016-05-10T08:13:49.53</dc:date>
          </office:change-info>
          <table:previous table:id="ct390">
            <table:change-track-table-cell table:cell-address="Sheet1.M45" table:formula="of:=[.H45]/[.H44]" office:value-type="float" office:value="0"/>
          </table:previous>
        </table:cell-content-change>
        <table:cell-content-change table:id="ct409">
          <table:cell-address table:column="13" table:row="44" table:table="0"/>
          <office:change-info>
            <dc:creator> </dc:creator>
            <dc:date>2016-05-10T08:13:51.04</dc:date>
          </office:change-info>
          <table:previous table:id="ct396">
            <table:change-track-table-cell table:cell-address="Sheet1.N45" table:formula="of:=[.I45]/[.I44]" office:value-type="float" office:value="0"/>
          </table:previous>
        </table:cell-content-change>
        <table:cell-content-change table:id="ct410">
          <table:cell-address table:column="11" table:row="43" table:table="0"/>
          <office:change-info>
            <dc:creator> </dc:creator>
            <dc:date>2016-05-10T08:14:03.55</dc:date>
          </office:change-info>
          <table:previous table:id="ct402">
            <table:change-track-table-cell office:value-type="float" office:value="1"/>
          </table:previous>
        </table:cell-content-change>
        <table:cell-content-change table:id="ct411">
          <table:cell-address table:column="12" table:row="43" table:table="0"/>
          <office:change-info>
            <dc:creator> </dc:creator>
            <dc:date>2016-05-10T08:14:10.74</dc:date>
          </office:change-info>
          <table:previous table:id="ct403">
            <table:change-track-table-cell office:value-type="float" office:value="1"/>
          </table:previous>
        </table:cell-content-change>
        <table:cell-content-change table:id="ct412">
          <table:cell-address table:column="13" table:row="43" table:table="0"/>
          <office:change-info>
            <dc:creator> </dc:creator>
            <dc:date>2016-05-10T08:14:21.90</dc:date>
          </office:change-info>
          <table:previous table:id="ct404">
            <table:change-track-table-cell office:value-type="float" office:value="1"/>
          </table:previous>
        </table:cell-content-change>
        <table:cell-content-change table:id="ct413">
          <table:cell-address table:column="12" table:row="43" table:table="0"/>
          <office:change-info>
            <dc:creator> </dc:creator>
            <dc:date>2016-05-10T08:14:32.32</dc:date>
          </office:change-info>
          <table:previous table:id="ct411">
            <table:change-track-table-cell table:cell-address="Sheet1.M44" table:formula="of:=[.G44]/[.G40]" office:value-type="float" office:value="2.207"/>
          </table:previous>
        </table:cell-content-change>
        <table:cell-content-change table:id="ct414">
          <table:cell-address table:column="5" table:row="46" table:table="0"/>
          <office:change-info>
            <dc:creator> </dc:creator>
            <dc:date>2016-05-10T08:23:37.38</dc:date>
          </office:change-info>
          <table:previous>
            <table:change-track-table-cell/>
          </table:previous>
        </table:cell-content-change>
        <table:cell-content-change table:id="ct415">
          <table:cell-address table:column="6" table:row="46" table:table="0"/>
          <office:change-info>
            <dc:creator> </dc:creator>
            <dc:date>2016-05-10T08:23:44.53</dc:date>
          </office:change-info>
          <table:previous>
            <table:change-track-table-cell/>
          </table:previous>
        </table:cell-content-change>
        <table:cell-content-change table:id="ct416">
          <table:cell-address table:column="7" table:row="46" table:table="0"/>
          <office:change-info>
            <dc:creator> </dc:creator>
            <dc:date>2016-05-10T08:23:52.47</dc:date>
          </office:change-info>
          <table:previous>
            <table:change-track-table-cell/>
          </table:previous>
        </table:cell-content-change>
        <table:cell-content-change table:id="ct417">
          <table:cell-address table:column="7" table:row="46" table:table="0"/>
          <office:change-info>
            <dc:creator> </dc:creator>
            <dc:date>2016-05-10T08:24:05.14</dc:date>
          </office:change-info>
          <table:previous table:id="ct416">
            <table:change-track-table-cell office:value-type="float" office:value="2689"/>
          </table:previous>
        </table:cell-content-change>
        <table:cell-content-change table:id="ct418">
          <table:cell-address table:column="8" table:row="46" table:table="0"/>
          <office:change-info>
            <dc:creator> </dc:creator>
            <dc:date>2016-05-10T08:24:10.45</dc:date>
          </office:change-info>
          <table:previous>
            <table:change-track-table-cell/>
          </table:previous>
        </table:cell-content-change>
        <table:cell-content-change table:id="ct419">
          <table:cell-address table:column="15" table:row="47" table:table="0"/>
          <office:change-info>
            <dc:creator> </dc:creator>
            <dc:date>2016-05-10T08:25:00</dc:date>
          </office:change-info>
          <table:previous>
            <table:change-track-table-cell/>
          </table:previous>
        </table:cell-content-change>
        <table:cell-content-change table:id="ct420">
          <table:cell-address table:column="15" table:row="48" table:table="0"/>
          <office:change-info>
            <dc:creator> </dc:creator>
            <dc:date>2016-05-10T08:25:11.39</dc:date>
          </office:change-info>
          <table:previous>
            <table:change-track-table-cell/>
          </table:previous>
        </table:cell-content-change>
        <table:cell-content-change table:id="ct421">
          <table:cell-address table:column="16" table:row="48" table:table="0"/>
          <office:change-info>
            <dc:creator> </dc:creator>
            <dc:date>2016-05-10T08:25:24.72</dc:date>
          </office:change-info>
          <table:previous>
            <table:change-track-table-cell/>
          </table:previous>
        </table:cell-content-change>
        <table:cell-content-change table:id="ct422">
          <table:cell-address table:column="16" table:row="47" table:table="0"/>
          <office:change-info>
            <dc:creator> </dc:creator>
            <dc:date>2016-05-10T08:25:41.35</dc:date>
          </office:change-info>
          <table:previous>
            <table:change-track-table-cell/>
          </table:previous>
        </table:cell-content-change>
        <table:cell-content-change table:id="ct423">
          <table:cell-address table:column="17" table:row="47" table:table="0"/>
          <office:change-info>
            <dc:creator> </dc:creator>
            <dc:date>2016-05-10T08:26:04.63</dc:date>
          </office:change-info>
          <table:previous>
            <table:change-track-table-cell/>
          </table:previous>
        </table:cell-content-change>
        <table:cell-content-change table:id="ct424">
          <table:cell-address table:column="17" table:row="48" table:table="0"/>
          <office:change-info>
            <dc:creator> </dc:creator>
            <dc:date>2016-05-10T08:26:26.28</dc:date>
          </office:change-info>
          <table:previous>
            <table:change-track-table-cell/>
          </table:previous>
        </table:cell-content-change>
        <table:cell-content-change table:id="ct425">
          <table:cell-address table:column="18" table:row="48" table:table="0"/>
          <office:change-info>
            <dc:creator> </dc:creator>
            <dc:date>2016-05-10T08:26:31.84</dc:date>
          </office:change-info>
          <table:previous>
            <table:change-track-table-cell/>
          </table:previous>
        </table:cell-content-change>
        <table:cell-content-change table:id="ct426">
          <table:cell-address table:column="5" table:row="47" table:table="0"/>
          <office:change-info>
            <dc:creator> </dc:creator>
            <dc:date>2016-05-10T08:26:39.14</dc:date>
          </office:change-info>
          <table:previous>
            <table:change-track-table-cell/>
          </table:previous>
        </table:cell-content-change>
        <table:cell-content-change table:id="ct427">
          <table:cell-address table:column="6" table:row="47" table:table="0"/>
          <office:change-info>
            <dc:creator> </dc:creator>
            <dc:date>2016-05-10T08:26:49</dc:date>
          </office:change-info>
          <table:previous>
            <table:change-track-table-cell/>
          </table:previous>
        </table:cell-content-change>
        <table:cell-content-change table:id="ct428">
          <table:cell-address table:column="7" table:row="47" table:table="0"/>
          <office:change-info>
            <dc:creator> </dc:creator>
            <dc:date>2016-05-10T08:27:04.57</dc:date>
          </office:change-info>
          <table:previous>
            <table:change-track-table-cell/>
          </table:previous>
        </table:cell-content-change>
        <table:cell-content-change table:id="ct429">
          <table:cell-address table:column="8" table:row="47" table:table="0"/>
          <office:change-info>
            <dc:creator> </dc:creator>
            <dc:date>2016-05-10T08:27:09.79</dc:date>
          </office:change-info>
          <table:previous>
            <table:change-track-table-cell/>
          </table:previous>
        </table:cell-content-change>
        <table:cell-content-change table:id="ct430">
          <table:cell-address table:column="18" table:row="47" table:table="0"/>
          <office:change-info>
            <dc:creator> </dc:creator>
            <dc:date>2016-05-10T08:27:18.05</dc:date>
          </office:change-info>
          <table:previous>
            <table:change-track-table-cell/>
          </table:previous>
        </table:cell-content-change>
        <table:cell-content-change table:id="ct431">
          <table:cell-address table:column="5" table:row="49" table:table="0"/>
          <office:change-info>
            <dc:creator> </dc:creator>
            <dc:date>2016-05-10T08:29:37.08</dc:date>
          </office:change-info>
          <table:previous>
            <table:change-track-table-cell/>
          </table:previous>
        </table:cell-content-change>
        <table:cell-content-change table:id="ct432">
          <table:cell-address table:column="6" table:row="49" table:table="0"/>
          <office:change-info>
            <dc:creator> </dc:creator>
            <dc:date>2016-05-10T08:29:50.73</dc:date>
          </office:change-info>
          <table:previous>
            <table:change-track-table-cell/>
          </table:previous>
        </table:cell-content-change>
        <table:cell-content-change table:id="ct433">
          <table:cell-address table:column="7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4">
          <table:cell-address table:column="8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5">
          <table:cell-address table:column="20" table:row="2" table:table="0"/>
          <office:change-info>
            <dc:creator> </dc:creator>
            <dc:date>2016-05-10T10:06:22.14</dc:date>
          </office:change-info>
          <table:previous>
            <table:change-track-table-cell/>
          </table:previous>
        </table:cell-content-change>
        <table:cell-content-change table:id="ct436">
          <table:cell-address table:column="20" table:row="4" table:table="0"/>
          <office:change-info>
            <dc:creator> </dc:creator>
            <dc:date>2016-05-10T10:06:45.48</dc:date>
          </office:change-info>
          <table:previous>
            <table:change-track-table-cell/>
          </table:previous>
        </table:cell-content-change>
        <table:cell-content-change table:id="ct437">
          <table:cell-address table:column="21" table:row="4" table:table="0"/>
          <office:change-info>
            <dc:creator> </dc:creator>
            <dc:date>2016-05-10T10:06:56.28</dc:date>
          </office:change-info>
          <table:previous>
            <table:change-track-table-cell/>
          </table:previous>
        </table:cell-content-change>
        <table:cell-content-change table:id="ct438">
          <table:cell-address table:column="22" table:row="4" table:table="0"/>
          <office:change-info>
            <dc:creator> </dc:creator>
            <dc:date>2016-05-10T10:07:07.85</dc:date>
          </office:change-info>
          <table:previous>
            <table:change-track-table-cell/>
          </table:previous>
        </table:cell-content-change>
        <table:cell-content-change table:id="ct439">
          <table:cell-address table:column="23" table:row="4" table:table="0"/>
          <office:change-info>
            <dc:creator> </dc:creator>
            <dc:date>2016-05-10T10:08:26.15</dc:date>
          </office:change-info>
          <table:previous>
            <table:change-track-table-cell/>
          </table:previous>
        </table:cell-content-change>
        <table:cell-content-change table:id="ct440">
          <table:cell-address table:column="20" table:row="22" table:table="0"/>
          <office:change-info>
            <dc:creator> </dc:creator>
            <dc:date>2016-05-10T10:08:39.94</dc:date>
          </office:change-info>
          <table:previous>
            <table:change-track-table-cell/>
          </table:previous>
        </table:cell-content-change>
        <table:cell-content-change table:id="ct441">
          <table:cell-address table:column="21" table:row="22" table:table="0"/>
          <office:change-info>
            <dc:creator> </dc:creator>
            <dc:date>2016-05-10T10:09:07.48</dc:date>
          </office:change-info>
          <table:previous>
            <table:change-track-table-cell/>
          </table:previous>
        </table:cell-content-change>
        <table:cell-content-change table:id="ct442">
          <table:cell-address table:column="22" table:row="22" table:table="0"/>
          <office:change-info>
            <dc:creator> </dc:creator>
            <dc:date>2016-05-10T10:09:17.53</dc:date>
          </office:change-info>
          <table:previous>
            <table:change-track-table-cell/>
          </table:previous>
        </table:cell-content-change>
        <table:cell-content-change table:id="ct443">
          <table:cell-address table:column="23" table:row="22" table:table="0"/>
          <office:change-info>
            <dc:creator> </dc:creator>
            <dc:date>2016-05-10T10:09:25.60</dc:date>
          </office:change-info>
          <table:previous>
            <table:change-track-table-cell/>
          </table:previous>
        </table:cell-content-change>
        <table:cell-content-change table:id="ct444">
          <table:cell-address table:column="20" table:row="34" table:table="0"/>
          <office:change-info>
            <dc:creator> </dc:creator>
            <dc:date>2016-05-10T10:10:19.61</dc:date>
          </office:change-info>
          <table:previous>
            <table:change-track-table-cell/>
          </table:previous>
        </table:cell-content-change>
        <table:cell-content-change table:id="ct445">
          <table:cell-address table:column="21" table:row="34" table:table="0"/>
          <office:change-info>
            <dc:creator> </dc:creator>
            <dc:date>2016-05-10T10:10:31.82</dc:date>
          </office:change-info>
          <table:previous>
            <table:change-track-table-cell/>
          </table:previous>
        </table:cell-content-change>
        <table:cell-content-change table:id="ct446">
          <table:cell-address table:column="21" table:row="34" table:table="0"/>
          <office:change-info>
            <dc:creator> </dc:creator>
            <dc:date>2016-05-10T10:10:40.08</dc:date>
          </office:change-info>
          <table:previous table:id="ct445">
            <table:change-track-table-cell office:value-type="float" office:value="87597"/>
          </table:previous>
        </table:cell-content-change>
        <table:cell-content-change table:id="ct447">
          <table:cell-address table:column="22" table:row="34" table:table="0"/>
          <office:change-info>
            <dc:creator> </dc:creator>
            <dc:date>2016-05-10T10:10:51.79</dc:date>
          </office:change-info>
          <table:previous>
            <table:change-track-table-cell/>
          </table:previous>
        </table:cell-content-change>
        <table:cell-content-change table:id="ct448">
          <table:cell-address table:column="23" table:row="34" table:table="0"/>
          <office:change-info>
            <dc:creator> </dc:creator>
            <dc:date>2016-05-10T10:11:11.41</dc:date>
          </office:change-info>
          <table:previous>
            <table:change-track-table-cell/>
          </table:previous>
        </table:cell-content-change>
        <table:cell-content-change table:id="ct449">
          <table:cell-address table:column="10" table:row="81" table:table="0"/>
          <office:change-info>
            <dc:creator> </dc:creator>
            <dc:date>2016-05-10T11:46:23.34</dc:date>
          </office:change-info>
          <table:previous table:id="ct104">
            <table:change-track-table-cell/>
          </table:previous>
        </table:cell-content-change>
        <table:cell-content-change table:id="ct450">
          <table:cell-address table:column="11" table:row="81" table:table="0"/>
          <office:change-info>
            <dc:creator> </dc:creator>
            <dc:date>2016-05-10T11:46:23.74</dc:date>
          </office:change-info>
          <table:previous table:id="ct109">
            <table:change-track-table-cell/>
          </table:previous>
        </table:cell-content-change>
        <table:cell-content-change table:id="ct451">
          <table:cell-address table:column="12" table:row="81" table:table="0"/>
          <office:change-info>
            <dc:creator> </dc:creator>
            <dc:date>2016-05-10T11:46:24.09</dc:date>
          </office:change-info>
          <table:previous table:id="ct114">
            <table:change-track-table-cell/>
          </table:previous>
        </table:cell-content-change>
        <table:cell-content-change table:id="ct452">
          <table:cell-address table:column="13" table:row="81" table:table="0"/>
          <office:change-info>
            <dc:creator> </dc:creator>
            <dc:date>2016-05-10T11:46:24.68</dc:date>
          </office:change-info>
          <table:previous table:id="ct119">
            <table:change-track-table-cell/>
          </table:previous>
        </table:cell-content-change>
        <table:cell-content-change table:id="ct453">
          <table:cell-address table:column="10" table:row="82" table:table="0"/>
          <office:change-info>
            <dc:creator> </dc:creator>
            <dc:date>2016-05-10T11:46:41.43</dc:date>
          </office:change-info>
          <table:previous table:id="ct105">
            <table:change-track-table-cell/>
          </table:previous>
        </table:cell-content-change>
        <table:cell-content-change table:id="ct454">
          <table:cell-address table:column="10" table:row="83" table:table="0"/>
          <office:change-info>
            <dc:creator> </dc:creator>
            <dc:date>2016-05-10T11:46:46.45</dc:date>
          </office:change-info>
          <table:previous table:id="ct106">
            <table:change-track-table-cell/>
          </table:previous>
        </table:cell-content-change>
        <table:cell-content-change table:id="ct455">
          <table:cell-address table:column="10" table:row="85" table:table="0"/>
          <office:change-info>
            <dc:creator> </dc:creator>
            <dc:date>2016-05-10T11:46:51.65</dc:date>
          </office:change-info>
          <table:previous table:id="ct108">
            <table:change-track-table-cell/>
          </table:previous>
        </table:cell-content-change>
        <table:cell-content-change table:id="ct456">
          <table:cell-address table:column="11" table:row="82" table:table="0"/>
          <office:change-info>
            <dc:creator> </dc:creator>
            <dc:date>2016-05-10T11:46:57.49</dc:date>
          </office:change-info>
          <table:previous table:id="ct110">
            <table:change-track-table-cell/>
          </table:previous>
        </table:cell-content-change>
        <table:cell-content-change table:id="ct457">
          <table:cell-address table:column="11" table:row="83" table:table="0"/>
          <office:change-info>
            <dc:creator> </dc:creator>
            <dc:date>2016-05-10T11:47:01.15</dc:date>
          </office:change-info>
          <table:previous table:id="ct111">
            <table:change-track-table-cell/>
          </table:previous>
        </table:cell-content-change>
        <table:cell-content-change table:id="ct458">
          <table:cell-address table:column="11" table:row="85" table:table="0"/>
          <office:change-info>
            <dc:creator> </dc:creator>
            <dc:date>2016-05-10T11:47:05.01</dc:date>
          </office:change-info>
          <table:previous table:id="ct113">
            <table:change-track-table-cell/>
          </table:previous>
        </table:cell-content-change>
        <table:cell-content-change table:id="ct459">
          <table:cell-address table:column="12" table:row="82" table:table="0"/>
          <office:change-info>
            <dc:creator> </dc:creator>
            <dc:date>2016-05-10T11:47:10.06</dc:date>
          </office:change-info>
          <table:previous table:id="ct115">
            <table:change-track-table-cell/>
          </table:previous>
        </table:cell-content-change>
        <table:cell-content-change table:id="ct460">
          <table:cell-address table:column="12" table:row="83" table:table="0"/>
          <office:change-info>
            <dc:creator> </dc:creator>
            <dc:date>2016-05-10T11:47:14.76</dc:date>
          </office:change-info>
          <table:previous table:id="ct116">
            <table:change-track-table-cell/>
          </table:previous>
        </table:cell-content-change>
        <table:cell-content-change table:id="ct461">
          <table:cell-address table:column="12" table:row="85" table:table="0"/>
          <office:change-info>
            <dc:creator> </dc:creator>
            <dc:date>2016-05-10T11:47:19.01</dc:date>
          </office:change-info>
          <table:previous table:id="ct118">
            <table:change-track-table-cell/>
          </table:previous>
        </table:cell-content-change>
        <table:cell-content-change table:id="ct462">
          <table:cell-address table:column="13" table:row="82" table:table="0"/>
          <office:change-info>
            <dc:creator> </dc:creator>
            <dc:date>2016-05-10T11:47:23.40</dc:date>
          </office:change-info>
          <table:previous table:id="ct120">
            <table:change-track-table-cell/>
          </table:previous>
        </table:cell-content-change>
        <table:cell-content-change table:id="ct463">
          <table:cell-address table:column="13" table:row="83" table:table="0"/>
          <office:change-info>
            <dc:creator> </dc:creator>
            <dc:date>2016-05-10T11:47:28.01</dc:date>
          </office:change-info>
          <table:previous table:id="ct121">
            <table:change-track-table-cell/>
          </table:previous>
        </table:cell-content-change>
        <table:cell-content-change table:id="ct464">
          <table:cell-address table:column="13" table:row="85" table:table="0"/>
          <office:change-info>
            <dc:creator> </dc:creator>
            <dc:date>2016-05-10T11:47:31.46</dc:date>
          </office:change-info>
          <table:previous table:id="ct123">
            <table:change-track-table-cell/>
          </table:previous>
        </table:cell-content-change>
        <table:cell-content-change table:id="ct465">
          <table:cell-address table:column="10" table:row="94" table:table="0"/>
          <office:change-info>
            <dc:creator> </dc:creator>
            <dc:date>2016-05-10T11:47:43.95</dc:date>
          </office:change-info>
          <table:previous>
            <table:change-track-table-cell/>
          </table:previous>
        </table:cell-content-change>
        <table:movement table:id="ct466">
          <table:source-range-address table:column="10" table:row="93" table:table="0"/>
          <table:target-range-address table:column="10" table:row="94" table:table="0"/>
          <office:change-info>
            <dc:creator> </dc:creator>
            <dc:date>2016-05-10T11:47:45.92</dc:date>
          </office:change-info>
          <table:dependencies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69"/>
            <table:dependence table:id="ct468"/>
            <table:dependence table:id="ct467"/>
          </table:dependencies>
        </table:movement>
        <table:cell-content-change table:id="ct467">
          <table:cell-address table:column="10" table:row="93" table:table="0"/>
          <office:change-info>
            <dc:creator> </dc:creator>
            <dc:date>2016-05-10T11:47:49.51</dc:date>
          </office:change-info>
          <table:previous>
            <table:change-track-table-cell/>
          </table:previous>
        </table:cell-content-change>
        <table:cell-content-change table:id="ct468">
          <table:cell-address table:column="10" table:row="93" table:table="0"/>
          <office:change-info>
            <dc:creator> </dc:creator>
            <dc:date>2016-05-10T11:47:56.84</dc:date>
          </office:change-info>
          <table:previous table:id="ct467">
            <table:change-track-table-cell office:value-type="string">
              <text:p>1</text:p>
            </table:change-track-table-cell>
          </table:previous>
        </table:cell-content-change>
        <table:cell-content-change table:id="ct469">
          <table:cell-address table:column="10" table:row="93" table:table="0"/>
          <office:change-info>
            <dc:creator> </dc:creator>
            <dc:date>2016-05-10T11:47:59.82</dc:date>
          </office:change-info>
          <table:previous table:id="ct468">
            <table:change-track-table-cell/>
          </table:previous>
        </table:cell-content-change>
        <table:cell-content-change table:id="ct470">
          <table:cell-address table:column="10" table:row="95" table:table="0"/>
          <office:change-info>
            <dc:creator> </dc:creator>
            <dc:date>2016-05-10T11:48:10.39</dc:date>
          </office:change-info>
          <table:previous>
            <table:change-track-table-cell/>
          </table:previous>
        </table:cell-content-change>
        <table:cell-content-change table:id="ct471">
          <table:cell-address table:column="10" table:row="97" table:table="0"/>
          <office:change-info>
            <dc:creator> </dc:creator>
            <dc:date>2016-05-10T11:48:13.53</dc:date>
          </office:change-info>
          <table:previous>
            <table:change-track-table-cell/>
          </table:previous>
        </table:cell-content-change>
        <table:cell-content-change table:id="ct472">
          <table:cell-address table:column="11" table:row="93" table:table="0"/>
          <office:change-info>
            <dc:creator> </dc:creator>
            <dc:date>2016-05-10T11:48:15.69</dc:date>
          </office:change-info>
          <table:previous>
            <table:change-track-table-cell/>
          </table:previous>
        </table:cell-content-change>
        <table:cell-content-change table:id="ct473">
          <table:cell-address table:column="12" table:row="93" table:table="0"/>
          <office:change-info>
            <dc:creator> </dc:creator>
            <dc:date>2016-05-10T11:48:16.34</dc:date>
          </office:change-info>
          <table:previous>
            <table:change-track-table-cell/>
          </table:previous>
        </table:cell-content-change>
        <table:cell-content-change table:id="ct474">
          <table:cell-address table:column="13" table:row="93" table:table="0"/>
          <office:change-info>
            <dc:creator> </dc:creator>
            <dc:date>2016-05-10T11:48:16.92</dc:date>
          </office:change-info>
          <table:previous>
            <table:change-track-table-cell/>
          </table:previous>
        </table:cell-content-change>
        <table:cell-content-change table:id="ct475">
          <table:cell-address table:column="11" table:row="94" table:table="0"/>
          <office:change-info>
            <dc:creator> </dc:creator>
            <dc:date>2016-05-10T11:48:43.91</dc:date>
          </office:change-info>
          <table:previous>
            <table:change-track-table-cell/>
          </table:previous>
        </table:cell-content-change>
        <table:cell-content-change table:id="ct476">
          <table:cell-address table:column="11" table:row="95" table:table="0"/>
          <office:change-info>
            <dc:creator> </dc:creator>
            <dc:date>2016-05-10T11:48:47.03</dc:date>
          </office:change-info>
          <table:previous>
            <table:change-track-table-cell/>
          </table:previous>
        </table:cell-content-change>
        <table:cell-content-change table:id="ct477">
          <table:cell-address table:column="11" table:row="97" table:table="0"/>
          <office:change-info>
            <dc:creator> </dc:creator>
            <dc:date>2016-05-10T11:48:50.69</dc:date>
          </office:change-info>
          <table:previous>
            <table:change-track-table-cell/>
          </table:previous>
        </table:cell-content-change>
        <table:cell-content-change table:id="ct478">
          <table:cell-address table:column="11" table:row="98" table:table="0"/>
          <office:change-info>
            <dc:creator> </dc:creator>
            <dc:date>2016-05-10T11:48:50.70</dc:date>
          </office:change-info>
          <table:previous>
            <table:change-track-table-cell/>
          </table:previous>
        </table:cell-content-change>
        <table:cell-content-change table:id="ct479">
          <table:cell-address table:column="12" table:row="94" table:table="0"/>
          <office:change-info>
            <dc:creator> </dc:creator>
            <dc:date>2016-05-10T11:48:55.03</dc:date>
          </office:change-info>
          <table:previous>
            <table:change-track-table-cell/>
          </table:previous>
        </table:cell-content-change>
        <table:cell-content-change table:id="ct480">
          <table:cell-address table:column="12" table:row="95" table:table="0"/>
          <office:change-info>
            <dc:creator> </dc:creator>
            <dc:date>2016-05-10T11:48:58.17</dc:date>
          </office:change-info>
          <table:previous>
            <table:change-track-table-cell/>
          </table:previous>
        </table:cell-content-change>
        <table:cell-content-change table:id="ct481">
          <table:cell-address table:column="12" table:row="97" table:table="0"/>
          <office:change-info>
            <dc:creator> </dc:creator>
            <dc:date>2016-05-10T11:49:01.16</dc:date>
          </office:change-info>
          <table:previous>
            <table:change-track-table-cell/>
          </table:previous>
        </table:cell-content-change>
        <table:cell-content-change table:id="ct482">
          <table:cell-address table:column="13" table:row="94" table:table="0"/>
          <office:change-info>
            <dc:creator> </dc:creator>
            <dc:date>2016-05-10T11:49:04.62</dc:date>
          </office:change-info>
          <table:previous>
            <table:change-track-table-cell/>
          </table:previous>
        </table:cell-content-change>
        <table:cell-content-change table:id="ct483">
          <table:cell-address table:column="13" table:row="95" table:table="0"/>
          <office:change-info>
            <dc:creator> </dc:creator>
            <dc:date>2016-05-10T11:49:07.44</dc:date>
          </office:change-info>
          <table:previous>
            <table:change-track-table-cell/>
          </table:previous>
        </table:cell-content-change>
        <table:cell-content-change table:id="ct484">
          <table:cell-address table:column="13" table:row="97" table:table="0"/>
          <office:change-info>
            <dc:creator> </dc:creator>
            <dc:date>2016-05-10T11:49:11.33</dc:date>
          </office:change-info>
          <table:previous>
            <table:change-track-table-cell/>
          </table:previous>
        </table:cell-content-change>
        <table:cell-content-change table:id="ct485">
          <table:cell-address table:column="10" table:row="105" table:table="0"/>
          <office:change-info>
            <dc:creator> </dc:creator>
            <dc:date>2016-05-10T11:49:16.19</dc:date>
          </office:change-info>
          <table:previous>
            <table:change-track-table-cell/>
          </table:previous>
        </table:cell-content-change>
        <table:cell-content-change table:id="ct486">
          <table:cell-address table:column="11" table:row="105" table:table="0"/>
          <office:change-info>
            <dc:creator> </dc:creator>
            <dc:date>2016-05-10T11:49:16.69</dc:date>
          </office:change-info>
          <table:previous>
            <table:change-track-table-cell/>
          </table:previous>
        </table:cell-content-change>
        <table:cell-content-change table:id="ct487">
          <table:cell-address table:column="12" table:row="105" table:table="0"/>
          <office:change-info>
            <dc:creator> </dc:creator>
            <dc:date>2016-05-10T11:49:17.39</dc:date>
          </office:change-info>
          <table:previous>
            <table:change-track-table-cell/>
          </table:previous>
        </table:cell-content-change>
        <table:cell-content-change table:id="ct488">
          <table:cell-address table:column="13" table:row="105" table:table="0"/>
          <office:change-info>
            <dc:creator> </dc:creator>
            <dc:date>2016-05-10T11:49:18.05</dc:date>
          </office:change-info>
          <table:previous>
            <table:change-track-table-cell/>
          </table:previous>
        </table:cell-content-change>
        <table:cell-content-change table:id="ct489">
          <table:cell-address table:column="10" table:row="106" table:table="0"/>
          <office:change-info>
            <dc:creator> </dc:creator>
            <dc:date>2016-05-10T11:49:22.97</dc:date>
          </office:change-info>
          <table:previous>
            <table:change-track-table-cell/>
          </table:previous>
        </table:cell-content-change>
        <table:cell-content-change table:id="ct490">
          <table:cell-address table:column="10" table:row="107" table:table="0"/>
          <office:change-info>
            <dc:creator> </dc:creator>
            <dc:date>2016-05-10T11:49:27.80</dc:date>
          </office:change-info>
          <table:previous>
            <table:change-track-table-cell/>
          </table:previous>
        </table:cell-content-change>
        <table:cell-content-change table:id="ct491">
          <table:cell-address table:column="10" table:row="109" table:table="0"/>
          <office:change-info>
            <dc:creator> </dc:creator>
            <dc:date>2016-05-10T11:49:30.81</dc:date>
          </office:change-info>
          <table:previous>
            <table:change-track-table-cell/>
          </table:previous>
        </table:cell-content-change>
        <table:cell-content-change table:id="ct492">
          <table:cell-address table:column="11" table:row="106" table:table="0"/>
          <office:change-info>
            <dc:creator> </dc:creator>
            <dc:date>2016-05-10T11:49:34.52</dc:date>
          </office:change-info>
          <table:previous>
            <table:change-track-table-cell/>
          </table:previous>
        </table:cell-content-change>
        <table:cell-content-change table:id="ct493">
          <table:cell-address table:column="11" table:row="107" table:table="0"/>
          <office:change-info>
            <dc:creator> </dc:creator>
            <dc:date>2016-05-10T11:49:37.06</dc:date>
          </office:change-info>
          <table:previous>
            <table:change-track-table-cell/>
          </table:previous>
        </table:cell-content-change>
        <table:cell-content-change table:id="ct494">
          <table:cell-address table:column="11" table:row="109" table:table="0"/>
          <office:change-info>
            <dc:creator> </dc:creator>
            <dc:date>2016-05-10T11:49:40.84</dc:date>
          </office:change-info>
          <table:previous>
            <table:change-track-table-cell/>
          </table:previous>
        </table:cell-content-change>
        <table:cell-content-change table:id="ct495">
          <table:cell-address table:column="12" table:row="106" table:table="0"/>
          <office:change-info>
            <dc:creator> </dc:creator>
            <dc:date>2016-05-10T11:49:44.57</dc:date>
          </office:change-info>
          <table:previous>
            <table:change-track-table-cell/>
          </table:previous>
        </table:cell-content-change>
        <table:cell-content-change table:id="ct496">
          <table:cell-address table:column="12" table:row="107" table:table="0"/>
          <office:change-info>
            <dc:creator> </dc:creator>
            <dc:date>2016-05-10T11:49:47.77</dc:date>
          </office:change-info>
          <table:previous>
            <table:change-track-table-cell/>
          </table:previous>
        </table:cell-content-change>
        <table:cell-content-change table:id="ct497">
          <table:cell-address table:column="12" table:row="109" table:table="0"/>
          <office:change-info>
            <dc:creator> </dc:creator>
            <dc:date>2016-05-10T11:49:50.66</dc:date>
          </office:change-info>
          <table:previous>
            <table:change-track-table-cell/>
          </table:previous>
        </table:cell-content-change>
        <table:cell-content-change table:id="ct498">
          <table:cell-address table:column="13" table:row="106" table:table="0"/>
          <office:change-info>
            <dc:creator> </dc:creator>
            <dc:date>2016-05-10T11:49:54.42</dc:date>
          </office:change-info>
          <table:previous>
            <table:change-track-table-cell/>
          </table:previous>
        </table:cell-content-change>
        <table:cell-content-change table:id="ct499">
          <table:cell-address table:column="13" table:row="107" table:table="0"/>
          <office:change-info>
            <dc:creator> </dc:creator>
            <dc:date>2016-05-10T11:49:57.23</dc:date>
          </office:change-info>
          <table:previous>
            <table:change-track-table-cell/>
          </table:previous>
        </table:cell-content-change>
        <table:cell-content-change table:id="ct500">
          <table:cell-address table:column="13" table:row="109" table:table="0"/>
          <office:change-info>
            <dc:creator> </dc:creator>
            <dc:date>2016-05-10T11:50:00.37</dc:date>
          </office:change-info>
          <table:previous>
            <table:change-track-table-cell/>
          </table:previous>
        </table:cell-content-change>
        <table:cell-content-change table:id="ct501">
          <table:cell-address table:column="10" table:row="93" table:table="0"/>
          <office:change-info>
            <dc:creator> </dc:creator>
            <dc:date>2016-05-10T11:51:14.97</dc:date>
          </office:change-info>
          <table:previous table:id="ct469">
            <table:change-track-table-cell office:value-type="string">
              <text:p>1</text:p>
            </table:change-track-table-cell>
          </table:previous>
        </table:cell-content-change>
        <table:cell-content-change table:id="ct502">
          <table:cell-address table:column="10" table:row="93" table:table="0"/>
          <office:change-info>
            <dc:creator> </dc:creator>
            <dc:date>2016-05-10T11:51:21.56</dc:date>
          </office:change-info>
          <table:previous table:id="ct501">
            <table:change-track-table-cell/>
          </table:previous>
        </table:cell-content-change>
        <table:cell-content-change table:id="ct503">
          <table:cell-address table:column="10" table:row="93" table:table="0"/>
          <office:change-info>
            <dc:creator> </dc:creator>
            <dc:date>2016-05-10T11:51:27.50</dc:date>
          </office:change-info>
          <table:previous table:id="ct502">
            <table:change-track-table-cell office:value-type="string">
              <text:p>1</text:p>
            </table:change-track-table-cell>
          </table:previous>
        </table:cell-content-change>
        <table:cell-content-change table:id="ct504">
          <table:cell-address table:column="12" table:row="131" table:table="0"/>
          <office:change-info>
            <dc:creator> </dc:creator>
            <dc:date>2016-05-10T12:07:15.66</dc:date>
          </office:change-info>
          <table:previous>
            <table:change-track-table-cell/>
          </table:previous>
        </table:cell-content-change>
        <table:cell-content-change table:id="ct505">
          <table:cell-address table:column="12" table:row="47" table:table="0"/>
          <office:change-info>
            <dc:creator> </dc:creator>
            <dc:date>2016-05-10T12:07:35.88</dc:date>
          </office:change-info>
          <table:previous table:id="ct393">
            <table:change-track-table-cell table:cell-address="Sheet1.M48" table:formula="of:=[.H48]/[.H44]" office:value-type="float" office:value="3.514"/>
          </table:previous>
        </table:cell-content-change>
        <table:cell-content-change table:id="ct506">
          <table:cell-address table:column="11" table:row="47" table:table="0"/>
          <office:change-info>
            <dc:creator> </dc:creator>
            <dc:date>2016-05-10T12:07:38.22</dc:date>
          </office:change-info>
          <table:previous table:id="ct387">
            <table:change-track-table-cell table:cell-address="Sheet1.L48" table:formula="of:=[.G48]/[.G44]" office:value-type="float" office:value="3.763"/>
          </table:previous>
        </table:cell-content-change>
        <table:cell-content-change table:id="ct507">
          <table:cell-address table:column="10" table:row="47" table:table="0"/>
          <office:change-info>
            <dc:creator> </dc:creator>
            <dc:date>2016-05-10T12:07:41.15</dc:date>
          </office:change-info>
          <table:previous table:id="ct381">
            <table:change-track-table-cell table:cell-address="Sheet1.K48" table:formula="of:=[.F48]/[.F44]" office:value-type="float" office:value="3.496"/>
          </table:previous>
        </table:cell-content-change>
        <table:cell-content-change table:id="ct508">
          <table:cell-address table:column="13" table:row="47" table:table="0"/>
          <office:change-info>
            <dc:creator> </dc:creator>
            <dc:date>2016-05-10T12:07:44.30</dc:date>
          </office:change-info>
          <table:previous table:id="ct399">
            <table:change-track-table-cell table:cell-address="Sheet1.N48" table:formula="of:=[.I48]/[.I44]" office:value-type="float" office:value="3.854"/>
          </table:previous>
        </table:cell-content-change>
        <table:cell-content-change table:id="ct509">
          <table:cell-address table:column="12" table:row="131" table:table="0"/>
          <office:change-info>
            <dc:creator> </dc:creator>
            <dc:date>2016-05-10T12:08:00.26</dc:date>
          </office:change-info>
          <table:previous table:id="ct504">
            <table:change-track-table-cell table:cell-address="Sheet1.M132" table:formula="of:=([.M6]+[.M12]+[.M18]+[.M24]+[.M30]+[.M36]+[.M42]+[.M54]+[.M60]+[.M66]+[.M72]+[.M78]+[.M84]+[.M90]+[.M96]+[.M102]+[.M108]+[.M114])/18" office:value-type="float" office:value="1.043"/>
          </table:previous>
        </table:cell-content-change>
        <table:cell-content-change table:id="ct510">
          <table:cell-address table:column="12" table:row="131" table:table="0"/>
          <office:change-info>
            <dc:creator> </dc:creator>
            <dc:date>2016-05-10T12:08:13.10</dc:date>
          </office:change-info>
          <table:previous table:id="ct509">
            <table:change-track-table-cell table:cell-address="Sheet1.M132" table:formula="of:=([.M6]+[.M12]+[.M18]+[.M24]+[.M30]+[.M36]+[.M42]+[.M48]+[.M54]+[.M60]+[.M66]+[.M72]+[.M78]+[.M84]+[.M90]+[.M96]+[.M102]+[.M108]+[.M114])/18" office:value-type="float" office:value="1.101"/>
          </table:previous>
        </table:cell-content-change>
        <table:cell-content-change table:id="ct511">
          <table:cell-address table:column="10" table:row="117" table:table="0"/>
          <office:change-info>
            <dc:creator> </dc:creator>
            <dc:date>2016-05-10T12:08:29.97</dc:date>
          </office:change-info>
          <table:previous>
            <table:change-track-table-cell/>
          </table:previous>
        </table:cell-content-change>
        <table:cell-content-change table:id="ct512">
          <table:cell-address table:column="11" table:row="117" table:table="0"/>
          <office:change-info>
            <dc:creator> </dc:creator>
            <dc:date>2016-05-10T12:08:30.26</dc:date>
          </office:change-info>
          <table:previous>
            <table:change-track-table-cell/>
          </table:previous>
        </table:cell-content-change>
        <table:cell-content-change table:id="ct513">
          <table:cell-address table:column="12" table:row="117" table:table="0"/>
          <office:change-info>
            <dc:creator> </dc:creator>
            <dc:date>2016-05-10T12:08:30.52</dc:date>
          </office:change-info>
          <table:previous>
            <table:change-track-table-cell/>
          </table:previous>
        </table:cell-content-change>
        <table:cell-content-change table:id="ct514">
          <table:cell-address table:column="13" table:row="117" table:table="0"/>
          <office:change-info>
            <dc:creator> </dc:creator>
            <dc:date>2016-05-10T12:08:31.10</dc:date>
          </office:change-info>
          <table:previous>
            <table:change-track-table-cell/>
          </table:previous>
        </table:cell-content-change>
        <table:cell-content-change table:id="ct515">
          <table:cell-address table:column="10" table:row="118" table:table="0"/>
          <office:change-info>
            <dc:creator> </dc:creator>
            <dc:date>2016-05-10T12:08:35.91</dc:date>
          </office:change-info>
          <table:previous>
            <table:change-track-table-cell/>
          </table:previous>
        </table:cell-content-change>
        <table:cell-content-change table:id="ct516">
          <table:cell-address table:column="10" table:row="119" table:table="0"/>
          <office:change-info>
            <dc:creator> </dc:creator>
            <dc:date>2016-05-10T12:08:39.30</dc:date>
          </office:change-info>
          <table:previous>
            <table:change-track-table-cell/>
          </table:previous>
        </table:cell-content-change>
        <table:cell-content-change table:id="ct517">
          <table:cell-address table:column="10" table:row="121" table:table="0"/>
          <office:change-info>
            <dc:creator> </dc:creator>
            <dc:date>2016-05-10T12:08:42.40</dc:date>
          </office:change-info>
          <table:previous>
            <table:change-track-table-cell/>
          </table:previous>
        </table:cell-content-change>
        <table:cell-content-change table:id="ct518">
          <table:cell-address table:column="11" table:row="118" table:table="0"/>
          <office:change-info>
            <dc:creator> </dc:creator>
            <dc:date>2016-05-10T12:08:46.35</dc:date>
          </office:change-info>
          <table:previous>
            <table:change-track-table-cell/>
          </table:previous>
        </table:cell-content-change>
        <table:cell-content-change table:id="ct519">
          <table:cell-address table:column="11" table:row="119" table:table="0"/>
          <office:change-info>
            <dc:creator> </dc:creator>
            <dc:date>2016-05-10T12:08:49.55</dc:date>
          </office:change-info>
          <table:previous>
            <table:change-track-table-cell/>
          </table:previous>
        </table:cell-content-change>
        <table:cell-content-change table:id="ct520">
          <table:cell-address table:column="11" table:row="121" table:table="0"/>
          <office:change-info>
            <dc:creator> </dc:creator>
            <dc:date>2016-05-10T12:08:52.35</dc:date>
          </office:change-info>
          <table:previous>
            <table:change-track-table-cell/>
          </table:previous>
        </table:cell-content-change>
        <table:cell-content-change table:id="ct521">
          <table:cell-address table:column="12" table:row="118" table:table="0"/>
          <office:change-info>
            <dc:creator> </dc:creator>
            <dc:date>2016-05-10T12:08:55.72</dc:date>
          </office:change-info>
          <table:previous>
            <table:change-track-table-cell/>
          </table:previous>
        </table:cell-content-change>
        <table:cell-content-change table:id="ct522">
          <table:cell-address table:column="12" table:row="119" table:table="0"/>
          <office:change-info>
            <dc:creator> </dc:creator>
            <dc:date>2016-05-10T12:08:58.47</dc:date>
          </office:change-info>
          <table:previous>
            <table:change-track-table-cell/>
          </table:previous>
        </table:cell-content-change>
        <table:cell-content-change table:id="ct523">
          <table:cell-address table:column="12" table:row="121" table:table="0"/>
          <office:change-info>
            <dc:creator> </dc:creator>
            <dc:date>2016-05-10T12:09:01.15</dc:date>
          </office:change-info>
          <table:previous>
            <table:change-track-table-cell/>
          </table:previous>
        </table:cell-content-change>
        <table:cell-content-change table:id="ct524">
          <table:cell-address table:column="13" table:row="118" table:table="0"/>
          <office:change-info>
            <dc:creator> </dc:creator>
            <dc:date>2016-05-10T12:09:04.63</dc:date>
          </office:change-info>
          <table:previous>
            <table:change-track-table-cell/>
          </table:previous>
        </table:cell-content-change>
        <table:cell-content-change table:id="ct525">
          <table:cell-address table:column="13" table:row="119" table:table="0"/>
          <office:change-info>
            <dc:creator> </dc:creator>
            <dc:date>2016-05-10T12:09:07.22</dc:date>
          </office:change-info>
          <table:previous>
            <table:change-track-table-cell/>
          </table:previous>
        </table:cell-content-change>
        <table:cell-content-change table:id="ct526">
          <table:cell-address table:column="13" table:row="121" table:table="0"/>
          <office:change-info>
            <dc:creator> </dc:creator>
            <dc:date>2016-05-10T12:09:10.22</dc:date>
          </office:change-info>
          <table:previous>
            <table:change-track-table-cell/>
          </table:previous>
        </table:cell-content-change>
        <table:cell-content-change table:id="ct527">
          <table:cell-address table:column="12" table:row="131" table:table="0"/>
          <office:change-info>
            <dc:creator> </dc:creator>
            <dc:date>2016-05-10T12:09:23.90</dc:date>
          </office:change-info>
          <table:previous table:id="ct510">
            <table:change-track-table-cell table:cell-address="Sheet1.M132" table:formula="of:=([.M6]+[.M12]+[.M18]+[.M24]+[.M30]+[.M36]+[.M42]+[.M48]+[.M54]+[.M60]+[.M66]+[.M72]+[.M78]+[.M84]+[.M90]+[.M96]+[.M102]+[.M108]+[.M114])/19" office:value-type="float" office:value="1.043"/>
          </table:previous>
        </table:cell-content-change>
        <table:cell-content-change table:id="ct528">
          <table:cell-address table:column="1" table:row="129" table:table="0"/>
          <office:change-info>
            <dc:creator> </dc:creator>
            <dc:date>2016-05-10T12:09:43.24</dc:date>
          </office:change-info>
          <table:previous>
            <table:change-track-table-cell/>
          </table:previous>
        </table:cell-content-change>
        <table:cell-content-change table:id="ct529">
          <table:cell-address table:column="11" table:row="130" table:table="0"/>
          <office:change-info>
            <dc:creator> </dc:creator>
            <dc:date>2016-05-10T12:10:52.66</dc:date>
          </office:change-info>
          <table:previous table:id="ct293">
            <table:change-track-table-cell table:cell-address="Sheet1.L131" table:formula="of:=([.L5]+[.L11]+[.L17]+[.L23]+[.L29]+[.L35]+[.L53]+[.L59]+[.L65]+[.L71]+[.L77]+[.L89]+[.L101]+[.L113]) / 14" office:value-type="float" office:value="0.86"/>
          </table:previous>
        </table:cell-content-change>
        <table:cell-content-change table:id="ct530">
          <table:cell-address table:column="11" table:row="130" table:table="0"/>
          <office:change-info>
            <dc:creator> </dc:creator>
            <dc:date>2016-05-10T12:11:21.99</dc:date>
          </office:change-info>
          <table:previous table:id="ct529">
            <table:change-track-table-cell table:cell-address="Sheet1.L131" table:formula="of:=([.L5]+[.L11]+[.L17]+[.L23]+[.L29]+[.L35]+[.L41]+[.L47]+[.L53]+[.L59]+[.L65]+[.L71]+[.L77]+[.L83]+[.L89]+[.L95]+[.L101]+[.L107]+[.L113]+[.L119]) /20" office:value-type="float" office:value="0.856"/>
          </table:previous>
        </table:cell-content-change>
        <table:cell-content-change table:id="ct531">
          <table:cell-address table:column="12" table:row="130" table:table="0"/>
          <office:change-info>
            <dc:creator> </dc:creator>
            <dc:date>2016-05-10T12:12:11.16</dc:date>
          </office:change-info>
          <table:previous table:id="ct294">
            <table:change-track-table-cell table:cell-address="Sheet1.M131" table:formula="of:=([.M5]+[.M11]+[.M17]+[.M23]+[.M29]+[.M35]+[.M53]+[.M59]+[.M65]+[.M71]+[.M77]+[.M89]+[.M101]+[.M113]) / 14" office:value-type="float" office:value="0.97"/>
          </table:previous>
        </table:cell-content-change>
        <table:cell-content-change table:id="ct532">
          <table:cell-address table:column="12" table:row="130" table:table="0"/>
          <office:change-info>
            <dc:creator> </dc:creator>
            <dc:date>2016-05-10T12:12:21.74</dc:date>
          </office:change-info>
          <table:previous table:id="ct531">
            <table:change-track-table-cell table:cell-address="Sheet1.M131" table:formula="of:=([.M5]+[.M11]+[.M17]+[.M23]+[.M29]+[.M35]+[.M41]+[.M47]+[.M53]+[.M59]+[.M65]+[.M71]+[.M77]+[.M83]+[.M89]+[.M95]+[.M101]+[.M107]+[.M113]+[.M119]) /20" office:value-type="float" office:value="0.971"/>
          </table:previous>
        </table:cell-content-change>
        <table:cell-content-change table:id="ct533">
          <table:cell-address table:column="11" table:row="131" table:table="0"/>
          <office:change-info>
            <dc:creator> </dc:creator>
            <dc:date>2016-05-10T12:33:33.23</dc:date>
          </office:change-info>
          <table:previous>
            <table:change-track-table-cell/>
          </table:previous>
        </table:cell-content-change>
        <table:cell-content-change table:id="ct534">
          <table:cell-address table:column="13" table:row="131" table:table="0"/>
          <office:change-info>
            <dc:creator> </dc:creator>
            <dc:date>2016-05-10T12:33:40.15</dc:date>
          </office:change-info>
          <table:previous>
            <table:change-track-table-cell/>
          </table:previous>
        </table:cell-content-change>
        <table:cell-content-change table:id="ct535">
          <table:cell-address table:column="10" table:row="131" table:table="0"/>
          <office:change-info>
            <dc:creator> </dc:creator>
            <dc:date>2016-05-10T12:33:41.45</dc:date>
          </office:change-info>
          <table:previous>
            <table:change-track-table-cell/>
          </table:previous>
        </table:cell-content-change>
        <table:cell-content-change table:id="ct536">
          <table:cell-address table:column="10" table:row="130" table:table="0"/>
          <office:change-info>
            <dc:creator> </dc:creator>
            <dc:date>2016-05-10T12:38:10.65</dc:date>
          </office:change-info>
          <table:previous>
            <table:change-track-table-cell/>
          </table:previous>
        </table:cell-content-change>
        <table:cell-content-change table:id="ct537">
          <table:cell-address table:column="13" table:row="130" table:table="0"/>
          <office:change-info>
            <dc:creator> </dc:creator>
            <dc:date>2016-05-10T12:38:12.51</dc:date>
          </office:change-info>
          <table:previous>
            <table:change-track-table-cell/>
          </table:previous>
        </table:cell-content-change>
        <table:cell-content-change table:id="ct538">
          <table:cell-address table:column="13" table:row="129" table:table="0"/>
          <office:change-info>
            <dc:creator> </dc:creator>
            <dc:date>2016-05-10T12:38:19.59</dc:date>
          </office:change-info>
          <table:previous>
            <table:change-track-table-cell/>
          </table:previous>
        </table:cell-content-change>
        <table:cell-content-change table:id="ct539">
          <table:cell-address table:column="12" table:row="129" table:table="0"/>
          <office:change-info>
            <dc:creator> </dc:creator>
            <dc:date>2016-05-10T12:38:20.18</dc:date>
          </office:change-info>
          <table:previous>
            <table:change-track-table-cell/>
          </table:previous>
        </table:cell-content-change>
        <table:cell-content-change table:id="ct540">
          <table:cell-address table:column="11" table:row="129" table:table="0"/>
          <office:change-info>
            <dc:creator> </dc:creator>
            <dc:date>2016-05-10T12:38:20.65</dc:date>
          </office:change-info>
          <table:previous>
            <table:change-track-table-cell/>
          </table:previous>
        </table:cell-content-change>
        <table:cell-content-change table:id="ct541">
          <table:cell-address table:column="10" table:row="129" table:table="0"/>
          <office:change-info>
            <dc:creator> </dc:creator>
            <dc:date>2016-05-10T12:38:21.04</dc:date>
          </office:change-info>
          <table:previous>
            <table:change-track-table-cell/>
          </table:previous>
        </table:cell-content-change>
        <table:cell-content-change table:id="ct542">
          <table:cell-address table:column="10" table:row="132" table:table="0"/>
          <office:change-info>
            <dc:creator> </dc:creator>
            <dc:date>2016-05-10T12:38:22.51</dc:date>
          </office:change-info>
          <table:previous>
            <table:change-track-table-cell/>
          </table:previous>
        </table:cell-content-change>
        <table:cell-content-change table:id="ct543">
          <table:cell-address table:column="11" table:row="132" table:table="0"/>
          <office:change-info>
            <dc:creator> </dc:creator>
            <dc:date>2016-05-10T12:38:23</dc:date>
          </office:change-info>
          <table:previous>
            <table:change-track-table-cell/>
          </table:previous>
        </table:cell-content-change>
        <table:cell-content-change table:id="ct544">
          <table:cell-address table:column="12" table:row="132" table:table="0"/>
          <office:change-info>
            <dc:creator> </dc:creator>
            <dc:date>2016-05-10T12:38:23.39</dc:date>
          </office:change-info>
          <table:previous>
            <table:change-track-table-cell/>
          </table:previous>
        </table:cell-content-change>
        <table:cell-content-change table:id="ct545">
          <table:cell-address table:column="13" table:row="132" table:table="0"/>
          <office:change-info>
            <dc:creator> </dc:creator>
            <dc:date>2016-05-10T12:38:23.71</dc:date>
          </office:change-info>
          <table:previous>
            <table:change-track-table-cell/>
          </table:previous>
        </table:cell-content-change>
        <table:cell-content-change table:id="ct546">
          <table:cell-address table:column="13" table:row="133" table:table="0"/>
          <office:change-info>
            <dc:creator> </dc:creator>
            <dc:date>2016-05-10T12:38:24.15</dc:date>
          </office:change-info>
          <table:previous>
            <table:change-track-table-cell/>
          </table:previous>
        </table:cell-content-change>
        <table:cell-content-change table:id="ct547">
          <table:cell-address table:column="12" table:row="133" table:table="0"/>
          <office:change-info>
            <dc:creator> </dc:creator>
            <dc:date>2016-05-10T12:38:24.54</dc:date>
          </office:change-info>
          <table:previous>
            <table:change-track-table-cell/>
          </table:previous>
        </table:cell-content-change>
        <table:cell-content-change table:id="ct548">
          <table:cell-address table:column="11" table:row="133" table:table="0"/>
          <office:change-info>
            <dc:creator> </dc:creator>
            <dc:date>2016-05-10T12:38:24.93</dc:date>
          </office:change-info>
          <table:previous>
            <table:change-track-table-cell/>
          </table:previous>
        </table:cell-content-change>
        <table:cell-content-change table:id="ct549">
          <table:cell-address table:column="10" table:row="133" table:table="0"/>
          <office:change-info>
            <dc:creator> </dc:creator>
            <dc:date>2016-05-10T12:38:25.34</dc:date>
          </office:change-info>
          <table:previous>
            <table:change-track-table-cell/>
          </table:previous>
        </table:cell-content-change>
        <table:cell-content-change table:id="ct550">
          <table:cell-address table:column="10" table:row="132" table:table="0"/>
          <office:change-info>
            <dc:creator> </dc:creator>
            <dc:date>2016-05-10T12:38:28.70</dc:date>
          </office:change-info>
          <table:previous table:id="ct542">
            <table:change-track-table-cell table:cell-address="Sheet1.K133" table:formula="of:=([.K7]+[.K13]+[.K19]+[.K25]+[.K31]+[.K37]+[.K43]+[.K49]+[.K55]+[.K61]+[.K67]+[.K73]+[.K79]+[.K85]+[.K91]+[.K97]+[.K103]+[.K109]+[.K115]+[.K121])/20" office:value-type="float" office:value="0"/>
          </table:previous>
        </table:cell-content-change>
        <table:cell-content-change table:id="ct551">
          <table:cell-address table:column="11" table:row="132" table:table="0"/>
          <office:change-info>
            <dc:creator> </dc:creator>
            <dc:date>2016-05-10T12:38:29.82</dc:date>
          </office:change-info>
          <table:previous table:id="ct543">
            <table:change-track-table-cell table:cell-address="Sheet1.L133" table:formula="of:=([.L7]+[.L13]+[.L19]+[.L25]+[.L31]+[.L37]+[.L43]+[.L49]+[.L55]+[.L61]+[.L67]+[.L73]+[.L79]+[.L85]+[.L91]+[.L97]+[.L103]+[.L109]+[.L115]+[.L121])/20" office:value-type="float" office:value="0"/>
          </table:previous>
        </table:cell-content-change>
        <table:cell-content-change table:id="ct552">
          <table:cell-address table:column="12" table:row="132" table:table="0"/>
          <office:change-info>
            <dc:creator> </dc:creator>
            <dc:date>2016-05-10T12:38:30.68</dc:date>
          </office:change-info>
          <table:previous table:id="ct544">
            <table:change-track-table-cell table:cell-address="Sheet1.M133" table:formula="of:=([.M7]+[.M13]+[.M19]+[.M25]+[.M31]+[.M37]+[.M43]+[.M49]+[.M55]+[.M61]+[.M67]+[.M73]+[.M79]+[.M85]+[.M91]+[.M97]+[.M103]+[.M109]+[.M115]+[.M121])/20" office:value-type="float" office:value="0"/>
          </table:previous>
        </table:cell-content-change>
        <table:cell-content-change table:id="ct553">
          <table:cell-address table:column="13" table:row="132" table:table="0"/>
          <office:change-info>
            <dc:creator> </dc:creator>
            <dc:date>2016-05-10T12:38:31.53</dc:date>
          </office:change-info>
          <table:previous table:id="ct545">
            <table:change-track-table-cell table:cell-address="Sheet1.N133" table:formula="of:=([.N7]+[.N13]+[.N19]+[.N25]+[.N31]+[.N37]+[.N43]+[.N49]+[.N55]+[.N61]+[.N67]+[.N73]+[.N79]+[.N85]+[.N91]+[.N97]+[.N103]+[.N109]+[.N115]+[.N121])/20" office:value-type="float" office:value="0"/>
          </table:previous>
        </table:cell-content-change>
        <table:cell-content-change table:id="ct554">
          <table:cell-address table:column="13" table:row="132" table:table="0"/>
          <office:change-info>
            <dc:creator> </dc:creator>
            <dc:date>2016-05-10T12:38:33.84</dc:date>
          </office:change-info>
          <table:previous table:id="ct553">
            <table:change-track-table-cell/>
          </table:previous>
        </table:cell-content-change>
        <table:cell-content-change table:id="ct555">
          <table:cell-address table:column="10" table:row="132" table:table="0"/>
          <office:change-info>
            <dc:creator> </dc:creator>
            <dc:date>2016-05-10T12:38:36.25</dc:date>
          </office:change-info>
          <table:previous table:id="ct550">
            <table:change-track-table-cell/>
          </table:previous>
        </table:cell-content-change>
        <table:cell-content-change table:id="ct556">
          <table:cell-address table:column="11" table:row="132" table:table="0"/>
          <office:change-info>
            <dc:creator> </dc:creator>
            <dc:date>2016-05-10T12:38:37.28</dc:date>
          </office:change-info>
          <table:previous table:id="ct551">
            <table:change-track-table-cell/>
          </table:previous>
        </table:cell-content-change>
        <table:cell-content-change table:id="ct557">
          <table:cell-address table:column="12" table:row="132" table:table="0"/>
          <office:change-info>
            <dc:creator> </dc:creator>
            <dc:date>2016-05-10T12:38:39.17</dc:date>
          </office:change-info>
          <table:previous table:id="ct552">
            <table:change-track-table-cell/>
          </table:previous>
        </table:cell-content-change>
        <table:cell-content-change table:id="ct558">
          <table:cell-address table:column="13" table:row="130" table:table="0"/>
          <office:change-info>
            <dc:creator> </dc:creator>
            <dc:date>2016-05-10T12:39:29.56</dc:date>
          </office:change-info>
          <table:previous table:id="ct537">
            <table:change-track-table-cell table:cell-address="Sheet1.N131" table:formula="of:=([.N5]+[.N11]+[.N17]+[.N23]+[.N29]+[.N35]+[.N41]+[.N47]+[.N53]+[.N59]+[.N65]+[.N71]+[.N77]+[.N83]+[.N89]+[.N95]+[.N101]+[.N107]+[.N113]+[.N119])/20" office:value-type="float" office:value="0.372"/>
          </table:previous>
        </table:cell-content-change>
        <table:cell-content-change table:id="ct559">
          <table:cell-address table:column="10" table:row="130" table:table="0"/>
          <office:change-info>
            <dc:creator> </dc:creator>
            <dc:date>2016-05-10T12:39:33.06</dc:date>
          </office:change-info>
          <table:previous table:id="ct536">
            <table:change-track-table-cell table:cell-address="Sheet1.K131" table:formula="of:=([.K5]+[.K11]+[.K17]+[.K23]+[.K29]+[.K35]+[.K41]+[.K47]+[.K53]+[.K59]+[.K65]+[.K71]+[.K77]+[.K83]+[.K89]+[.K95]+[.K101]+[.K107]+[.K113]+[.K119])/20" office:value-type="float" office:value="0"/>
          </table:previous>
        </table:cell-content-change>
        <table:cell-content-change table:id="ct560">
          <table:cell-address table:column="12" table:row="45" table:table="0"/>
          <office:change-info>
            <dc:creator> </dc:creator>
            <dc:date>2016-05-10T12:40:39.90</dc:date>
          </office:change-info>
          <table:previous table:id="ct391">
            <table:change-track-table-cell table:cell-address="Sheet1.M46" table:formula="of:=[.H46]/[.H44]" office:value-type="float" office:value="3.398"/>
          </table:previous>
        </table:cell-content-change>
        <table:cell-content-change table:id="ct561">
          <table:cell-address table:column="13" table:row="45" table:table="0"/>
          <office:change-info>
            <dc:creator> </dc:creator>
            <dc:date>2016-05-10T12:40:40.78</dc:date>
          </office:change-info>
          <table:previous table:id="ct397">
            <table:change-track-table-cell table:cell-address="Sheet1.N46" table:formula="of:=[.I46]/[.I44]" office:value-type="float" office:value="3.753"/>
          </table:previous>
        </table:cell-content-change>
        <table:cell-content-change table:id="ct562">
          <table:cell-address table:column="11" table:row="46" table:table="0"/>
          <office:change-info>
            <dc:creator> </dc:creator>
            <dc:date>2016-05-10T12:40:42.44</dc:date>
          </office:change-info>
          <table:previous table:id="ct386">
            <table:change-track-table-cell office:value-type="string">
              <text:p>N/A</text:p>
            </table:change-track-table-cell>
          </table:previous>
        </table:cell-content-change>
        <table:cell-content-change table:id="ct563">
          <table:cell-address table:column="10" table:row="45" table:table="0"/>
          <office:change-info>
            <dc:creator> </dc:creator>
            <dc:date>2016-05-10T12:40:44.28</dc:date>
          </office:change-info>
          <table:previous table:id="ct379">
            <table:change-track-table-cell table:cell-address="Sheet1.K46" table:formula="of:=[.F46]/[.F44]" office:value-type="float" office:value="1.063"/>
          </table:previous>
        </table:cell-content-change>
        <table:cell-content-change table:id="ct564">
          <table:cell-address table:column="11" table:row="45" table:table="0"/>
          <office:change-info>
            <dc:creator> </dc:creator>
            <dc:date>2016-05-10T12:40:45.31</dc:date>
          </office:change-info>
          <table:previous table:id="ct385">
            <table:change-track-table-cell table:cell-address="Sheet1.L46" table:formula="of:=[.G46]/[.G44]" office:value-type="float" office:value="0.873"/>
          </table:previous>
        </table:cell-content-change>
        <table:cell-content-change table:id="ct565">
          <table:cell-address table:column="11" table:row="46" table:table="0"/>
          <office:change-info>
            <dc:creator> </dc:creator>
            <dc:date>2016-05-10T12:40:47.01</dc:date>
          </office:change-info>
          <table:previous table:id="ct562">
            <table:change-track-table-cell/>
          </table:previous>
        </table:cell-content-change>
        <table:cell-content-change table:id="ct566">
          <table:cell-address table:column="10" table:row="45" table:table="0"/>
          <office:change-info>
            <dc:creator> </dc:creator>
            <dc:date>2016-05-10T12:40:52.94</dc:date>
          </office:change-info>
          <table:previous table:id="ct563">
            <table:change-track-table-cell/>
          </table:previous>
        </table:cell-content-change>
        <table:cell-content-change table:id="ct567">
          <table:cell-address table:column="11" table:row="45" table:table="0"/>
          <office:change-info>
            <dc:creator> </dc:creator>
            <dc:date>2016-05-10T12:40:53.26</dc:date>
          </office:change-info>
          <table:previous table:id="ct564">
            <table:change-track-table-cell/>
          </table:previous>
        </table:cell-content-change>
        <table:cell-content-change table:id="ct568">
          <table:cell-address table:column="12" table:row="45" table:table="0"/>
          <office:change-info>
            <dc:creator> </dc:creator>
            <dc:date>2016-05-10T12:40:53.57</dc:date>
          </office:change-info>
          <table:previous table:id="ct560">
            <table:change-track-table-cell/>
          </table:previous>
        </table:cell-content-change>
        <table:cell-content-change table:id="ct569">
          <table:cell-address table:column="13" table:row="45" table:table="0"/>
          <office:change-info>
            <dc:creator> </dc:creator>
            <dc:date>2016-05-10T12:40:53.94</dc:date>
          </office:change-info>
          <table:previous table:id="ct561">
            <table:change-track-table-cell/>
          </table:previous>
        </table:cell-content-change>
        <table:cell-content-change table:id="ct570">
          <table:cell-address table:column="10" table:row="46" table:table="0"/>
          <office:change-info>
            <dc:creator> </dc:creator>
            <dc:date>2016-05-10T12:40:56.50</dc:date>
          </office:change-info>
          <table:previous table:id="ct380">
            <table:change-track-table-cell office:value-type="string">
              <text:p>N/A</text:p>
            </table:change-track-table-cell>
          </table:previous>
        </table:cell-content-change>
        <table:cell-content-change table:id="ct571">
          <table:cell-address table:column="11" table:row="46" table:table="0"/>
          <office:change-info>
            <dc:creator> </dc:creator>
            <dc:date>2016-05-10T12:40:57.47</dc:date>
          </office:change-info>
          <table:previous table:id="ct565">
            <table:change-track-table-cell office:value-type="string">
              <text:p>N/A</text:p>
            </table:change-track-table-cell>
          </table:previous>
        </table:cell-content-change>
        <table:cell-content-change table:id="ct572">
          <table:cell-address table:column="12" table:row="46" table:table="0"/>
          <office:change-info>
            <dc:creator> </dc:creator>
            <dc:date>2016-05-10T12:40:58.23</dc:date>
          </office:change-info>
          <table:previous table:id="ct392">
            <table:change-track-table-cell office:value-type="string">
              <text:p>N/A</text:p>
            </table:change-track-table-cell>
          </table:previous>
        </table:cell-content-change>
        <table:cell-content-change table:id="ct573">
          <table:cell-address table:column="13" table:row="46" table:table="0"/>
          <office:change-info>
            <dc:creator> </dc:creator>
            <dc:date>2016-05-10T12:40:58.95</dc:date>
          </office:change-info>
          <table:previous table:id="ct398">
            <table:change-track-table-cell office:value-type="string">
              <text:p>N/A</text:p>
            </table:change-track-table-cell>
          </table:previous>
        </table:cell-content-change>
        <table:cell-content-change table:id="ct574">
          <table:cell-address table:column="10" table:row="46" table:table="0"/>
          <office:change-info>
            <dc:creator> </dc:creator>
            <dc:date>2016-05-10T12:41:46.64</dc:date>
          </office:change-info>
          <table:previous table:id="ct570">
            <table:change-track-table-cell/>
          </table:previous>
        </table:cell-content-change>
        <table:cell-content-change table:id="ct575">
          <table:cell-address table:column="11" table:row="46" table:table="0"/>
          <office:change-info>
            <dc:creator> </dc:creator>
            <dc:date>2016-05-10T12:41:49.26</dc:date>
          </office:change-info>
          <table:previous table:id="ct571">
            <table:change-track-table-cell/>
          </table:previous>
        </table:cell-content-change>
        <table:cell-content-change table:id="ct576">
          <table:cell-address table:column="12" table:row="46" table:table="0"/>
          <office:change-info>
            <dc:creator> </dc:creator>
            <dc:date>2016-05-10T12:41:49.92</dc:date>
          </office:change-info>
          <table:previous table:id="ct572">
            <table:change-track-table-cell/>
          </table:previous>
        </table:cell-content-change>
        <table:cell-content-change table:id="ct577">
          <table:cell-address table:column="13" table:row="46" table:table="0"/>
          <office:change-info>
            <dc:creator> </dc:creator>
            <dc:date>2016-05-10T12:41:50.33</dc:date>
          </office:change-info>
          <table:previous table:id="ct573">
            <table:change-track-table-cell/>
          </table:previous>
        </table:cell-content-change>
        <table:cell-content-change table:id="ct578">
          <table:cell-address table:column="13" table:row="130" table:table="0"/>
          <office:change-info>
            <dc:creator> </dc:creator>
            <dc:date>2016-05-10T12:42:01.15</dc:date>
          </office:change-info>
          <table:previous table:id="ct558">
            <table:change-track-table-cell table:cell-address="Sheet1.N131" table:formula="of:=([.N5]+[.N11]+[.N17]+[.N23]+[.N29]+[.N35]+[.N41]+[.N53]+[.N59]+[.N65]+[.N71]+[.N77]+[.N83]+[.N89]+[.N95]+[.N101]+[.N107]+[.N113]+[.N119]) /20" office:value-type="float" office:value="0.37"/>
          </table:previous>
        </table:cell-content-change>
        <table:cell-content-change table:id="ct579">
          <table:cell-address table:column="12" table:row="130" table:table="0"/>
          <office:change-info>
            <dc:creator> </dc:creator>
            <dc:date>2016-05-10T12:42:04.19</dc:date>
          </office:change-info>
          <table:previous table:id="ct532">
            <table:change-track-table-cell table:cell-address="Sheet1.M131" table:formula="of:=([.M5]+[.M11]+[.M17]+[.M23]+[.M29]+[.M35]+[.M41]+[.M53]+[.M59]+[.M65]+[.M71]+[.M77]+[.M83]+[.M89]+[.M95]+[.M101]+[.M107]+[.M113]+[.M119]) /20" office:value-type="float" office:value="0.923"/>
          </table:previous>
        </table:cell-content-change>
        <table:cell-content-change table:id="ct580">
          <table:cell-address table:column="11" table:row="130" table:table="0"/>
          <office:change-info>
            <dc:creator> </dc:creator>
            <dc:date>2016-05-10T12:42:05.50</dc:date>
          </office:change-info>
          <table:previous table:id="ct530">
            <table:change-track-table-cell table:cell-address="Sheet1.L131" table:formula="of:=([.L5]+[.L11]+[.L17]+[.L23]+[.L29]+[.L35]+[.L41]+[.L53]+[.L59]+[.L65]+[.L71]+[.L77]+[.L83]+[.L89]+[.L95]+[.L101]+[.L107]+[.L113]+[.L119]) /20" office:value-type="float" office:value="0.806"/>
          </table:previous>
        </table:cell-content-change>
        <table:cell-content-change table:id="ct581">
          <table:cell-address table:column="10" table:row="130" table:table="0"/>
          <office:change-info>
            <dc:creator> </dc:creator>
            <dc:date>2016-05-10T12:42:07.02</dc:date>
          </office:change-info>
          <table:previous table:id="ct559">
            <table:change-track-table-cell table:cell-address="Sheet1.K131" table:formula="of:=([.K5]+[.K11]+[.K17]+[.K23]+[.K29]+[.K35]+[.K41]+[.K53]+[.K59]+[.K65]+[.K71]+[.K77]+[.K83]+[.K89]+[.K95]+[.K101]+[.K107]+[.K113]+[.K119]) /20" office:value-type="float" office:value="0"/>
          </table:previous>
        </table:cell-content-change>
        <table:cell-content-change table:id="ct582">
          <table:cell-address table:column="10" table:row="93" table:table="0"/>
          <office:change-info>
            <dc:creator> </dc:creator>
            <dc:date>2016-05-10T12:43:43.74</dc:date>
          </office:change-info>
          <table:previous table:id="ct503">
            <table:change-track-table-cell office:value-type="string">
              <text:p>1,000</text:p>
            </table:change-track-table-cell>
          </table:previous>
        </table:cell-content-change>
        <table:cell-content-change table:id="ct583">
          <table:cell-address table:column="10" table:row="93" table:table="0"/>
          <office:change-info>
            <dc:creator> </dc:creator>
            <dc:date>2016-05-10T12:43:47.18</dc:date>
          </office:change-info>
          <table:previous table:id="ct582">
            <table:change-track-table-cell/>
          </table:previous>
        </table:cell-content-change>
        <table:cell-content-change table:id="ct584">
          <table:cell-address table:column="10" table:row="129" table:table="0"/>
          <office:change-info>
            <dc:creator> </dc:creator>
            <dc:date>2016-05-10T12:44:38.55</dc:date>
          </office:change-info>
          <table:previous table:id="ct541">
            <table:change-track-table-cell table:cell-address="Sheet1.K130" table:formula="of:=([.K4]+[.K10]+[.K16]+[.K22]+[.K28]+[.K34]+[.K40]+[.K46]+[.K52]+[.K58]+[.K64]+[.K70]+[.K76]+[.K82]+[.K88]+[.K94]+[.K100]+[.K106]+[.K112]+[.K118])/20" office:value-type="float" office:value="1"/>
          </table:previous>
        </table:cell-content-change>
        <table:cell-content-change table:id="ct585">
          <table:cell-address table:column="10" table:row="130" table:table="0"/>
          <office:change-info>
            <dc:creator> </dc:creator>
            <dc:date>2016-05-10T12:44:41.76</dc:date>
          </office:change-info>
          <table:previous table:id="ct581">
            <table:change-track-table-cell table:cell-address="Sheet1.K131" table:formula="of:=([.K5]+[.K11]+[.K17]+[.K23]+[.K29]+[.K35]+[.K41]+[.K47]+[.K53]+[.K59]+[.K65]+[.K71]+[.K77]+[.K83]+[.K89]+[.K95]+[.K101]+[.K107]+[.K113]+[.K119]) /20" office:value-type="float" office:value="0"/>
          </table:previous>
        </table:cell-content-change>
        <table:cell-content-change table:id="ct586">
          <table:cell-address table:column="10" table:row="131" table:table="0"/>
          <office:change-info>
            <dc:creator> </dc:creator>
            <dc:date>2016-05-10T12:44:43.60</dc:date>
          </office:change-info>
          <table:previous table:id="ct535">
            <table:change-track-table-cell table:cell-address="Sheet1.K132" table:formula="of:=([.K6]+[.K12]+[.K18]+[.K24]+[.K30]+[.K36]+[.K42]+[.K48]+[.K54]+[.K60]+[.K66]+[.K72]+[.K78]+[.K84]+[.K90]+[.K96]+[.K102]+[.K108]+[.K114]+[.K120])/20" office:value-type="float" office:value="0"/>
          </table:previous>
        </table:cell-content-change>
        <table:cell-content-change table:id="ct587">
          <table:cell-address table:column="10" table:row="133" table:table="0"/>
          <office:change-info>
            <dc:creator> </dc:creator>
            <dc:date>2016-05-10T12:44:46.90</dc:date>
          </office:change-info>
          <table:previous table:id="ct549">
            <table:change-track-table-cell table:cell-address="Sheet1.K134" table:formula="of:=([.K8]+[.K14]+[.K20]+[.K26]+[.K32]+[.K38]+[.K44]+[.K50]+[.K56]+[.K62]+[.K68]+[.K74]+[.K80]+[.K86]+[.K92]+[.K98]+[.K104]+[.K110]+[.K116]+[.K122])/20" office:value-type="float" office:value="0"/>
          </table:previous>
        </table:cell-content-change>
        <table:cell-content-change table:id="ct588">
          <table:cell-address table:column="10" table:row="134" table:table="0"/>
          <office:change-info>
            <dc:creator> </dc:creator>
            <dc:date>2016-05-10T12:45:32.45</dc:date>
          </office:change-info>
          <table:previous>
            <table:change-track-table-cell/>
          </table:previous>
        </table:cell-content-change>
        <table:cell-content-change table:id="ct589">
          <table:cell-address table:column="5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0">
          <table:cell-address table:column="6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1">
          <table:cell-address table:column="7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2">
          <table:cell-address table:column="8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3">
          <table:cell-address table:column="10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4">
          <table:cell-address table:column="11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5">
          <table:cell-address table:column="12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6">
          <table:cell-address table:column="13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7">
          <table:cell-address table:column="5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8">
          <table:cell-address table:column="6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9">
          <table:cell-address table:column="7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0">
          <table:cell-address table:column="8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1">
          <table:cell-address table:column="5" table:row="84" table:table="0"/>
          <office:change-info>
            <dc:creator> </dc:creator>
            <dc:date>2016-05-10T14:08:57.20</dc:date>
          </office:change-info>
          <table:previous table:id="ct87">
            <table:change-track-table-cell/>
          </table:previous>
        </table:cell-content-change>
        <table:cell-content-change table:id="ct602">
          <table:cell-address table:column="6" table:row="84" table:table="0"/>
          <office:change-info>
            <dc:creator> </dc:creator>
            <dc:date>2016-05-10T14:08:57.20</dc:date>
          </office:change-info>
          <table:previous table:id="ct92">
            <table:change-track-table-cell/>
          </table:previous>
        </table:cell-content-change>
        <table:cell-content-change table:id="ct603">
          <table:cell-address table:column="7" table:row="84" table:table="0"/>
          <office:change-info>
            <dc:creator> </dc:creator>
            <dc:date>2016-05-10T14:08:57.20</dc:date>
          </office:change-info>
          <table:previous table:id="ct97">
            <table:change-track-table-cell/>
          </table:previous>
        </table:cell-content-change>
        <table:cell-content-change table:id="ct604">
          <table:cell-address table:column="8" table:row="84" table:table="0"/>
          <office:change-info>
            <dc:creator> </dc:creator>
            <dc:date>2016-05-10T14:08:57.20</dc:date>
          </office:change-info>
          <table:previous table:id="ct102">
            <table:change-track-table-cell/>
          </table:previous>
        </table:cell-content-change>
        <table:cell-content-change table:id="ct605">
          <table:cell-address table:column="10" table:row="84" table:table="0"/>
          <office:change-info>
            <dc:creator> </dc:creator>
            <dc:date>2016-05-10T14:08:57.94</dc:date>
          </office:change-info>
          <table:previous table:id="ct107">
            <table:change-track-table-cell/>
          </table:previous>
        </table:cell-content-change>
        <table:cell-content-change table:id="ct606">
          <table:cell-address table:column="11" table:row="84" table:table="0"/>
          <office:change-info>
            <dc:creator> </dc:creator>
            <dc:date>2016-05-10T14:08:57.94</dc:date>
          </office:change-info>
          <table:previous table:id="ct112">
            <table:change-track-table-cell/>
          </table:previous>
        </table:cell-content-change>
        <table:cell-content-change table:id="ct607">
          <table:cell-address table:column="12" table:row="84" table:table="0"/>
          <office:change-info>
            <dc:creator> </dc:creator>
            <dc:date>2016-05-10T14:08:57.94</dc:date>
          </office:change-info>
          <table:previous table:id="ct117">
            <table:change-track-table-cell/>
          </table:previous>
        </table:cell-content-change>
        <table:cell-content-change table:id="ct608">
          <table:cell-address table:column="13" table:row="84" table:table="0"/>
          <office:change-info>
            <dc:creator> </dc:creator>
            <dc:date>2016-05-10T14:08:57.94</dc:date>
          </office:change-info>
          <table:previous table:id="ct122">
            <table:change-track-table-cell/>
          </table:previous>
        </table:cell-content-change>
        <table:cell-content-change table:id="ct609">
          <table:cell-address table:column="5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0">
          <table:cell-address table:column="6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1">
          <table:cell-address table:column="7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2">
          <table:cell-address table:column="8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3">
          <table:cell-address table:column="10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4">
          <table:cell-address table:column="11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5">
          <table:cell-address table:column="12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6">
          <table:cell-address table:column="13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7">
          <table:cell-address table:column="5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8">
          <table:cell-address table:column="6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9">
          <table:cell-address table:column="7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0">
          <table:cell-address table:column="8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1">
          <table:cell-address table:column="10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2">
          <table:cell-address table:column="11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3">
          <table:cell-address table:column="12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4">
          <table:cell-address table:column="13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5">
          <table:cell-address table:column="5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6">
          <table:cell-address table:column="6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7">
          <table:cell-address table:column="7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8">
          <table:cell-address table:column="8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9">
          <table:cell-address table:column="10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0">
          <table:cell-address table:column="11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1">
          <table:cell-address table:column="12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2">
          <table:cell-address table:column="13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3">
          <table:cell-address table:column="10" table:row="49" table:table="0"/>
          <office:change-info>
            <dc:creator> </dc:creator>
            <dc:date>2016-05-11T08:44:20.71</dc:date>
          </office:change-info>
          <table:previous table:id="ct382">
            <table:change-track-table-cell office:value-type="float" office:value="2"/>
          </table:previous>
        </table:cell-content-change>
        <table:cell-content-change table:id="ct634">
          <table:cell-address table:column="11" table:row="49" table:table="0"/>
          <office:change-info>
            <dc:creator> </dc:creator>
            <dc:date>2016-05-11T08:44:24.74</dc:date>
          </office:change-info>
          <table:previous table:id="ct388">
            <table:change-track-table-cell office:value-type="float" office:value="2"/>
          </table:previous>
        </table:cell-content-change>
        <table:cell-content-change table:id="ct635">
          <table:cell-address table:column="12" table:row="49" table:table="0"/>
          <office:change-info>
            <dc:creator> </dc:creator>
            <dc:date>2016-05-11T08:44:26.05</dc:date>
          </office:change-info>
          <table:previous table:id="ct394">
            <table:change-track-table-cell office:value-type="float" office:value="2"/>
          </table:previous>
        </table:cell-content-change>
        <table:cell-content-change table:id="ct636">
          <table:cell-address table:column="13" table:row="49" table:table="0"/>
          <office:change-info>
            <dc:creator> </dc:creator>
            <dc:date>2016-05-11T08:44:27.28</dc:date>
          </office:change-info>
          <table:previous table:id="ct400">
            <table:change-track-table-cell office:value-type="float" office:value="2"/>
          </table:previous>
        </table:cell-content-change>
        <table:cell-content-change table:id="ct637">
          <table:cell-address table:column="10" table:row="129" table:table="0"/>
          <office:change-info>
            <dc:creator> </dc:creator>
            <dc:date>2016-05-11T13:24:44.18</dc:date>
          </office:change-info>
          <table:previous table:id="ct584">
            <table:change-track-table-cell table:cell-address="Sheet1.K130" table:formula="of:=([.K4]+[.K10]+[.K16]+[.K22]+[.K28]+[.K34]+[.K40]+[.K46]+[.K58]+[.K64]+[.K70]+[.K76]+[.K82]+[.K88]+[.K94]+[.K100]+[.K106]+[.K112]+[.K118])/20" office:value-type="float" office:value="0.95"/>
          </table:previous>
        </table:cell-content-change>
        <table:cell-content-change table:id="ct638">
          <table:cell-address table:column="10" table:row="130" table:table="0"/>
          <office:change-info>
            <dc:creator> </dc:creator>
            <dc:date>2016-05-11T13:24:56.05</dc:date>
          </office:change-info>
          <table:previous table:id="ct585">
            <table:change-track-table-cell table:cell-address="Sheet1.K131" table:formula="of:=([.K5]+[.K11]+[.K17]+[.K23]+[.K29]+[.K35]+[.K41]+[.K47]+[.K59]+[.K65]+[.K71]+[.K77]+[.K83]+[.K89]+[.K95]+[.K101]+[.K107]+[.K113]+[.K119]) /20" office:value-type="float" office:value="8.596"/>
          </table:previous>
        </table:cell-content-change>
        <table:cell-content-change table:id="ct639">
          <table:cell-address table:column="10" table:row="131" table:table="0"/>
          <office:change-info>
            <dc:creator> </dc:creator>
            <dc:date>2016-05-11T13:24:57.92</dc:date>
          </office:change-info>
          <table:previous table:id="ct586">
            <table:change-track-table-cell table:cell-address="Sheet1.K132" table:formula="of:=([.K6]+[.K12]+[.K18]+[.K24]+[.K30]+[.K36]+[.K42]+[.K48]+[.K60]+[.K66]+[.K72]+[.K78]+[.K84]+[.K90]+[.K96]+[.K102]+[.K108]+[.K114]+[.K120])/20" office:value-type="float" office:value="19.896"/>
          </table:previous>
        </table:cell-content-change>
        <table:cell-content-change table:id="ct640">
          <table:cell-address table:column="10" table:row="133" table:table="0"/>
          <office:change-info>
            <dc:creator> </dc:creator>
            <dc:date>2016-05-11T13:24:59.87</dc:date>
          </office:change-info>
          <table:previous table:id="ct587">
            <table:change-track-table-cell table:cell-address="Sheet1.K134" table:formula="of:=([.K8]+[.K14]+[.K20]+[.K26]+[.K32]+[.K38]+[.K44]+[.K50]+[.K62]+[.K68]+[.K74]+[.K80]+[.K86]+[.K92]+[.K98]+[.K104]+[.K110]+[.K116]+[.K122])/20" office:value-type="float" office:value="1.712"/>
          </table:previous>
        </table:cell-content-change>
      </table:tracked-changes>
      <table:calculation-settings table:precision-as-shown="tru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1003" table:default-cell-style-name="ce1"/>
        <table:table-row table:style-name="ro1">
          <table:table-cell table:number-columns-repeated="6"/>
          <table:table-cell table:style-name="ce2" office:value-type="string">
            <text:p>Absolute numbers</text:p>
          </table:table-cell>
          <table:table-cell table:number-columns-repeated="5"/>
          <table:table-cell table:style-name="ce2" office:value-type="string">
            <text:p>Relative numbers to A*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p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Goal</text:p>
          </table:table-cell>
          <table:table-cell table:style-name="ce2" office:value-type="string">
            <text:p>Algorithm</text:p>
          </table:table-cell>
          <table:table-cell table:style-name="ce2" office:value-type="string">
            <text:p>Time (s)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Time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Internal Path</text:p>
          </table:table-cell>
          <table:table-cell table:style-name="ce2" office:value-type="string">
            <text:p>Attach Start/Goal</text:p>
          </table:table-cell>
          <table:table-cell table:style-name="ce2" office:value-type="string">
            <text:p>Abstract Path</text:p>
          </table:table-cell>
          <table:table-cell table:style-name="ce2" office:value-type="string">
            <text:p>Detailed Path</text:p>
          </table:table-cell>
          <table:table-cell/>
          <table:table-cell table:style-name="ce2" office:value-type="string">
            <text:p>Theta Bresenham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>
            <text:p>AR0307SR</text:p>
          </table:table-cell>
          <table:table-cell table:style-name="ce6" office:value-type="string">
            <text:p>{350, 54}</text:p>
          </table:table-cell>
          <table:table-cell table:style-name="ce6" office:value-type="string">
            <text:p>{467, 387}</text:p>
          </table:table-cell>
          <table:table-cell table:style-name="ce6" office:value-type="string">
            <text:p>A*</text:p>
          </table:table-cell>
          <table:table-cell table:style-name="ce6" office:value-type="float" office:value="0.073">
            <text:p>0,073</text:p>
          </table:table-cell>
          <table:table-cell table:style-name="ce6" office:value-type="float" office:value="38583">
            <text:p>38583,000</text:p>
          </table:table-cell>
          <table:table-cell table:style-name="ce6" office:value-type="float" office:value="1115.30566">
            <text:p>1115,306</text:p>
          </table:table-cell>
          <table:table-cell table:style-name="ce13" office:value-type="float" office:value="873">
            <text:p>873,000</text:p>
          </table:table-cell>
          <table:table-cell/>
          <table:table-cell table:style-name="ce3" table:formula="of:=[.F4]/[.F4]" office:value-type="float" office:value="1">
            <text:p>1,000</text:p>
          </table:table-cell>
          <table:table-cell table:style-name="ce6" table:formula="of:=[.G4]/[.G4]" office:value-type="float" office:value="1">
            <text:p>1,000</text:p>
          </table:table-cell>
          <table:table-cell table:style-name="ce6" table:formula="of:=[.H4]/[.H4]" office:value-type="float" office:value="1">
            <text:p>1,000</text:p>
          </table:table-cell>
          <table:table-cell table:style-name="ce13" table:formula="of:=[.I4]/[.I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788">
            <text:p>1,788</text:p>
          </table:table-cell>
          <table:table-cell office:value-type="float" office:value="37614">
            <text:p>37614,000</text:p>
          </table:table-cell>
          <table:table-cell office:value-type="float" office:value="1070.53662">
            <text:p>1070,537</text:p>
          </table:table-cell>
          <table:table-cell table:style-name="ce14" office:value-type="float" office:value="52">
            <text:p>52,000</text:p>
          </table:table-cell>
          <table:table-cell/>
          <table:table-cell table:style-name="ce4" table:formula="of:=[.F5]/[.F4]" office:value-type="float" office:value="24.493">
            <text:p>24,493</text:p>
          </table:table-cell>
          <table:table-cell table:formula="of:=[.G5]/[.G4]" office:value-type="float" office:value="0.975">
            <text:p>0,975</text:p>
          </table:table-cell>
          <table:table-cell table:formula="of:=[.H5]/[.H4]" office:value-type="float" office:value="0.96">
            <text:p>0,960</text:p>
          </table:table-cell>
          <table:table-cell table:style-name="ce14" table:formula="of:=[.I5]/[.I4]" office:value-type="float" office:value="0.06">
            <text:p>0,060</text:p>
          </table:table-cell>
          <table:table-cell table:number-columns-repeated="6"/>
          <table:table-cell office:value-type="float" office:value="0.02">
            <text:p>0,020</text:p>
          </table:table-cell>
          <table:table-cell office:value-type="float" office:value="37588">
            <text:p>37588,000</text:p>
          </table:table-cell>
          <table:table-cell office:value-type="float" office:value="1070.06836">
            <text:p>1070,068</text:p>
          </table:table-cell>
          <table:table-cell office:value-type="float" office:value="54">
            <text:p>54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7]+[.Q7]+[.R7]+[.S7]" office:value-type="float" office:value="0.217">
            <text:p>0,217</text:p>
          </table:table-cell>
          <table:table-cell office:value-type="float" office:value="109401">
            <text:p>109401,000</text:p>
          </table:table-cell>
          <table:table-cell office:value-type="float" office:value="1162.3197">
            <text:p>1162,320</text:p>
          </table:table-cell>
          <table:table-cell table:style-name="ce14" office:value-type="float" office:value="933">
            <text:p>933,000</text:p>
          </table:table-cell>
          <table:table-cell/>
          <table:table-cell table:style-name="ce4" table:formula="of:=[.F6]/[.F4]" office:value-type="float" office:value="2.973">
            <text:p>2,973</text:p>
          </table:table-cell>
          <table:table-cell table:formula="of:=[.G6]/[.G4]" office:value-type="float" office:value="2.835">
            <text:p>2,835</text:p>
          </table:table-cell>
          <table:table-cell table:formula="of:=[.H6]/[.H4]" office:value-type="float" office:value="1.042">
            <text:p>1,042</text:p>
          </table:table-cell>
          <table:table-cell table:style-name="ce14" table:formula="of:=[.I6]/[.I4]" office:value-type="float" office:value="1.069">
            <text:p>1,069</text:p>
          </table:table-cell>
          <table:table-cell/>
          <table:table-cell office:value-type="float" office:value="103924">
            <text:p>103924,000</text:p>
          </table:table-cell>
          <table:table-cell table:formula="of:= 103979 - [.P6]" office:value-type="float" office:value="55">
            <text:p>55,000</text:p>
          </table:table-cell>
          <table:table-cell table:formula="of:= 105429 - [.P6] - [.Q6]" office:value-type="float" office:value="1450">
            <text:p>1450,000</text:p>
          </table:table-cell>
          <table:table-cell table:formula="of:= [.G6] - [.P6] - [.Q6] - [.R6]" office:value-type="float" office:value="3972">
            <text:p>397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193">
            <text:p>0,193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office:value-type="float" office:value="0.021">
            <text:p>0,021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6">
            <text:p>0,060</text:p>
          </table:table-cell>
          <table:table-cell table:style-name="ce7" office:value-type="float" office:value="43139">
            <text:p>43139,000</text:p>
          </table:table-cell>
          <table:table-cell table:style-name="ce7" office:value-type="float" office:value="1115.30566">
            <text:p>1115,306</text:p>
          </table:table-cell>
          <table:table-cell table:style-name="ce16" office:value-type="float" office:value="873">
            <text:p>873,000</text:p>
          </table:table-cell>
          <table:table-cell/>
          <table:table-cell table:style-name="ce5" table:formula="of:=[.F8]/[.F4]" office:value-type="float" office:value="0.822">
            <text:p>0,822</text:p>
          </table:table-cell>
          <table:table-cell table:style-name="ce7" table:formula="of:=[.G8]/[.G4]" office:value-type="float" office:value="1.118">
            <text:p>1,118</text:p>
          </table:table-cell>
          <table:table-cell table:style-name="ce7" table:formula="of:=[.H8]/[.H4]" office:value-type="float" office:value="1">
            <text:p>1,000</text:p>
          </table:table-cell>
          <table:table-cell table:style-name="ce16" table:formula="of:=[.I8]/[.I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AR0700SR</text:p>
          </table:table-cell>
          <table:table-cell table:style-name="ce6" office:value-type="string">
            <text:p>{343, 5}</text:p>
          </table:table-cell>
          <table:table-cell table:style-name="ce8" office:value-type="string">
            <text:p>{188, 462}</text:p>
          </table:table-cell>
          <table:table-cell table:style-name="ce6" office:value-type="string">
            <text:p>A*</text:p>
          </table:table-cell>
          <table:table-cell table:style-name="ce6" office:value-type="float" office:value="0.106">
            <text:p>0,106</text:p>
          </table:table-cell>
          <table:table-cell table:style-name="ce6" office:value-type="float" office:value="53656">
            <text:p>53656,000</text:p>
          </table:table-cell>
          <table:table-cell table:style-name="ce6" office:value-type="float" office:value="637.125977">
            <text:p>637,126</text:p>
          </table:table-cell>
          <table:table-cell table:style-name="ce13" office:value-type="float" office:value="546">
            <text:p>54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437">
            <text:p>1,437</text:p>
          </table:table-cell>
          <table:table-cell office:value-type="float" office:value="46600">
            <text:p>46600,000</text:p>
          </table:table-cell>
          <table:table-cell office:value-type="float" office:value="602.826477">
            <text:p>602,826</text:p>
          </table:table-cell>
          <table:table-cell table:style-name="ce14" office:value-type="float" office:value="45">
            <text:p>45,000</text:p>
          </table:table-cell>
          <table:table-cell/>
          <table:table-cell table:style-name="ce4" table:formula="of:=[.F11]/[.F10]" office:value-type="float" office:value="13.557">
            <text:p>13,557</text:p>
          </table:table-cell>
          <table:table-cell table:formula="of:=[.G11]/[.G10]" office:value-type="float" office:value="0.868">
            <text:p>0,868</text:p>
          </table:table-cell>
          <table:table-cell table:formula="of:=[.H11]/[.H10]" office:value-type="float" office:value="0.946">
            <text:p>0,946</text:p>
          </table:table-cell>
          <table:table-cell table:style-name="ce14" table:formula="of:=[.I11]/[.I10]" office:value-type="float" office:value="0.082">
            <text:p>0,08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3]+[.Q13]+[.R13]+[.S13]" office:value-type="float" office:value="0.457">
            <text:p>0,457</text:p>
          </table:table-cell>
          <table:table-cell office:value-type="float" office:value="257361">
            <text:p>257361,000</text:p>
          </table:table-cell>
          <table:table-cell office:value-type="float" office:value="656.15625">
            <text:p>656,156</text:p>
          </table:table-cell>
          <table:table-cell table:style-name="ce14" office:value-type="float" office:value="555">
            <text:p>555,000</text:p>
          </table:table-cell>
          <table:table-cell/>
          <table:table-cell table:style-name="ce4" table:formula="of:=[.F12]/[.F10]" office:value-type="float" office:value="4.311">
            <text:p>4,311</text:p>
          </table:table-cell>
          <table:table-cell table:formula="of:=[.G12]/[.G10]" office:value-type="float" office:value="4.796">
            <text:p>4,796</text:p>
          </table:table-cell>
          <table:table-cell table:formula="of:=[.H12]/[.H10]" office:value-type="float" office:value="1.03">
            <text:p>1,030</text:p>
          </table:table-cell>
          <table:table-cell table:style-name="ce14" table:formula="of:=[.I12]/[.I10]" office:value-type="float" office:value="1.016">
            <text:p>1,016</text:p>
          </table:table-cell>
          <table:table-cell/>
          <table:table-cell office:value-type="float" office:value="251590">
            <text:p>251590,000</text:p>
          </table:table-cell>
          <table:table-cell table:formula="of:= 251839 - [.P12]" office:value-type="float" office:value="249">
            <text:p>249,000</text:p>
          </table:table-cell>
          <table:table-cell table:formula="of:= 253539 - [.P12] - [.Q12]" office:value-type="float" office:value="1700">
            <text:p>1700,000</text:p>
          </table:table-cell>
          <table:table-cell table:formula="of:= [.G12] - [.P12] - [.Q12] - [.R12]" office:value-type="float" office:value="3822">
            <text:p>382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424">
            <text:p>0,424</text:p>
          </table:table-cell>
          <table:table-cell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9">
            <text:p>0,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69">
            <text:p>0,169</text:p>
          </table:table-cell>
          <table:table-cell table:style-name="ce7" office:value-type="float" office:value="117149">
            <text:p>117149,000</text:p>
          </table:table-cell>
          <table:table-cell table:style-name="ce7" office:value-type="float" office:value="637.125977">
            <text:p>637,126</text:p>
          </table:table-cell>
          <table:table-cell table:style-name="ce16" office:value-type="float" office:value="546">
            <text:p>546,000</text:p>
          </table:table-cell>
          <table:table-cell/>
          <table:table-cell table:style-name="ce5" table:formula="of:=[.F14]/[.F10]" office:value-type="float" office:value="1.594">
            <text:p>1,594</text:p>
          </table:table-cell>
          <table:table-cell table:style-name="ce7" table:formula="of:=[.G14]/[.G10]" office:value-type="float" office:value="2.183">
            <text:p>2,183</text:p>
          </table:table-cell>
          <table:table-cell table:style-name="ce7" table:formula="of:=[.H14]/[.H10]" office:value-type="float" office:value="1">
            <text:p>1,000</text:p>
          </table:table-cell>
          <table:table-cell table:style-name="ce16" table:formula="of:=[.I14]/[.I1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Flooded Plains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767, 759}</text:p>
          </table:table-cell>
          <table:table-cell table:style-name="ce6" office:value-type="string">
            <text:p>A*</text:p>
          </table:table-cell>
          <table:table-cell table:style-name="ce6" office:value-type="float" office:value="0.396">
            <text:p>0,396</text:p>
          </table:table-cell>
          <table:table-cell table:style-name="ce6" office:value-type="float" office:value="166860">
            <text:p>166860,000</text:p>
          </table:table-cell>
          <table:table-cell table:style-name="ce6" office:value-type="float" office:value="1244.55981">
            <text:p>1244,560</text:p>
          </table:table-cell>
          <table:table-cell table:style-name="ce13" office:value-type="float" office:value="989">
            <text:p>989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1.539">
            <text:p>11,539</text:p>
          </table:table-cell>
          <table:table-cell office:value-type="float" office:value="128420">
            <text:p>128420,000</text:p>
          </table:table-cell>
          <table:table-cell office:value-type="float" office:value="1182.50757">
            <text:p>1182,508</text:p>
          </table:table-cell>
          <table:table-cell table:style-name="ce14" office:value-type="float" office:value="44">
            <text:p>44,000</text:p>
          </table:table-cell>
          <table:table-cell/>
          <table:table-cell table:style-name="ce4" table:formula="of:=[.F17]/[.F16]" office:value-type="float" office:value="29.139">
            <text:p>29,139</text:p>
          </table:table-cell>
          <table:table-cell table:formula="of:=[.G17]/[.G16]" office:value-type="float" office:value="0.77">
            <text:p>0,770</text:p>
          </table:table-cell>
          <table:table-cell table:formula="of:=[.H17]/[.H16]" office:value-type="float" office:value="0.95">
            <text:p>0,950</text:p>
          </table:table-cell>
          <table:table-cell table:style-name="ce14" table:formula="of:=[.I17]/[.I16]" office:value-type="float" office:value="0.044">
            <text:p>0,04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756">
            <text:p>0,756</text:p>
          </table:table-cell>
          <table:table-cell office:value-type="float" office:value="397946">
            <text:p>397946,000</text:p>
          </table:table-cell>
          <table:table-cell office:value-type="float" office:value="1280.20227">
            <text:p>1280,202</text:p>
          </table:table-cell>
          <table:table-cell table:style-name="ce14" office:value-type="float" office:value="1040">
            <text:p>1040,000</text:p>
          </table:table-cell>
          <table:table-cell/>
          <table:table-cell table:style-name="ce4" table:formula="of:=[.F18]/[.F16]" office:value-type="float" office:value="1.909">
            <text:p>1,909</text:p>
          </table:table-cell>
          <table:table-cell table:formula="of:=[.G18]/[.G16]" office:value-type="float" office:value="2.385">
            <text:p>2,385</text:p>
          </table:table-cell>
          <table:table-cell table:formula="of:=[.H18]/[.H16]" office:value-type="float" office:value="1.029">
            <text:p>1,029</text:p>
          </table:table-cell>
          <table:table-cell table:style-name="ce14" table:formula="of:=[.I18]/[.I16]" office:value-type="float" office:value="1.052">
            <text:p>1,052</text:p>
          </table:table-cell>
          <table:table-cell/>
          <table:table-cell office:value-type="float" office:value="390420">
            <text:p>390420,000</text:p>
          </table:table-cell>
          <table:table-cell table:formula="of:= 390550 - [.P18]" office:value-type="float" office:value="130">
            <text:p>130,000</text:p>
          </table:table-cell>
          <table:table-cell table:formula="of:= 395057 - [.P18] - [.Q18]" office:value-type="float" office:value="4507">
            <text:p>4507,000</text:p>
          </table:table-cell>
          <table:table-cell table:formula="of:= [.G18] - [.P18] - [.Q18] - [.R18]" office:value-type="float" office:value="2889">
            <text:p>2889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532">
            <text:p>0,532</text:p>
          </table:table-cell>
          <table:table-cell table:style-name="ce7" office:value-type="float" office:value="363096">
            <text:p>363096,000</text:p>
          </table:table-cell>
          <table:table-cell table:style-name="ce7" office:value-type="float" office:value="1244.55981">
            <text:p>1244,560</text:p>
          </table:table-cell>
          <table:table-cell table:style-name="ce16" office:value-type="float" office:value="989">
            <text:p>989,000</text:p>
          </table:table-cell>
          <table:table-cell/>
          <table:table-cell table:style-name="ce5" table:formula="of:=[.F20]/[.F16]" office:value-type="float" office:value="1.343">
            <text:p>1,343</text:p>
          </table:table-cell>
          <table:table-cell table:style-name="ce7" table:formula="of:=[.G20]/[.G16]" office:value-type="float" office:value="2.176">
            <text:p>2,176</text:p>
          </table:table-cell>
          <table:table-cell table:style-name="ce7" table:formula="of:=[.H20]/[.H16]" office:value-type="float" office:value="1">
            <text:p>1,000</text:p>
          </table:table-cell>
          <table:table-cell table:style-name="ce16" table:formula="of:=[.I20]/[.I1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Turbo</text:p>
          </table:table-cell>
          <table:table-cell table:style-name="ce6" office:value-type="string">
            <text:p>{534, 125}</text:p>
          </table:table-cell>
          <table:table-cell table:style-name="ce6" office:value-type="string">
            <text:p>{225, 638}</text:p>
          </table:table-cell>
          <table:table-cell table:style-name="ce6" office:value-type="string">
            <text:p>A*</text:p>
          </table:table-cell>
          <table:table-cell table:style-name="ce6" office:value-type="float" office:value="0.566">
            <text:p>0,566</text:p>
          </table:table-cell>
          <table:table-cell table:style-name="ce6" office:value-type="float" office:value="254520">
            <text:p>254520,000</text:p>
          </table:table-cell>
          <table:table-cell table:style-name="ce6" office:value-type="float" office:value="1470.71912">
            <text:p>1470,719</text:p>
          </table:table-cell>
          <table:table-cell table:style-name="ce13" office:value-type="float" office:value="1228">
            <text:p>1228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42.806">
            <text:p>42,806</text:p>
          </table:table-cell>
          <table:table-cell office:value-type="float" office:value="248304">
            <text:p>248304,000</text:p>
          </table:table-cell>
          <table:table-cell office:value-type="float" office:value="1396.23022">
            <text:p>1396,230</text:p>
          </table:table-cell>
          <table:table-cell table:style-name="ce14" office:value-type="float" office:value="41">
            <text:p>41,000</text:p>
          </table:table-cell>
          <table:table-cell/>
          <table:table-cell table:style-name="ce4" table:formula="of:=[.F23]/[.F22]" office:value-type="float" office:value="75.629">
            <text:p>75,629</text:p>
          </table:table-cell>
          <table:table-cell table:formula="of:=[.G23]/[.G22]" office:value-type="float" office:value="0.976">
            <text:p>0,976</text:p>
          </table:table-cell>
          <table:table-cell table:formula="of:=[.H23]/[.H22]" office:value-type="float" office:value="0.949">
            <text:p>0,949</text:p>
          </table:table-cell>
          <table:table-cell table:style-name="ce14" table:formula="of:=[.I23]/[.I22]" office:value-type="float" office:value="0.033">
            <text:p>0,033</text:p>
          </table:table-cell>
          <table:table-cell table:number-columns-repeated="6"/>
          <table:table-cell office:value-type="float" office:value="1.2">
            <text:p>1,200</text:p>
          </table:table-cell>
          <table:table-cell office:value-type="float" office:value="24876">
            <text:p>24876,000</text:p>
          </table:table-cell>
          <table:table-cell office:value-type="float" office:value="1396.17114">
            <text:p>1396,171</text:p>
          </table:table-cell>
          <table:table-cell office:value-type="float" office:value="46">
            <text:p>46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574">
            <text:p>0,574</text:p>
          </table:table-cell>
          <table:table-cell office:value-type="float" office:value="268738">
            <text:p>268738,000</text:p>
          </table:table-cell>
          <table:table-cell office:value-type="float" office:value="1499.81726">
            <text:p>1499,817</text:p>
          </table:table-cell>
          <table:table-cell table:style-name="ce14" office:value-type="float" office:value="1221">
            <text:p>1221,000</text:p>
          </table:table-cell>
          <table:table-cell/>
          <table:table-cell table:style-name="ce4" table:formula="of:=[.F24]/[.F22]" office:value-type="float" office:value="1.014">
            <text:p>1,014</text:p>
          </table:table-cell>
          <table:table-cell table:formula="of:=[.G24]/[.G22]" office:value-type="float" office:value="1.056">
            <text:p>1,056</text:p>
          </table:table-cell>
          <table:table-cell table:formula="of:=[.H24]/[.H22]" office:value-type="float" office:value="1.02">
            <text:p>1,020</text:p>
          </table:table-cell>
          <table:table-cell table:style-name="ce14" table:formula="of:=[.I24]/[.I22]" office:value-type="float" office:value="0.994">
            <text:p>0,994</text:p>
          </table:table-cell>
          <table:table-cell/>
          <table:table-cell office:value-type="float" office:value="249824">
            <text:p>249824,000</text:p>
          </table:table-cell>
          <table:table-cell table:formula="of:= 249955 - [.P24]" office:value-type="float" office:value="131">
            <text:p>131,000</text:p>
          </table:table-cell>
          <table:table-cell table:formula="of:= 255238 - [.P24] - [.Q24]" office:value-type="float" office:value="5283">
            <text:p>5283,000</text:p>
          </table:table-cell>
          <table:table-cell table:formula="of:= [.G24] - [.P24] - [.Q24] - [.R24]" office:value-type="float" office:value="13500">
            <text:p>13500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10" office:value-type="float" office:value="0.515">
            <text:p>0,515</text:p>
          </table:table-cell>
          <table:table-cell table:style-name="ce7" office:value-type="float" office:value="342522">
            <text:p>342522,000</text:p>
          </table:table-cell>
          <table:table-cell table:style-name="ce7" office:value-type="float" office:value="1470.71912">
            <text:p>1470,719</text:p>
          </table:table-cell>
          <table:table-cell table:style-name="ce16" office:value-type="float" office:value="1228">
            <text:p>1228,000</text:p>
          </table:table-cell>
          <table:table-cell/>
          <table:table-cell table:style-name="ce19" table:formula="of:=[.F26]/[.F22]" office:value-type="float" office:value="0.91">
            <text:p>0,910</text:p>
          </table:table-cell>
          <table:table-cell table:style-name="ce7" table:formula="of:=[.G26]/[.G22]" office:value-type="float" office:value="1.346">
            <text:p>1,346</text:p>
          </table:table-cell>
          <table:table-cell table:style-name="ce7" table:formula="of:=[.H26]/[.H22]" office:value-type="float" office:value="1">
            <text:p>1,000</text:p>
          </table:table-cell>
          <table:table-cell table:style-name="ce16" table:formula="of:=[.I26]/[.I2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ooms 32x32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25">
            <text:p>0,250</text:p>
          </table:table-cell>
          <table:table-cell table:style-name="ce6" office:value-type="float" office:value="107601">
            <text:p>107601,000</text:p>
          </table:table-cell>
          <table:table-cell table:style-name="ce6" office:value-type="float" office:value="839.296326">
            <text:p>839,296</text:p>
          </table:table-cell>
          <table:table-cell table:style-name="ce13" office:value-type="float" office:value="679">
            <text:p>679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921">
            <text:p>0,921</text:p>
          </table:table-cell>
          <table:table-cell office:value-type="float" office:value="87932">
            <text:p>87932,000</text:p>
          </table:table-cell>
          <table:table-cell office:value-type="float" office:value="802.155701">
            <text:p>802,156</text:p>
          </table:table-cell>
          <table:table-cell table:style-name="ce14" office:value-type="float" office:value="59">
            <text:p>59,000</text:p>
          </table:table-cell>
          <table:table-cell/>
          <table:table-cell table:style-name="ce4" table:formula="of:=[.F29]/[.F28]" office:value-type="float" office:value="3.684">
            <text:p>3,684</text:p>
          </table:table-cell>
          <table:table-cell table:formula="of:=[.G29]/[.G28]" office:value-type="float" office:value="0.817">
            <text:p>0,817</text:p>
          </table:table-cell>
          <table:table-cell table:formula="of:=[.H29]/[.H28]" office:value-type="float" office:value="0.956">
            <text:p>0,956</text:p>
          </table:table-cell>
          <table:table-cell table:style-name="ce14" table:formula="of:=[.I29]/[.I28]" office:value-type="float" office:value="0.087">
            <text:p>0,087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1] +[.Q31] +[.R31] +[.S31]" office:value-type="float" office:value="0.341">
            <text:p>0,341</text:p>
          </table:table-cell>
          <table:table-cell office:value-type="float" office:value="153867">
            <text:p>153867,000</text:p>
          </table:table-cell>
          <table:table-cell office:value-type="float" office:value="867.560426">
            <text:p>867,560</text:p>
          </table:table-cell>
          <table:table-cell table:style-name="ce14" office:value-type="float" office:value="716">
            <text:p>716,000</text:p>
          </table:table-cell>
          <table:table-cell/>
          <table:table-cell table:style-name="ce4" table:formula="of:=[.F30]/[.F28]" office:value-type="float" office:value="1.364">
            <text:p>1,364</text:p>
          </table:table-cell>
          <table:table-cell table:formula="of:=[.G30]/[.G28]" office:value-type="float" office:value="1.43">
            <text:p>1,430</text:p>
          </table:table-cell>
          <table:table-cell table:formula="of:=[.H30]/[.H28]" office:value-type="float" office:value="1.034">
            <text:p>1,034</text:p>
          </table:table-cell>
          <table:table-cell table:style-name="ce14" table:formula="of:=[.I30]/[.I28]" office:value-type="float" office:value="1.054">
            <text:p>1,054</text:p>
          </table:table-cell>
          <table:table-cell/>
          <table:table-cell office:value-type="float" office:value="148688">
            <text:p>148688,000</text:p>
          </table:table-cell>
          <table:table-cell table:formula="of:= 148775 - [.P30]" office:value-type="float" office:value="87">
            <text:p>87,000</text:p>
          </table:table-cell>
          <table:table-cell table:formula="of:= 150769 - [.P30] - [.Q30]" office:value-type="float" office:value="1994">
            <text:p>1994,000</text:p>
          </table:table-cell>
          <table:table-cell table:formula="of:= [.G30] - [.P30] - [.Q30] - [.R30]" office:value-type="float" office:value="3098">
            <text:p>309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308">
            <text:p>0,308</text:p>
          </table:table-cell>
          <table:table-cell table:style-name="ce11"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9">
            <text:p>0,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7">
            <text:p>0,370</text:p>
          </table:table-cell>
          <table:table-cell table:style-name="ce7" office:value-type="float" office:value="246431">
            <text:p>246431,000</text:p>
          </table:table-cell>
          <table:table-cell table:style-name="ce7" office:value-type="float" office:value="839.296326">
            <text:p>839,296</text:p>
          </table:table-cell>
          <table:table-cell table:style-name="ce16" office:value-type="float" office:value="679">
            <text:p>679,000</text:p>
          </table:table-cell>
          <table:table-cell/>
          <table:table-cell table:style-name="ce5" table:formula="of:=[.F32]/[.F28]" office:value-type="float" office:value="1.48">
            <text:p>1,480</text:p>
          </table:table-cell>
          <table:table-cell table:style-name="ce7" table:formula="of:=[.G32]/[.G28]" office:value-type="float" office:value="2.29">
            <text:p>2,290</text:p>
          </table:table-cell>
          <table:table-cell table:style-name="ce7" table:formula="of:=[.H32]/[.H28]" office:value-type="float" office:value="1">
            <text:p>1,000</text:p>
          </table:table-cell>
          <table:table-cell table:style-name="ce16" table:formula="of:=[.I32]/[.I2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Maze 1 wide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1">
            <text:p>0,131</text:p>
          </table:table-cell>
          <table:table-cell table:style-name="ce6" office:value-type="float" office:value="88761">
            <text:p>88761,000</text:p>
          </table:table-cell>
          <table:table-cell table:style-name="ce6" office:value-type="float" office:value="3601.25757">
            <text:p>3601,258</text:p>
          </table:table-cell>
          <table:table-cell table:style-name="ce13" office:value-type="float" office:value="3076">
            <text:p>307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48">
            <text:p>0,148</text:p>
          </table:table-cell>
          <table:table-cell office:value-type="float" office:value="88761">
            <text:p>88761,000</text:p>
          </table:table-cell>
          <table:table-cell office:value-type="float" office:value="3601.25757">
            <text:p>3601,258</text:p>
          </table:table-cell>
          <table:table-cell table:style-name="ce14" office:value-type="float" office:value="1823">
            <text:p>1823,000</text:p>
          </table:table-cell>
          <table:table-cell/>
          <table:table-cell table:style-name="ce4" table:formula="of:=[.F35]/[.F34]" office:value-type="float" office:value="1.13">
            <text:p>1,130</text:p>
          </table:table-cell>
          <table:table-cell table:formula="of:=[.G35]/[.G34]" office:value-type="float" office:value="1">
            <text:p>1,000</text:p>
          </table:table-cell>
          <table:table-cell table:formula="of:=[.H35]/[.H34]" office:value-type="float" office:value="1">
            <text:p>1,000</text:p>
          </table:table-cell>
          <table:table-cell table:style-name="ce14" table:formula="of:=[.I35]/[.I34]" office:value-type="float" office:value="0.593">
            <text:p>0,593</text:p>
          </table:table-cell>
          <table:table-cell table:number-columns-repeated="6"/>
          <table:table-cell office:value-type="float" office:value="0.156">
            <text:p>0,156</text:p>
          </table:table-cell>
          <table:table-cell office:value-type="float" office:value="87497">
            <text:p>87497,000</text:p>
          </table:table-cell>
          <table:table-cell office:value-type="float" office:value="3379.9668">
            <text:p>3379,967</text:p>
          </table:table-cell>
          <table:table-cell office:value-type="float" office:value="1143">
            <text:p>1143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7] + [.Q37] + [.R37]  +[.S37]" office:value-type="float" office:value="1.507">
            <text:p>1,507</text:p>
          </table:table-cell>
          <table:table-cell office:value-type="float" office:value="1204226">
            <text:p>1204226,000</text:p>
          </table:table-cell>
          <table:table-cell office:value-type="float" office:value="3683.23022">
            <text:p>3683,230</text:p>
          </table:table-cell>
          <table:table-cell table:style-name="ce14" office:value-type="float" office:value="3214">
            <text:p>3214,000</text:p>
          </table:table-cell>
          <table:table-cell/>
          <table:table-cell table:style-name="ce4" table:formula="of:=[.F36]/[.F34]" office:value-type="float" office:value="11.504">
            <text:p>11,504</text:p>
          </table:table-cell>
          <table:table-cell table:formula="of:=[.G36]/[.G34]" office:value-type="float" office:value="13.567">
            <text:p>13,567</text:p>
          </table:table-cell>
          <table:table-cell table:formula="of:=[.H36]/[.H34]" office:value-type="float" office:value="1.023">
            <text:p>1,023</text:p>
          </table:table-cell>
          <table:table-cell table:style-name="ce14" table:formula="of:=[.I36]/[.I34]" office:value-type="float" office:value="1.045">
            <text:p>1,045</text:p>
          </table:table-cell>
          <table:table-cell/>
          <table:table-cell office:value-type="float" office:value="1187562">
            <text:p>1187562,000</text:p>
          </table:table-cell>
          <table:table-cell table:formula="of:= 1189029 - [.P36]" office:value-type="float" office:value="1467">
            <text:p>1467,000</text:p>
          </table:table-cell>
          <table:table-cell table:formula="of:= 1199810 - [.P36] - [.Q36]" office:value-type="float" office:value="10781">
            <text:p>10781,000</text:p>
          </table:table-cell>
          <table:table-cell table:formula="of:= [.G36] - [.P36] - [.Q36] - [.R36]" office:value-type="float" office:value="4416">
            <text:p>4416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1.415">
            <text:p>1,415</text:p>
          </table:table-cell>
          <table:table-cell office:value-type="float" office:value="0.003">
            <text:p>0,003</text:p>
          </table:table-cell>
          <table:table-cell office:value-type="float" office:value="0.011">
            <text:p>0,011</text:p>
          </table:table-cell>
          <table:table-cell office:value-type="float" office:value="0.078">
            <text:p>0,078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31">
            <text:p>0,131</text:p>
          </table:table-cell>
          <table:table-cell table:style-name="ce7" office:value-type="float" office:value="102801">
            <text:p>102801,000</text:p>
          </table:table-cell>
          <table:table-cell table:style-name="ce7" office:value-type="float" office:value="3601.25757">
            <text:p>3601,258</text:p>
          </table:table-cell>
          <table:table-cell table:style-name="ce16" office:value-type="float" office:value="3076">
            <text:p>3076,000</text:p>
          </table:table-cell>
          <table:table-cell/>
          <table:table-cell table:style-name="ce5" table:formula="of:=[.F38]/[.F34]" office:value-type="float" office:value="1">
            <text:p>1,000</text:p>
          </table:table-cell>
          <table:table-cell table:style-name="ce7" table:formula="of:=[.G38]/[.G34]" office:value-type="float" office:value="1.158">
            <text:p>1,158</text:p>
          </table:table-cell>
          <table:table-cell table:style-name="ce7" table:formula="of:=[.H38]/[.H34]" office:value-type="float" office:value="1">
            <text:p>1,000</text:p>
          </table:table-cell>
          <table:table-cell table:style-name="ce16" table:formula="of:=[.I38]/[.I3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string">
            <text:p>Rooms 16x16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7" office:value-type="float" office:value="0.262">
            <text:p>0,262</text:p>
          </table:table-cell>
          <table:table-cell table:style-name="ce7" office:value-type="float" office:value="105024">
            <text:p>105024,000</text:p>
          </table:table-cell>
          <table:table-cell table:style-name="ce7" office:value-type="float" office:value="820.971436">
            <text:p>820,971</text:p>
          </table:table-cell>
          <table:table-cell table:style-name="ce16" office:value-type="float" office:value="676">
            <text:p>67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448">
            <text:p>0,448</text:p>
          </table:table-cell>
          <table:table-cell table:style-name="ce7" office:value-type="float" office:value="87958">
            <text:p>87958,000</text:p>
          </table:table-cell>
          <table:table-cell table:style-name="ce7" office:value-type="float" office:value="789.730591">
            <text:p>789,731</text:p>
          </table:table-cell>
          <table:table-cell table:style-name="ce16" office:value-type="float" office:value="119">
            <text:p>119,000</text:p>
          </table:table-cell>
          <table:table-cell/>
          <table:table-cell table:style-name="ce4" table:formula="of:=[.F41]/[.F40]" office:value-type="float" office:value="1.71">
            <text:p>1,710</text:p>
          </table:table-cell>
          <table:table-cell table:formula="of:=[.G41]/[.G40]" office:value-type="float" office:value="0.838">
            <text:p>0,838</text:p>
          </table:table-cell>
          <table:table-cell table:formula="of:=[.H41]/[.H40]" office:value-type="float" office:value="0.962">
            <text:p>0,962</text:p>
          </table:table-cell>
          <table:table-cell table:style-name="ce14" table:formula="of:=[.I41]/[.I40]" office:value-type="float" office:value="0.176">
            <text:p>0,176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43]+[.Q43]+[.R43]+[.S43]" office:value-type="float" office:value="0.317">
            <text:p>0,317</text:p>
          </table:table-cell>
          <table:table-cell table:style-name="ce7" office:value-type="float" office:value="148549">
            <text:p>148549,000</text:p>
          </table:table-cell>
          <table:table-cell table:style-name="ce7" office:value-type="float" office:value="838.204956">
            <text:p>838,205</text:p>
          </table:table-cell>
          <table:table-cell table:style-name="ce16" office:value-type="float" office:value="704">
            <text:p>704,000</text:p>
          </table:table-cell>
          <table:table-cell/>
          <table:table-cell table:style-name="ce4" table:formula="of:=[.F42]/[.F40]" office:value-type="float" office:value="1.21">
            <text:p>1,210</text:p>
          </table:table-cell>
          <table:table-cell table:formula="of:=[.G42]/[.G40]" office:value-type="float" office:value="1.414">
            <text:p>1,414</text:p>
          </table:table-cell>
          <table:table-cell table:formula="of:=[.H42]/[.H40]" office:value-type="float" office:value="1.021">
            <text:p>1,021</text:p>
          </table:table-cell>
          <table:table-cell table:style-name="ce14" table:formula="of:=[.I42]/[.I40]" office:value-type="float" office:value="1.041">
            <text:p>1,041</text:p>
          </table:table-cell>
          <table:table-cell/>
          <table:table-cell office:value-type="float" office:value="145017">
            <text:p>145017,000</text:p>
          </table:table-cell>
          <table:table-cell table:formula="of:=145192-[.P42]" office:value-type="float" office:value="175">
            <text:p>175,000</text:p>
          </table:table-cell>
          <table:table-cell table:formula="of:=146952-[.P42]-[.Q42]" office:value-type="float" office:value="1760">
            <text:p>1760,000</text:p>
          </table:table-cell>
          <table:table-cell table:formula="of:=[.G42]-[.P42]-[.Q42]-[.R42]" office:value-type="float" office:value="1597">
            <text:p>159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289">
            <text:p>0,289</text:p>
          </table:table-cell>
          <table:table-cell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4">
            <text:p>0,024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51">
            <text:p>0,351</text:p>
          </table:table-cell>
          <table:table-cell table:style-name="ce7" office:value-type="float" office:value="231807">
            <text:p>231807,000</text:p>
          </table:table-cell>
          <table:table-cell table:style-name="ce7" office:value-type="float" office:value="820.971436">
            <text:p>820,971</text:p>
          </table:table-cell>
          <table:table-cell table:style-name="ce16" office:value-type="float" office:value="676">
            <text:p>676,000</text:p>
          </table:table-cell>
          <table:table-cell/>
          <table:table-cell table:style-name="ce3" table:formula="of:=[.F44]/[.F40]" office:value-type="float" office:value="1.34">
            <text:p>1,340</text:p>
          </table:table-cell>
          <table:table-cell table:style-name="ce6" table:formula="of:=[.G44]/[.G40]" office:value-type="float" office:value="2.207">
            <text:p>2,207</text:p>
          </table:table-cell>
          <table:table-cell table:style-name="ce6" table:formula="of:=[.H44]/[.H40]" office:value-type="float" office:value="1">
            <text:p>1,000</text:p>
          </table:table-cell>
          <table:table-cell table:style-name="ce13" table:formula="of:=[.I44]/[.I4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7" table:number-columns-repeated="3"/>
          <table:table-cell table:style-name="ce16"/>
          <table:table-cell/>
          <table:table-cell table:style-name="ce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3" office:value-type="string">
            <text:p>Maze 16 wide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7" office:value-type="float" office:value="0.373">
            <text:p>0,373</text:p>
          </table:table-cell>
          <table:table-cell table:style-name="ce7" office:value-type="float" office:value="202382">
            <text:p>202382,000</text:p>
          </table:table-cell>
          <table:table-cell table:style-name="ce7" office:value-type="float" office:value="2789.26294">
            <text:p>2789,263</text:p>
          </table:table-cell>
          <table:table-cell table:style-name="ce16" office:value-type="float" office:value="2537">
            <text:p>2537,000</text:p>
          </table:table-cell>
          <table:table-cell/>
          <table:table-cell table:style-name="ce4" office:value-type="float" office:value="1">
            <text:p>1,000</text:p>
          </table:table-cell>
          <table:table-cell table:number-columns-repeated="2" office:value-type="float" office:value="1">
            <text:p>1,000</text:p>
          </table:table-cell>
          <table:table-cell table:style-name="ce14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3.475">
            <text:p>3,475</text:p>
          </table:table-cell>
          <table:table-cell table:style-name="ce7" office:value-type="float" office:value="201579">
            <text:p>201579,000</text:p>
          </table:table-cell>
          <table:table-cell table:style-name="ce7" office:value-type="float" office:value="2689.04053">
            <text:p>2689,041</text:p>
          </table:table-cell>
          <table:table-cell table:style-name="ce16" office:value-type="float" office:value="141">
            <text:p>141,000</text:p>
          </table:table-cell>
          <table:table-cell/>
          <table:table-cell table:style-name="ce20" table:formula="of:=[.F47]/[.F46]" office:value-type="float" office:value="9.316">
            <text:p>9,316</text:p>
          </table:table-cell>
          <table:table-cell table:style-name="ce20" table:formula="of:=[.G47]/[.G46]" office:value-type="float" office:value="0.996">
            <text:p>0,996</text:p>
          </table:table-cell>
          <table:table-cell table:style-name="ce20" table:formula="of:=[.H47]/[.H46]" office:value-type="float" office:value="0.964">
            <text:p>0,964</text:p>
          </table:table-cell>
          <table:table-cell table:style-name="ce20" table:formula="of:=[.I47]/[.I46]" office:value-type="float" office:value="0.056">
            <text:p>0,056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49]+[.Q49]+[.R49]+[.S49]" office:value-type="float" office:value="1.227">
            <text:p>1,227</text:p>
          </table:table-cell>
          <table:table-cell table:style-name="ce7" office:value-type="float" office:value="872317">
            <text:p>872317,000</text:p>
          </table:table-cell>
          <table:table-cell table:style-name="ce7" office:value-type="float" office:value="2884.59277">
            <text:p>2884,593</text:p>
          </table:table-cell>
          <table:table-cell table:style-name="ce16" office:value-type="float" office:value="2605">
            <text:p>2605,000</text:p>
          </table:table-cell>
          <table:table-cell/>
          <table:table-cell table:style-name="ce5" table:formula="of:=[.F48]/[.F46]" office:value-type="float" office:value="3.29">
            <text:p>3,290</text:p>
          </table:table-cell>
          <table:table-cell table:style-name="ce7" table:formula="of:=[.G48]/[.G46]" office:value-type="float" office:value="4.31">
            <text:p>4,310</text:p>
          </table:table-cell>
          <table:table-cell table:style-name="ce7" table:formula="of:=[.H48]/[.H46]" office:value-type="float" office:value="1.034">
            <text:p>1,034</text:p>
          </table:table-cell>
          <table:table-cell table:style-name="ce16" table:formula="of:=[.I48]/[.I46]" office:value-type="float" office:value="1.027">
            <text:p>1,027</text:p>
          </table:table-cell>
          <table:table-cell/>
          <table:table-cell office:value-type="float" office:value="860740">
            <text:p>860740,000</text:p>
          </table:table-cell>
          <table:table-cell table:formula="of:=860905-[.P48]" office:value-type="float" office:value="165">
            <text:p>165,000</text:p>
          </table:table-cell>
          <table:table-cell table:formula="of:=866725-[.P48]-[.Q48]" office:value-type="float" office:value="5820">
            <text:p>5820,000</text:p>
          </table:table-cell>
          <table:table-cell table:formula="of:=[.G48]-[.P48]-[.Q48]-[.R48]" office:value-type="float" office:value="5592">
            <text:p>559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1.214">
            <text:p>1,214</text:p>
          </table:table-cell>
          <table:table-cell office:value-type="float" office:value="0.001">
            <text:p>0,001</text:p>
          </table:table-cell>
          <table:table-cell office:value-type="float" office:value="0.007">
            <text:p>0,007</text:p>
          </table:table-cell>
          <table:table-cell office:value-type="float" office:value="0.0045">
            <text:p>0,005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office:value-type="float" office:value="0.285">
            <text:p>0,285</text:p>
          </table:table-cell>
          <table:table-cell office:value-type="float" office:value="211151">
            <text:p>211151,000</text:p>
          </table:table-cell>
          <table:table-cell table:style-name="ce7" office:value-type="float" office:value="2789.26294">
            <text:p>2789,263</text:p>
          </table:table-cell>
          <table:table-cell table:style-name="ce16" office:value-type="float" office:value="2537">
            <text:p>2537,000</text:p>
          </table:table-cell>
          <table:table-cell/>
          <table:table-cell table:style-name="ce3" table:formula="of:=[.F50]/[.F46]" office:value-type="float" office:value="0.764">
            <text:p>0,764</text:p>
          </table:table-cell>
          <table:table-cell table:style-name="ce3" table:formula="of:=[.G50]/[.G46]" office:value-type="float" office:value="1.043">
            <text:p>1,043</text:p>
          </table:table-cell>
          <table:table-cell table:style-name="ce3" table:formula="of:=[.H50]/[.H46]" office:value-type="float" office:value="1">
            <text:p>1,000</text:p>
          </table:table-cell>
          <table:table-cell table:style-name="ce3" table:formula="of:=[.I50]/[.I4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>
            <text:p>Random 3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31, 31}</text:p>
          </table:table-cell>
          <table:table-cell table:style-name="ce6" office:value-type="string">
            <text:p>A*</text:p>
          </table:table-cell>
          <table:table-cell table:style-name="ce11" office:value-type="string">
            <text:p>&lt; 0,001</text:p>
          </table:table-cell>
          <table:table-cell table:style-name="ce6" office:value-type="float" office:value="309">
            <text:p>309,000</text:p>
          </table:table-cell>
          <table:table-cell table:style-name="ce6" office:value-type="float" office:value="48.183773">
            <text:p>48,184</text:p>
          </table:table-cell>
          <table:table-cell table:style-name="ce13" office:value-type="float" office:value="37">
            <text:p>37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12" office:value-type="string">
            <text:p>&lt; 0,001</text:p>
          </table:table-cell>
          <table:table-cell office:value-type="float" office:value="262">
            <text:p>262,000</text:p>
          </table:table-cell>
          <table:table-cell office:value-type="float" office:value="46.8015099">
            <text:p>46,802</text:p>
          </table:table-cell>
          <table:table-cell table:style-name="ce14" office:value-type="float" office:value="20">
            <text:p>20,000</text:p>
          </table:table-cell>
          <table:table-cell/>
          <table:table-cell table:style-name="ce4" office:value-type="string">
            <text:p>~1</text:p>
          </table:table-cell>
          <table:table-cell table:formula="of:=[.G53]/[.G52]" office:value-type="float" office:value="0.848">
            <text:p>0,848</text:p>
          </table:table-cell>
          <table:table-cell table:formula="of:=[.H53]/[.H52]" office:value-type="float" office:value="0.971">
            <text:p>0,971</text:p>
          </table:table-cell>
          <table:table-cell table:style-name="ce14" table:formula="of:=[.I53]/[.I52]" office:value-type="float" office:value="0.541">
            <text:p>0,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07">
            <text:p>0,007</text:p>
          </table:table-cell>
          <table:table-cell office:value-type="float" office:value="3548">
            <text:p>3548,000</text:p>
          </table:table-cell>
          <table:table-cell office:value-type="float" office:value="54.1837616">
            <text:p>54,184</text:p>
          </table:table-cell>
          <table:table-cell table:style-name="ce14" office:value-type="float" office:value="43">
            <text:p>43,000</text:p>
          </table:table-cell>
          <table:table-cell/>
          <table:table-cell table:style-name="ce21" office:value-type="string">
            <text:p>&gt;7,000</text:p>
          </table:table-cell>
          <table:table-cell table:formula="of:=[.G54]/[.G52]" office:value-type="float" office:value="11.482">
            <text:p>11,482</text:p>
          </table:table-cell>
          <table:table-cell table:formula="of:=[.H54]/[.H52]" office:value-type="float" office:value="1.125">
            <text:p>1,125</text:p>
          </table:table-cell>
          <table:table-cell table:style-name="ce14" table:formula="of:=[.I54]/[.I52]" office:value-type="float" office:value="1.162">
            <text:p>1,162</text:p>
          </table:table-cell>
          <table:table-cell/>
          <table:table-cell office:value-type="float" office:value="2771">
            <text:p>2771,000</text:p>
          </table:table-cell>
          <table:table-cell table:formula="of:= 3462 - [.P54]" office:value-type="float" office:value="691">
            <text:p>691,000</text:p>
          </table:table-cell>
          <table:table-cell table:formula="of:= 3486 - [.P54] - [.Q54]" office:value-type="float" office:value="24">
            <text:p>24,000</text:p>
          </table:table-cell>
          <table:table-cell table:formula="of:= [.G54] - [.P54] - [.Q54] - [.R54]" office:value-type="float" office:value="62">
            <text:p>6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10.876">
            <text:p>10,876</text:p>
          </table:table-cell>
          <table:table-cell office:value-type="float" office:value="8858940">
            <text:p>8858940,000</text:p>
          </table:table-cell>
          <table:table-cell office:value-type="float" office:value="48.183773">
            <text:p>48,184</text:p>
          </table:table-cell>
          <table:table-cell table:style-name="ce14" office:value-type="float" office:value="37">
            <text:p>37,000</text:p>
          </table:table-cell>
          <table:table-cell/>
          <table:table-cell table:style-name="ce21" office:value-type="string">
            <text:p>&gt;10876,000</text:p>
          </table:table-cell>
          <table:table-cell table:formula="of:=[.G55]/[.G52]" office:value-type="float" office:value="28669.709">
            <text:p>28669,709</text:p>
          </table:table-cell>
          <table:table-cell table:formula="of:=[.H55]/[.H52]" office:value-type="float" office:value="1">
            <text:p>1,000</text:p>
          </table:table-cell>
          <table:table-cell table:style-name="ce14" table:formula="of:=[.I55]/[.I5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715">
            <text:p>715,000</text:p>
          </table:table-cell>
          <table:table-cell table:style-name="ce7" office:value-type="float" office:value="48.183773">
            <text:p>48,184</text:p>
          </table:table-cell>
          <table:table-cell table:style-name="ce16" office:value-type="float" office:value="37">
            <text:p>37,000</text:p>
          </table:table-cell>
          <table:table-cell/>
          <table:table-cell table:style-name="ce22" office:value-type="string">
            <text:p>&gt;2,000</text:p>
          </table:table-cell>
          <table:table-cell table:style-name="ce7" table:formula="of:=[.G56]/[.G52]" office:value-type="float" office:value="2.314">
            <text:p>2,314</text:p>
          </table:table-cell>
          <table:table-cell table:style-name="ce7" table:formula="of:=[.H56]/[.H52]" office:value-type="float" office:value="1">
            <text:p>1,000</text:p>
          </table:table-cell>
          <table:table-cell table:style-name="ce16" table:formula="of:=[.I56]/[.I5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128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127, 127}</text:p>
          </table:table-cell>
          <table:table-cell table:style-name="ce6" office:value-type="string">
            <text:p>A*</text:p>
          </table:table-cell>
          <table:table-cell table:style-name="ce6" office:value-type="float" office:value="0.008">
            <text:p>0,008</text:p>
          </table:table-cell>
          <table:table-cell table:style-name="ce6" office:value-type="float" office:value="3590">
            <text:p>3590,000</text:p>
          </table:table-cell>
          <table:table-cell table:style-name="ce6" office:value-type="float" office:value="190.149399">
            <text:p>190,149</text:p>
          </table:table-cell>
          <table:table-cell table:style-name="ce13" office:value-type="float" office:value="145">
            <text:p>145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9">
            <text:p>0,009</text:p>
          </table:table-cell>
          <table:table-cell office:value-type="float" office:value="2575">
            <text:p>2575,000</text:p>
          </table:table-cell>
          <table:table-cell office:value-type="float" office:value="185.413101">
            <text:p>185,413</text:p>
          </table:table-cell>
          <table:table-cell table:style-name="ce14" office:value-type="float" office:value="87">
            <text:p>87,000</text:p>
          </table:table-cell>
          <table:table-cell/>
          <table:table-cell table:style-name="ce4" table:formula="of:=[.F59]/[.F58]" office:value-type="float" office:value="1.125">
            <text:p>1,125</text:p>
          </table:table-cell>
          <table:table-cell table:formula="of:=[.G59]/[.G58]" office:value-type="float" office:value="0.717">
            <text:p>0,717</text:p>
          </table:table-cell>
          <table:table-cell table:formula="of:=[.H59]/[.H58]" office:value-type="float" office:value="0.975">
            <text:p>0,975</text:p>
          </table:table-cell>
          <table:table-cell table:style-name="ce14" table:formula="of:=[.I59]/[.I58]" office:value-type="float" office:value="0.6">
            <text:p>0,6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354">
            <text:p>0,354</text:p>
          </table:table-cell>
          <table:table-cell office:value-type="float" office:value="233884">
            <text:p>233884,000</text:p>
          </table:table-cell>
          <table:table-cell office:value-type="float" office:value="206.492432">
            <text:p>206,492</text:p>
          </table:table-cell>
          <table:table-cell table:style-name="ce14" office:value-type="float" office:value="161">
            <text:p>161,000</text:p>
          </table:table-cell>
          <table:table-cell/>
          <table:table-cell table:style-name="ce4" table:formula="of:=[.F60]/[.F58]" office:value-type="float" office:value="44.25">
            <text:p>44,250</text:p>
          </table:table-cell>
          <table:table-cell table:formula="of:=[.G60]/[.G58]" office:value-type="float" office:value="65.149">
            <text:p>65,149</text:p>
          </table:table-cell>
          <table:table-cell table:formula="of:=[.H60]/[.H58]" office:value-type="float" office:value="1.086">
            <text:p>1,086</text:p>
          </table:table-cell>
          <table:table-cell table:style-name="ce14" table:formula="of:=[.I60]/[.I58]" office:value-type="float" office:value="1.11">
            <text:p>1,110</text:p>
          </table:table-cell>
          <table:table-cell/>
          <table:table-cell/>
          <table:table-cell table:formula="of:= 103979 - [.P60]" office:value-type="float" office:value="103979">
            <text:p>103979,000</text:p>
          </table:table-cell>
          <table:table-cell table:formula="of:= 105429 - [.P60] - [.Q60]" office:value-type="float" office:value="1450">
            <text:p>1450,000</text:p>
          </table:table-cell>
          <table:table-cell table:formula="of:= [.G60] - [.P60] - [.Q60] - [.R60]" office:value-type="float" office:value="128455">
            <text:p>128455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17">
            <text:p>0,017</text:p>
          </table:table-cell>
          <table:table-cell table:style-name="ce7" office:value-type="float" office:value="11459">
            <text:p>11459,000</text:p>
          </table:table-cell>
          <table:table-cell table:style-name="ce7" office:value-type="float" office:value="190.149399">
            <text:p>190,149</text:p>
          </table:table-cell>
          <table:table-cell table:style-name="ce16" office:value-type="float" office:value="145">
            <text:p>145,000</text:p>
          </table:table-cell>
          <table:table-cell/>
          <table:table-cell table:style-name="ce5" table:formula="of:=[.F62]/[.F58]" office:value-type="float" office:value="2.125">
            <text:p>2,125</text:p>
          </table:table-cell>
          <table:table-cell table:style-name="ce7" table:formula="of:=[.G62]/[.G58]" office:value-type="float" office:value="3.192">
            <text:p>3,192</text:p>
          </table:table-cell>
          <table:table-cell table:style-name="ce7" table:formula="of:=[.H62]/[.H58]" office:value-type="float" office:value="1">
            <text:p>1,000</text:p>
          </table:table-cell>
          <table:table-cell table:style-name="ce16" table:formula="of:=[.I62]/[.I5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56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255, 255}</text:p>
          </table:table-cell>
          <table:table-cell table:style-name="ce6" office:value-type="string">
            <text:p>A*</text:p>
          </table:table-cell>
          <table:table-cell table:style-name="ce6" office:value-type="float" office:value="0.03">
            <text:p>0,030</text:p>
          </table:table-cell>
          <table:table-cell table:style-name="ce6" office:value-type="float" office:value="12575">
            <text:p>12575,000</text:p>
          </table:table-cell>
          <table:table-cell table:style-name="ce6" office:value-type="float" office:value="379.955719">
            <text:p>379,956</text:p>
          </table:table-cell>
          <table:table-cell table:style-name="ce13" office:value-type="float" office:value="288">
            <text:p>288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33">
            <text:p>0,033</text:p>
          </table:table-cell>
          <table:table-cell office:value-type="float" office:value="10035">
            <text:p>10035,000</text:p>
          </table:table-cell>
          <table:table-cell office:value-type="float" office:value="371.762482">
            <text:p>371,762</text:p>
          </table:table-cell>
          <table:table-cell table:style-name="ce14" office:value-type="float" office:value="159">
            <text:p>159,000</text:p>
          </table:table-cell>
          <table:table-cell/>
          <table:table-cell table:style-name="ce4" table:formula="of:=[.F65]/[.F64]" office:value-type="float" office:value="1.1">
            <text:p>1,100</text:p>
          </table:table-cell>
          <table:table-cell table:formula="of:=[.G65]/[.G64]" office:value-type="float" office:value="0.798">
            <text:p>0,798</text:p>
          </table:table-cell>
          <table:table-cell table:formula="of:=[.H65]/[.H64]" office:value-type="float" office:value="0.978">
            <text:p>0,978</text:p>
          </table:table-cell>
          <table:table-cell table:style-name="ce14" table:formula="of:=[.I65]/[.I64]" office:value-type="float" office:value="0.552">
            <text:p>0,55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1.657">
            <text:p>1,657</text:p>
          </table:table-cell>
          <table:table-cell office:value-type="float" office:value="1004748">
            <text:p>1004748,000</text:p>
          </table:table-cell>
          <table:table-cell office:value-type="float" office:value="396.600098">
            <text:p>396,600</text:p>
          </table:table-cell>
          <table:table-cell table:style-name="ce14" office:value-type="float" office:value="315">
            <text:p>315,000</text:p>
          </table:table-cell>
          <table:table-cell/>
          <table:table-cell table:style-name="ce4" table:formula="of:=[.F66]/[.F64]" office:value-type="float" office:value="55.233">
            <text:p>55,233</text:p>
          </table:table-cell>
          <table:table-cell table:formula="of:=[.G66]/[.G64]" office:value-type="float" office:value="79.9">
            <text:p>79,900</text:p>
          </table:table-cell>
          <table:table-cell table:formula="of:=[.H66]/[.H64]" office:value-type="float" office:value="1.044">
            <text:p>1,044</text:p>
          </table:table-cell>
          <table:table-cell table:style-name="ce14" table:formula="of:=[.I66]/[.I64]" office:value-type="float" office:value="1.094">
            <text:p>1,094</text:p>
          </table:table-cell>
          <table:table-cell/>
          <table:table-cell/>
          <table:table-cell table:formula="of:= 103979 - [.P66]" office:value-type="float" office:value="103979">
            <text:p>103979,000</text:p>
          </table:table-cell>
          <table:table-cell table:formula="of:= 105429 - [.P66] - [.Q66]" office:value-type="float" office:value="1450">
            <text:p>1450,000</text:p>
          </table:table-cell>
          <table:table-cell table:formula="of:= [.G66] - [.P66] - [.Q66] - [.R66]" office:value-type="float" office:value="899319">
            <text:p>899319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71">
            <text:p>0,071</text:p>
          </table:table-cell>
          <table:table-cell table:style-name="ce7" office:value-type="float" office:value="45870">
            <text:p>45870,000</text:p>
          </table:table-cell>
          <table:table-cell table:style-name="ce7" office:value-type="float" office:value="379.955719">
            <text:p>379,956</text:p>
          </table:table-cell>
          <table:table-cell table:style-name="ce16" office:value-type="float" office:value="288">
            <text:p>288,000</text:p>
          </table:table-cell>
          <table:table-cell/>
          <table:table-cell table:style-name="ce5" table:formula="of:=[.F68]/[.F64]" office:value-type="float" office:value="2.367">
            <text:p>2,367</text:p>
          </table:table-cell>
          <table:table-cell table:style-name="ce7" table:formula="of:=[.G68]/[.G64]" office:value-type="float" office:value="3.648">
            <text:p>3,648</text:p>
          </table:table-cell>
          <table:table-cell table:style-name="ce7" table:formula="of:=[.H68]/[.H64]" office:value-type="float" office:value="1">
            <text:p>1,000</text:p>
          </table:table-cell>
          <table:table-cell table:style-name="ce16" table:formula="of:=[.I68]/[.I6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51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2">
            <text:p>0,132</text:p>
          </table:table-cell>
          <table:table-cell table:style-name="ce6" office:value-type="float" office:value="50885">
            <text:p>50885,000</text:p>
          </table:table-cell>
          <table:table-cell table:style-name="ce6" office:value-type="float" office:value="758.978027">
            <text:p>758,978</text:p>
          </table:table-cell>
          <table:table-cell table:style-name="ce13" office:value-type="float" office:value="573">
            <text:p>573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38">
            <text:p>0,138</text:p>
          </table:table-cell>
          <table:table-cell office:value-type="float" office:value="40006">
            <text:p>40006,000</text:p>
          </table:table-cell>
          <table:table-cell office:value-type="float" office:value="741.999146">
            <text:p>741,999</text:p>
          </table:table-cell>
          <table:table-cell table:style-name="ce14" office:value-type="float" office:value="299">
            <text:p>299,000</text:p>
          </table:table-cell>
          <table:table-cell/>
          <table:table-cell table:style-name="ce4" table:formula="of:=[.F71]/[.F70]" office:value-type="float" office:value="1.045">
            <text:p>1,045</text:p>
          </table:table-cell>
          <table:table-cell table:formula="of:=[.G71]/[.G70]" office:value-type="float" office:value="0.786">
            <text:p>0,786</text:p>
          </table:table-cell>
          <table:table-cell table:formula="of:=[.H71]/[.H70]" office:value-type="float" office:value="0.978">
            <text:p>0,978</text:p>
          </table:table-cell>
          <table:table-cell table:style-name="ce14" table:formula="of:=[.I71]/[.I70]" office:value-type="float" office:value="0.522">
            <text:p>0,52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6.736">
            <text:p>6,736</text:p>
          </table:table-cell>
          <table:table-cell office:value-type="float" office:value="4185072">
            <text:p>4185072,000</text:p>
          </table:table-cell>
          <table:table-cell office:value-type="float" office:value="790.614197">
            <text:p>790,614</text:p>
          </table:table-cell>
          <table:table-cell table:style-name="ce14" office:value-type="float" office:value="628">
            <text:p>628,000</text:p>
          </table:table-cell>
          <table:table-cell/>
          <table:table-cell table:style-name="ce4" table:formula="of:=[.F72]/[.F70]" office:value-type="float" office:value="51.03">
            <text:p>51,030</text:p>
          </table:table-cell>
          <table:table-cell table:formula="of:=[.G72]/[.G70]" office:value-type="float" office:value="82.246">
            <text:p>82,246</text:p>
          </table:table-cell>
          <table:table-cell table:formula="of:=[.H72]/[.H70]" office:value-type="float" office:value="1.042">
            <text:p>1,042</text:p>
          </table:table-cell>
          <table:table-cell table:style-name="ce14" table:formula="of:=[.I72]/[.I70]" office:value-type="float" office:value="1.096">
            <text:p>1,096</text:p>
          </table:table-cell>
          <table:table-cell/>
          <table:table-cell/>
          <table:table-cell table:formula="of:= 103979 - [.P72]" office:value-type="float" office:value="103979">
            <text:p>103979,000</text:p>
          </table:table-cell>
          <table:table-cell table:formula="of:= 105429 - [.P72] - [.Q72]" office:value-type="float" office:value="1450">
            <text:p>1450,000</text:p>
          </table:table-cell>
          <table:table-cell table:formula="of:= [.G72] - [.P72] - [.Q72] - [.R72]" office:value-type="float" office:value="4079643">
            <text:p>4079643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3">
            <text:p>0,330</text:p>
          </table:table-cell>
          <table:table-cell table:style-name="ce7" office:value-type="float" office:value="183481">
            <text:p>183481,000</text:p>
          </table:table-cell>
          <table:table-cell table:style-name="ce7" office:value-type="float" office:value="758.978027">
            <text:p>758,978</text:p>
          </table:table-cell>
          <table:table-cell table:style-name="ce16" office:value-type="float" office:value="573">
            <text:p>573,000</text:p>
          </table:table-cell>
          <table:table-cell/>
          <table:table-cell table:style-name="ce5" table:formula="of:=[.F74]/[.F70]" office:value-type="float" office:value="2.5">
            <text:p>2,500</text:p>
          </table:table-cell>
          <table:table-cell table:style-name="ce7" table:formula="of:=[.G74]/[.G70]" office:value-type="float" office:value="3.606">
            <text:p>3,606</text:p>
          </table:table-cell>
          <table:table-cell table:style-name="ce7" table:formula="of:=[.H74]/[.H70]" office:value-type="float" office:value="1">
            <text:p>1,000</text:p>
          </table:table-cell>
          <table:table-cell table:style-name="ce16" table:formula="of:=[.I74]/[.I7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1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,002</text:p>
          </table:table-cell>
          <table:table-cell table:style-name="ce6" office:value-type="float" office:value="407">
            <text:p>407,000</text:p>
          </table:table-cell>
          <table:table-cell table:style-name="ce6" office:value-type="float" office:value="90.8528671">
            <text:p>90,853</text:p>
          </table:table-cell>
          <table:table-cell table:style-name="ce13" office:value-type="float" office:value="66">
            <text:p>6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412">
            <text:p>412,000</text:p>
          </table:table-cell>
          <table:table-cell office:value-type="float" office:value="89.6593628">
            <text:p>89,659</text:p>
          </table:table-cell>
          <table:table-cell table:style-name="ce14" office:value-type="float" office:value="18">
            <text:p>18,000</text:p>
          </table:table-cell>
          <table:table-cell/>
          <table:table-cell table:style-name="ce4" table:formula="of:=[.F77]/[.F76]" office:value-type="float" office:value="1.5">
            <text:p>1,500</text:p>
          </table:table-cell>
          <table:table-cell table:formula="of:=[.G77]/[.G76]" office:value-type="float" office:value="1.012">
            <text:p>1,012</text:p>
          </table:table-cell>
          <table:table-cell table:formula="of:=[.H77]/[.H76]" office:value-type="float" office:value="0.987">
            <text:p>0,987</text:p>
          </table:table-cell>
          <table:table-cell table:style-name="ce14" table:formula="of:=[.I77]/[.I76]" office:value-type="float" office:value="0.273">
            <text:p>0,27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1">
            <text:p>0,051</text:p>
          </table:table-cell>
          <table:table-cell office:value-type="float" office:value="27919">
            <text:p>27919,000</text:p>
          </table:table-cell>
          <table:table-cell office:value-type="float" office:value="93.7817383">
            <text:p>93,782</text:p>
          </table:table-cell>
          <table:table-cell table:style-name="ce17" office:value-type="float" office:value="70">
            <text:p>70,000</text:p>
          </table:table-cell>
          <table:table-cell/>
          <table:table-cell table:style-name="ce4" table:formula="of:=[.F78]/[.F76]" office:value-type="float" office:value="25.5">
            <text:p>25,500</text:p>
          </table:table-cell>
          <table:table-cell table:formula="of:=[.G78]/[.G76]" office:value-type="float" office:value="68.597">
            <text:p>68,597</text:p>
          </table:table-cell>
          <table:table-cell table:formula="of:=[.H78]/[.H76]" office:value-type="float" office:value="1.032">
            <text:p>1,032</text:p>
          </table:table-cell>
          <table:table-cell table:style-name="ce14" table:formula="of:=[.I78]/[.I76]" office:value-type="float" office:value="1.061">
            <text:p>1,061</text:p>
          </table:table-cell>
          <table:table-cell/>
          <table:table-cell/>
          <table:table-cell table:formula="of:= 103979 - [.P78]" office:value-type="float" office:value="103979">
            <text:p>103979,000</text:p>
          </table:table-cell>
          <table:table-cell table:formula="of:= 105429 - [.P78] - [.Q78]" office:value-type="float" office:value="1450">
            <text:p>1450,000</text:p>
          </table:table-cell>
          <table:table-cell table:formula="of:= [.G78] - [.P78] - [.Q78] - [.R78]" office:value-type="float" office:value="-77510">
            <text:p>-77510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43.648">
            <text:p>43,648</text:p>
          </table:table-cell>
          <table:table-cell office:value-type="float" office:value="38502711">
            <text:p>38502711,000</text:p>
          </table:table-cell>
          <table:table-cell office:value-type="float" office:value="90.8528671">
            <text:p>90,853</text:p>
          </table:table-cell>
          <table:table-cell table:style-name="ce14" office:value-type="float" office:value="66">
            <text:p>66,000</text:p>
          </table:table-cell>
          <table:table-cell/>
          <table:table-cell table:style-name="ce4" table:formula="of:=[.F79]/[.F76]" office:value-type="float" office:value="21824">
            <text:p>21824,000</text:p>
          </table:table-cell>
          <table:table-cell table:formula="of:=[.G79]/[.G76]" office:value-type="float" office:value="94601.256">
            <text:p>94601,256</text:p>
          </table:table-cell>
          <table:table-cell table:formula="of:=[.H79]/[.H76]" office:value-type="float" office:value="1">
            <text:p>1,000</text:p>
          </table:table-cell>
          <table:table-cell table:style-name="ce14" table:formula="of:=[.I79]/[.I7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6">
            <text:p>0,006</text:p>
          </table:table-cell>
          <table:table-cell table:style-name="ce7" office:value-type="float" office:value="3686">
            <text:p>3686,000</text:p>
          </table:table-cell>
          <table:table-cell table:style-name="ce7" office:value-type="float" office:value="90.8528671">
            <text:p>90,853</text:p>
          </table:table-cell>
          <table:table-cell table:style-name="ce16" office:value-type="float" office:value="66">
            <text:p>66,000</text:p>
          </table:table-cell>
          <table:table-cell/>
          <table:table-cell table:style-name="ce5" table:formula="of:=[.F80]/[.F76]" office:value-type="float" office:value="3">
            <text:p>3,000</text:p>
          </table:table-cell>
          <table:table-cell table:style-name="ce7" table:formula="of:=[.G80]/[.G76]" office:value-type="float" office:value="9.057">
            <text:p>9,057</text:p>
          </table:table-cell>
          <table:table-cell table:style-name="ce7" table:formula="of:=[.H80]/[.H76]" office:value-type="float" office:value="1">
            <text:p>1,000</text:p>
          </table:table-cell>
          <table:table-cell table:style-name="ce16" table:formula="of:=[.I80]/[.I7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1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565">
            <text:p>565,000</text:p>
          </table:table-cell>
          <table:table-cell table:style-name="ce7" office:value-type="float" office:value="91.438652">
            <text:p>91,439</text:p>
          </table:table-cell>
          <table:table-cell table:style-name="ce16" office:value-type="float" office:value="67">
            <text:p>67,000</text:p>
          </table:table-cell>
          <table:table-cell/>
          <table:table-cell table:style-name="ce5" office:value-type="float" office:value="1">
            <text:p>1,000</text:p>
          </table:table-cell>
          <table:table-cell table:number-columns-repeated="2" table:style-name="ce7" office:value-type="float" office:value="1">
            <text:p>1,000</text:p>
          </table:table-cell>
          <table:table-cell table:style-name="ce16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425">
            <text:p>425,000</text:p>
          </table:table-cell>
          <table:table-cell table:style-name="ce7" office:value-type="float" office:value="89.7876282">
            <text:p>89,788</text:p>
          </table:table-cell>
          <table:table-cell table:style-name="ce16" office:value-type="float" office:value="27">
            <text:p>27,000</text:p>
          </table:table-cell>
          <table:table-cell/>
          <table:table-cell table:style-name="ce5" table:formula="of:=[.F83]/[.F82]" office:value-type="float" office:value="1">
            <text:p>1,000</text:p>
          </table:table-cell>
          <table:table-cell table:style-name="ce7" table:formula="of:=[.G83]/[.G82]" office:value-type="float" office:value="0.752">
            <text:p>0,752</text:p>
          </table:table-cell>
          <table:table-cell table:style-name="ce7" table:formula="of:=[.H83]/[.H82]" office:value-type="float" office:value="0.982">
            <text:p>0,982</text:p>
          </table:table-cell>
          <table:table-cell table:style-name="ce16" table:formula="of:=[.I83]/[.I82]" office:value-type="float" office:value="0.403">
            <text:p>0,40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85]+[.Q85]+[.R85]+[.S85]" office:value-type="float" office:value="0.069">
            <text:p>0,069</text:p>
          </table:table-cell>
          <table:table-cell table:style-name="ce7" office:value-type="float" office:value="39019">
            <text:p>39019,000</text:p>
          </table:table-cell>
          <table:table-cell table:style-name="ce7" office:value-type="float" office:value="93.7817383">
            <text:p>93,782</text:p>
          </table:table-cell>
          <table:table-cell table:style-name="ce16" office:value-type="float" office:value="71">
            <text:p>71,000</text:p>
          </table:table-cell>
          <table:table-cell/>
          <table:table-cell table:style-name="ce5" table:formula="of:=[.F84]/[.F82]" office:value-type="float" office:value="34.5">
            <text:p>34,500</text:p>
          </table:table-cell>
          <table:table-cell table:style-name="ce7" table:formula="of:=[.G84]/[.G82]" office:value-type="float" office:value="69.06">
            <text:p>69,060</text:p>
          </table:table-cell>
          <table:table-cell table:style-name="ce7" table:formula="of:=[.H84]/[.H82]" office:value-type="float" office:value="1.026">
            <text:p>1,026</text:p>
          </table:table-cell>
          <table:table-cell table:style-name="ce16" table:formula="of:=[.I84]/[.I82]" office:value-type="float" office:value="1.06">
            <text:p>1,060</text:p>
          </table:table-cell>
          <table:table-cell/>
          <table:table-cell office:value-type="float" office:value="38354">
            <text:p>38354,000</text:p>
          </table:table-cell>
          <table:table-cell table:formula="of:=38871-[.P84]" office:value-type="float" office:value="517">
            <text:p>517,000</text:p>
          </table:table-cell>
          <table:table-cell table:formula="of:=38921 -[.P84]-[.Q84]" office:value-type="float" office:value="50">
            <text:p>50,000</text:p>
          </table:table-cell>
          <table:table-cell table:formula="of:=[.G84]-[.P84]-[.Q84]-[.R84]" office:value-type="float" office:value="98">
            <text:p>9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064">
            <text:p>0,064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6">
            <text:p>0,006</text:p>
          </table:table-cell>
          <table:table-cell table:style-name="ce7" office:value-type="float" office:value="3481">
            <text:p>3481,000</text:p>
          </table:table-cell>
          <table:table-cell table:style-name="ce7" office:value-type="float" office:value="91.438652">
            <text:p>91,439</text:p>
          </table:table-cell>
          <table:table-cell table:style-name="ce16" office:value-type="float" office:value="67">
            <text:p>67,000</text:p>
          </table:table-cell>
          <table:table-cell/>
          <table:table-cell table:style-name="ce5" table:formula="of:=[.F86]/[.F82]" office:value-type="float" office:value="3">
            <text:p>3,000</text:p>
          </table:table-cell>
          <table:table-cell table:style-name="ce7" table:formula="of:=[.G86]/[.G82]" office:value-type="float" office:value="6.161">
            <text:p>6,161</text:p>
          </table:table-cell>
          <table:table-cell table:style-name="ce7" table:formula="of:=[.H86]/[.H82]" office:value-type="float" office:value="1">
            <text:p>1,000</text:p>
          </table:table-cell>
          <table:table-cell table:style-name="ce16" table:formula="of:=[.I86]/[.I8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,002</text:p>
          </table:table-cell>
          <table:table-cell table:style-name="ce6" office:value-type="float" office:value="859">
            <text:p>859,000</text:p>
          </table:table-cell>
          <table:table-cell table:style-name="ce6" office:value-type="float" office:value="93.1960068">
            <text:p>93,196</text:p>
          </table:table-cell>
          <table:table-cell table:style-name="ce13" office:value-type="float" office:value="70">
            <text:p>70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687">
            <text:p>687,000</text:p>
          </table:table-cell>
          <table:table-cell office:value-type="float" office:value="90.8988113">
            <text:p>90,899</text:p>
          </table:table-cell>
          <table:table-cell table:style-name="ce14" office:value-type="float" office:value="29">
            <text:p>29,000</text:p>
          </table:table-cell>
          <table:table-cell/>
          <table:table-cell table:style-name="ce4" table:formula="of:=[.F89]/[.F88]" office:value-type="float" office:value="1.5">
            <text:p>1,500</text:p>
          </table:table-cell>
          <table:table-cell table:formula="of:=[.G89]/[.G88]" office:value-type="float" office:value="0.8">
            <text:p>0,800</text:p>
          </table:table-cell>
          <table:table-cell table:formula="of:=[.H89]/[.H88]" office:value-type="float" office:value="0.975">
            <text:p>0,975</text:p>
          </table:table-cell>
          <table:table-cell table:style-name="ce14" table:formula="of:=[.I89]/[.I88]" office:value-type="float" office:value="0.414">
            <text:p>0,41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9">
            <text:p>0,090</text:p>
          </table:table-cell>
          <table:table-cell office:value-type="float" office:value="41855">
            <text:p>41855,000</text:p>
          </table:table-cell>
          <table:table-cell office:value-type="float" office:value="96.1248779">
            <text:p>96,125</text:p>
          </table:table-cell>
          <table:table-cell table:style-name="ce14" office:value-type="float" office:value="75">
            <text:p>75,000</text:p>
          </table:table-cell>
          <table:table-cell/>
          <table:table-cell table:style-name="ce4" table:formula="of:=[.F90]/[.F88]" office:value-type="float" office:value="45">
            <text:p>45,000</text:p>
          </table:table-cell>
          <table:table-cell table:formula="of:=[.G90]/[.G88]" office:value-type="float" office:value="48.725">
            <text:p>48,725</text:p>
          </table:table-cell>
          <table:table-cell table:formula="of:=[.H90]/[.H88]" office:value-type="float" office:value="1.031">
            <text:p>1,031</text:p>
          </table:table-cell>
          <table:table-cell table:style-name="ce14" table:formula="of:=[.I90]/[.I88]" office:value-type="float" office:value="1.071">
            <text:p>1,071</text:p>
          </table:table-cell>
          <table:table-cell/>
          <table:table-cell/>
          <table:table-cell table:formula="of:= 103979 - [.P90]" office:value-type="float" office:value="103979">
            <text:p>103979,000</text:p>
          </table:table-cell>
          <table:table-cell table:formula="of:= 105429 - [.P90] - [.Q90]" office:value-type="float" office:value="1450">
            <text:p>1450,000</text:p>
          </table:table-cell>
          <table:table-cell table:formula="of:= [.G90] - [.P90] - [.Q90] - [.R90]" office:value-type="float" office:value="-63574">
            <text:p>-63574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,005</text:p>
          </table:table-cell>
          <table:table-cell table:style-name="ce7" office:value-type="float" office:value="3275">
            <text:p>3275,000</text:p>
          </table:table-cell>
          <table:table-cell table:style-name="ce7" office:value-type="float" office:value="93.1960068">
            <text:p>93,196</text:p>
          </table:table-cell>
          <table:table-cell table:style-name="ce16" office:value-type="float" office:value="70">
            <text:p>70,000</text:p>
          </table:table-cell>
          <table:table-cell/>
          <table:table-cell table:style-name="ce5" table:formula="of:=[.F92]/[.F88]" office:value-type="float" office:value="2.5">
            <text:p>2,500</text:p>
          </table:table-cell>
          <table:table-cell table:style-name="ce7" table:formula="of:=[.G92]/[.G88]" office:value-type="float" office:value="3.813">
            <text:p>3,813</text:p>
          </table:table-cell>
          <table:table-cell table:style-name="ce7" table:formula="of:=[.H92]/[.H88]" office:value-type="float" office:value="1">
            <text:p>1,000</text:p>
          </table:table-cell>
          <table:table-cell table:style-name="ce16" table:formula="of:=[.I92]/[.I8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2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848">
            <text:p>848,000</text:p>
          </table:table-cell>
          <table:table-cell table:style-name="ce7" office:value-type="float" office:value="93.7817917">
            <text:p>93,782</text:p>
          </table:table-cell>
          <table:table-cell table:style-name="ce16" office:value-type="float" office:value="71">
            <text:p>71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24" office:value-type="float" office:value="1">
            <text:p>1,000</text:p>
          </table:table-cell>
          <table:table-cell table:style-name="ce2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3">
            <text:p>0,003</text:p>
          </table:table-cell>
          <table:table-cell table:style-name="ce7" office:value-type="float" office:value="726">
            <text:p>726,000</text:p>
          </table:table-cell>
          <table:table-cell table:style-name="ce7" office:value-type="float" office:value="91.77120021">
            <text:p>91,771</text:p>
          </table:table-cell>
          <table:table-cell table:style-name="ce16" office:value-type="float" office:value="44">
            <text:p>44,000</text:p>
          </table:table-cell>
          <table:table-cell/>
          <table:table-cell table:style-name="ce5" table:formula="of:=[.F95]/[.F94]" office:value-type="float" office:value="1.5">
            <text:p>1,500</text:p>
          </table:table-cell>
          <table:table-cell table:style-name="ce7" table:formula="of:=[.G95]/[.G94]" office:value-type="float" office:value="0.856">
            <text:p>0,856</text:p>
          </table:table-cell>
          <table:table-cell table:style-name="ce7" table:formula="of:=[.H95]/[.H94]" office:value-type="float" office:value="0.979">
            <text:p>0,979</text:p>
          </table:table-cell>
          <table:table-cell table:style-name="ce16" table:formula="of:=[.I95]/[.I94]" office:value-type="float" office:value="0.62">
            <text:p>0,62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97]+[.Q97]+[.R97]+[.S97]" office:value-type="float" office:value="0.072">
            <text:p>0,072</text:p>
          </table:table-cell>
          <table:table-cell table:style-name="ce7" office:value-type="float" office:value="45531">
            <text:p>45531,000</text:p>
          </table:table-cell>
          <table:table-cell table:style-name="ce7" office:value-type="float" office:value="96.1248779">
            <text:p>96,125</text:p>
          </table:table-cell>
          <table:table-cell table:style-name="ce16" office:value-type="float" office:value="75">
            <text:p>75,000</text:p>
          </table:table-cell>
          <table:table-cell/>
          <table:table-cell table:style-name="ce5" table:formula="of:=[.F96]/[.F94]" office:value-type="float" office:value="36">
            <text:p>36,000</text:p>
          </table:table-cell>
          <table:table-cell table:style-name="ce7" table:formula="of:=[.G96]/[.G94]" office:value-type="float" office:value="53.692">
            <text:p>53,692</text:p>
          </table:table-cell>
          <table:table-cell table:style-name="ce7" table:formula="of:=[.H96]/[.H94]" office:value-type="float" office:value="1.025">
            <text:p>1,025</text:p>
          </table:table-cell>
          <table:table-cell table:style-name="ce16" table:formula="of:=[.I96]/[.I94]" office:value-type="float" office:value="1.056">
            <text:p>1,056</text:p>
          </table:table-cell>
          <table:table-cell/>
          <table:table-cell office:value-type="float" office:value="44703">
            <text:p>44703,000</text:p>
          </table:table-cell>
          <table:table-cell table:formula="of:= 45364 - [.P96]" office:value-type="float" office:value="661">
            <text:p>661,000</text:p>
          </table:table-cell>
          <table:table-cell table:formula="of:= 45414 -[.P96]-[.Q96]" office:value-type="float" office:value="50">
            <text:p>50,000</text:p>
          </table:table-cell>
          <table:table-cell table:formula="of:=[.G96]-[.P96]-[.Q96]-[.R96]" office:value-type="float" office:value="117">
            <text:p>11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067">
            <text:p>0,067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,005</text:p>
          </table:table-cell>
          <table:table-cell table:style-name="ce7" office:value-type="float" office:value="3068">
            <text:p>3068,000</text:p>
          </table:table-cell>
          <table:table-cell table:style-name="ce7" office:value-type="float" office:value="93.7817917">
            <text:p>93,782</text:p>
          </table:table-cell>
          <table:table-cell table:style-name="ce16" office:value-type="float" office:value="71">
            <text:p>71,000</text:p>
          </table:table-cell>
          <table:table-cell/>
          <table:table-cell table:style-name="ce5" table:formula="of:=[.F98]/[.F94]" office:value-type="float" office:value="2.5">
            <text:p>2,500</text:p>
          </table:table-cell>
          <table:table-cell table:style-name="ce7" table:formula="of:=[.G98]/[.G94]" office:value-type="float" office:value="3.618">
            <text:p>3,618</text:p>
          </table:table-cell>
          <table:table-cell table:style-name="ce7" table:formula="of:=[.H98]/[.H94]" office:value-type="float" office:value="1">
            <text:p>1,000</text:p>
          </table:table-cell>
          <table:table-cell table:style-name="ce16" table:formula="of:=[.I98]/[.I9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>
            <text:p>¨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Random 3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3">
            <text:p>0,003</text:p>
          </table:table-cell>
          <table:table-cell table:style-name="ce6" office:value-type="float" office:value="1020">
            <text:p>1020,000</text:p>
          </table:table-cell>
          <table:table-cell table:style-name="ce6" office:value-type="float" office:value="95.5391464">
            <text:p>95,539</text:p>
          </table:table-cell>
          <table:table-cell table:style-name="ce13" office:value-type="float" office:value="74">
            <text:p>74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811">
            <text:p>811,000</text:p>
          </table:table-cell>
          <table:table-cell office:value-type="float" office:value="92.9773941">
            <text:p>92,977</text:p>
          </table:table-cell>
          <table:table-cell table:style-name="ce14" office:value-type="float" office:value="40">
            <text:p>40,000</text:p>
          </table:table-cell>
          <table:table-cell/>
          <table:table-cell table:style-name="ce4" table:formula="of:=[.F101]/[.F100]" office:value-type="float" office:value="1">
            <text:p>1,000</text:p>
          </table:table-cell>
          <table:table-cell table:formula="of:=[.G101]/[.G100]" office:value-type="float" office:value="0.795">
            <text:p>0,795</text:p>
          </table:table-cell>
          <table:table-cell table:formula="of:=[.H101]/[.H100]" office:value-type="float" office:value="0.973">
            <text:p>0,973</text:p>
          </table:table-cell>
          <table:table-cell table:style-name="ce14" table:formula="of:=[.I101]/[.I100]" office:value-type="float" office:value="0.541">
            <text:p>0,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2">
            <text:p>0,052</text:p>
          </table:table-cell>
          <table:table-cell office:value-type="float" office:value="32838">
            <text:p>32838,000</text:p>
          </table:table-cell>
          <table:table-cell office:value-type="float" office:value="98.4680328">
            <text:p>98,468</text:p>
          </table:table-cell>
          <table:table-cell table:style-name="ce14" office:value-type="float" office:value="79">
            <text:p>79,000</text:p>
          </table:table-cell>
          <table:table-cell/>
          <table:table-cell table:style-name="ce4" table:formula="of:=[.F102]/[.F100]" office:value-type="float" office:value="17.333">
            <text:p>17,333</text:p>
          </table:table-cell>
          <table:table-cell table:formula="of:=[.G102]/[.G100]" office:value-type="float" office:value="32.194">
            <text:p>32,194</text:p>
          </table:table-cell>
          <table:table-cell table:formula="of:=[.H102]/[.H100]" office:value-type="float" office:value="1.031">
            <text:p>1,031</text:p>
          </table:table-cell>
          <table:table-cell table:style-name="ce14" table:formula="of:=[.I102]/[.I100]" office:value-type="float" office:value="1.068">
            <text:p>1,068</text:p>
          </table:table-cell>
          <table:table-cell/>
          <table:table-cell/>
          <table:table-cell table:formula="of:= 103979 - [.P102]" office:value-type="float" office:value="103979">
            <text:p>103979,000</text:p>
          </table:table-cell>
          <table:table-cell table:formula="of:= 105429 - [.P102] - [.Q102]" office:value-type="float" office:value="1450">
            <text:p>1450,000</text:p>
          </table:table-cell>
          <table:table-cell table:formula="of:= [.G102] - [.P102] - [.Q102] - [.R102]" office:value-type="float" office:value="-72591">
            <text:p>-72591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,005</text:p>
          </table:table-cell>
          <table:table-cell table:style-name="ce7" office:value-type="float" office:value="2863">
            <text:p>2863,000</text:p>
          </table:table-cell>
          <table:table-cell table:style-name="ce7" office:value-type="float" office:value="95.5391464">
            <text:p>95,539</text:p>
          </table:table-cell>
          <table:table-cell table:style-name="ce16" office:value-type="float" office:value="74">
            <text:p>74,000</text:p>
          </table:table-cell>
          <table:table-cell/>
          <table:table-cell table:style-name="ce5" table:formula="of:=[.F104]/[.F100]" office:value-type="float" office:value="1.667">
            <text:p>1,667</text:p>
          </table:table-cell>
          <table:table-cell table:style-name="ce7" table:formula="of:=[.G104]/[.G100]" office:value-type="float" office:value="2.807">
            <text:p>2,807</text:p>
          </table:table-cell>
          <table:table-cell table:style-name="ce7" table:formula="of:=[.H104]/[.H100]" office:value-type="float" office:value="1">
            <text:p>1,000</text:p>
          </table:table-cell>
          <table:table-cell table:style-name="ce16" table:formula="of:=[.I104]/[.I10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3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3">
            <text:p>0,003</text:p>
          </table:table-cell>
          <table:table-cell table:style-name="ce7" office:value-type="float" office:value="935">
            <text:p>935,000</text:p>
          </table:table-cell>
          <table:table-cell table:style-name="ce7" office:value-type="float" office:value="96.7107239">
            <text:p>96,711</text:p>
          </table:table-cell>
          <table:table-cell table:style-name="ce16" office:value-type="float" office:value="76">
            <text:p>76,000</text:p>
          </table:table-cell>
          <table:table-cell/>
          <table:table-cell table:style-name="ce23" office:value-type="float" office:value="1">
            <text:p>1,000</text:p>
          </table:table-cell>
          <table:table-cell table:number-columns-repeated="2" table:style-name="ce24" office:value-type="float" office:value="1">
            <text:p>1,000</text:p>
          </table:table-cell>
          <table:table-cell table:style-name="ce2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3">
            <text:p>0,003</text:p>
          </table:table-cell>
          <table:table-cell table:style-name="ce7" office:value-type="float" office:value="715">
            <text:p>715,000</text:p>
          </table:table-cell>
          <table:table-cell table:style-name="ce7" office:value-type="float" office:value="94.4431992">
            <text:p>94,443</text:p>
          </table:table-cell>
          <table:table-cell table:style-name="ce16" office:value-type="float" office:value="46">
            <text:p>46,000</text:p>
          </table:table-cell>
          <table:table-cell/>
          <table:table-cell table:style-name="ce5" table:formula="of:=[.F107]/[.F106]" office:value-type="float" office:value="1">
            <text:p>1,000</text:p>
          </table:table-cell>
          <table:table-cell table:style-name="ce7" table:formula="of:=[.G107]/[.G106]" office:value-type="float" office:value="0.765">
            <text:p>0,765</text:p>
          </table:table-cell>
          <table:table-cell table:style-name="ce7" table:formula="of:=[.H107]/[.H106]" office:value-type="float" office:value="0.977">
            <text:p>0,977</text:p>
          </table:table-cell>
          <table:table-cell table:style-name="ce16" table:formula="of:=[.I107]/[.I106]" office:value-type="float" office:value="0.605">
            <text:p>0,605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109]+[.Q109]+[.R109]+[.S109]" office:value-type="float" office:value="0.054">
            <text:p>0,054</text:p>
          </table:table-cell>
          <table:table-cell table:style-name="ce7" office:value-type="float" office:value="33634">
            <text:p>33634,000</text:p>
          </table:table-cell>
          <table:table-cell table:style-name="ce7" office:value-type="float" office:value="100.811172">
            <text:p>100,811</text:p>
          </table:table-cell>
          <table:table-cell table:style-name="ce16" office:value-type="float" office:value="83">
            <text:p>83,000</text:p>
          </table:table-cell>
          <table:table-cell/>
          <table:table-cell table:style-name="ce5" table:formula="of:=[.F108]/[.F106]" office:value-type="float" office:value="18">
            <text:p>18,000</text:p>
          </table:table-cell>
          <table:table-cell table:style-name="ce7" table:formula="of:=[.G108]/[.G106]" office:value-type="float" office:value="35.972">
            <text:p>35,972</text:p>
          </table:table-cell>
          <table:table-cell table:style-name="ce7" table:formula="of:=[.H108]/[.H106]" office:value-type="float" office:value="1.042">
            <text:p>1,042</text:p>
          </table:table-cell>
          <table:table-cell table:style-name="ce16" table:formula="of:=[.I108]/[.I106]" office:value-type="float" office:value="1.092">
            <text:p>1,092</text:p>
          </table:table-cell>
          <table:table-cell/>
          <table:table-cell office:value-type="float" office:value="32630">
            <text:p>32630,000</text:p>
          </table:table-cell>
          <table:table-cell table:formula="of:=33376-[.P108]" office:value-type="float" office:value="746">
            <text:p>746,000</text:p>
          </table:table-cell>
          <table:table-cell table:formula="of:=33466 - [.P108]-[.Q108]" office:value-type="float" office:value="90">
            <text:p>90,000</text:p>
          </table:table-cell>
          <table:table-cell table:formula="of:=[.G108]-[.P108]-[.Q108]-[.R108]" office:value-type="float" office:value="168">
            <text:p>16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049">
            <text:p>0,049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4">
            <text:p>0,004</text:p>
          </table:table-cell>
          <table:table-cell table:style-name="ce7" office:value-type="float" office:value="2659">
            <text:p>2659,000</text:p>
          </table:table-cell>
          <table:table-cell table:style-name="ce7" office:value-type="float" office:value="96.7107239">
            <text:p>96,711</text:p>
          </table:table-cell>
          <table:table-cell table:style-name="ce16" office:value-type="float" office:value="76">
            <text:p>76,000</text:p>
          </table:table-cell>
          <table:table-cell/>
          <table:table-cell table:style-name="ce5" table:formula="of:=[.F110]/[.F106]" office:value-type="float" office:value="1.333">
            <text:p>1,333</text:p>
          </table:table-cell>
          <table:table-cell table:style-name="ce7" table:formula="of:=[.G110]/[.G106]" office:value-type="float" office:value="2.844">
            <text:p>2,844</text:p>
          </table:table-cell>
          <table:table-cell table:style-name="ce7" table:formula="of:=[.H110]/[.H106]" office:value-type="float" office:value="1">
            <text:p>1,000</text:p>
          </table:table-cell>
          <table:table-cell table:style-name="ce16" table:formula="of:=[.I110]/[.I10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4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,002</text:p>
          </table:table-cell>
          <table:table-cell table:style-name="ce6" office:value-type="float" office:value="625">
            <text:p>625,000</text:p>
          </table:table-cell>
          <table:table-cell table:style-name="ce6" office:value-type="float" office:value="98.3675842">
            <text:p>98,368</text:p>
          </table:table-cell>
          <table:table-cell table:style-name="ce13" office:value-type="float" office:value="76">
            <text:p>7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547">
            <text:p>547,000</text:p>
          </table:table-cell>
          <table:table-cell office:value-type="float" office:value="96.200676">
            <text:p>96,201</text:p>
          </table:table-cell>
          <table:table-cell table:style-name="ce14" office:value-type="float" office:value="48">
            <text:p>48,000</text:p>
          </table:table-cell>
          <table:table-cell/>
          <table:table-cell table:style-name="ce4" table:formula="of:=[.F113]/[.F112]" office:value-type="float" office:value="1.5">
            <text:p>1,500</text:p>
          </table:table-cell>
          <table:table-cell table:formula="of:=[.G113]/[.G112]" office:value-type="float" office:value="0.875">
            <text:p>0,875</text:p>
          </table:table-cell>
          <table:table-cell table:formula="of:=[.H113]/[.H112]" office:value-type="float" office:value="0.978">
            <text:p>0,978</text:p>
          </table:table-cell>
          <table:table-cell table:style-name="ce14" table:formula="of:=[.I113]/[.I112]" office:value-type="float" office:value="0.632">
            <text:p>0,63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49">
            <text:p>0,049</text:p>
          </table:table-cell>
          <table:table-cell office:value-type="float" office:value="33232">
            <text:p>33232,000</text:p>
          </table:table-cell>
          <table:table-cell office:value-type="float" office:value="107.639603">
            <text:p>107,640</text:p>
          </table:table-cell>
          <table:table-cell table:style-name="ce14" office:value-type="float" office:value="89">
            <text:p>89,000</text:p>
          </table:table-cell>
          <table:table-cell/>
          <table:table-cell table:style-name="ce4" table:formula="of:=[.F114]/[.F112]" office:value-type="float" office:value="24.5">
            <text:p>24,500</text:p>
          </table:table-cell>
          <table:table-cell table:formula="of:=[.G114]/[.G112]" office:value-type="float" office:value="53.171">
            <text:p>53,171</text:p>
          </table:table-cell>
          <table:table-cell table:formula="of:=[.H114]/[.H112]" office:value-type="float" office:value="1.094">
            <text:p>1,094</text:p>
          </table:table-cell>
          <table:table-cell table:style-name="ce14" table:formula="of:=[.I114]/[.I112]" office:value-type="float" office:value="1.171">
            <text:p>1,171</text:p>
          </table:table-cell>
          <table:table-cell/>
          <table:table-cell/>
          <table:table-cell table:formula="of:= 103979 - [.P114]" office:value-type="float" office:value="103979">
            <text:p>103979,000</text:p>
          </table:table-cell>
          <table:table-cell table:formula="of:= 105429 - [.P114] - [.Q114]" office:value-type="float" office:value="1450">
            <text:p>1450,000</text:p>
          </table:table-cell>
          <table:table-cell table:formula="of:= [.G114] - [.P114] - [.Q114] - [.R114]" office:value-type="float" office:value="-72197">
            <text:p>-7219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4">
            <text:p>0,004</text:p>
          </table:table-cell>
          <table:table-cell table:style-name="ce7" office:value-type="float" office:value="2435">
            <text:p>2435,000</text:p>
          </table:table-cell>
          <table:table-cell table:style-name="ce7" office:value-type="float" office:value="98.3675842">
            <text:p>98,368</text:p>
          </table:table-cell>
          <table:table-cell table:style-name="ce16" office:value-type="float" office:value="76">
            <text:p>76,000</text:p>
          </table:table-cell>
          <table:table-cell/>
          <table:table-cell table:style-name="ce5" table:formula="of:=[.F116]/[.F112]" office:value-type="float" office:value="2">
            <text:p>2,000</text:p>
          </table:table-cell>
          <table:table-cell table:style-name="ce7" table:formula="of:=[.G116]/[.G112]" office:value-type="float" office:value="3.896">
            <text:p>3,896</text:p>
          </table:table-cell>
          <table:table-cell table:style-name="ce7" table:formula="of:=[.H116]/[.H112]" office:value-type="float" office:value="1">
            <text:p>1,000</text:p>
          </table:table-cell>
          <table:table-cell table:style-name="ce16" table:formula="of:=[.I116]/[.I11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4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office:value-type="float" office:value="0.002">
            <text:p>0,002</text:p>
          </table:table-cell>
          <table:table-cell office:value-type="float" office:value="719">
            <text:p>719,000</text:p>
          </table:table-cell>
          <table:table-cell office:value-type="float" office:value="99.8822937">
            <text:p>99,882</text:p>
          </table:table-cell>
          <table:table-cell office:value-type="float" office:value="80">
            <text:p>80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2">
            <text:p>0,002</text:p>
          </table:table-cell>
          <table:table-cell office:value-type="float" office:value="629">
            <text:p>629,000</text:p>
          </table:table-cell>
          <table:table-cell office:value-type="float" office:value="97.7161484">
            <text:p>97,716</text:p>
          </table:table-cell>
          <table:table-cell office:value-type="float" office:value="49">
            <text:p>49,000</text:p>
          </table:table-cell>
          <table:table-cell/>
          <table:table-cell table:style-name="ce4" table:formula="of:=[.F119]/[.F118]" office:value-type="float" office:value="1">
            <text:p>1,000</text:p>
          </table:table-cell>
          <table:table-cell table:formula="of:=[.G119]/[.G118]" office:value-type="float" office:value="0.875">
            <text:p>0,875</text:p>
          </table:table-cell>
          <table:table-cell table:formula="of:=[.H119]/[.H118]" office:value-type="float" office:value="0.978">
            <text:p>0,978</text:p>
          </table:table-cell>
          <table:table-cell table:style-name="ce14" table:formula="of:=[.I119]/[.I118]" office:value-type="float" office:value="0.613">
            <text:p>0,61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21]+[.Q121]+[.R121]+[.S121]" office:value-type="float" office:value="0.038">
            <text:p>0,038</text:p>
          </table:table-cell>
          <table:table-cell office:value-type="float" office:value="22750">
            <text:p>22750,000</text:p>
          </table:table-cell>
          <table:table-cell office:value-type="float" office:value="105.639603">
            <text:p>105,640</text:p>
          </table:table-cell>
          <table:table-cell office:value-type="float" office:value="87">
            <text:p>87,000</text:p>
          </table:table-cell>
          <table:table-cell/>
          <table:table-cell table:style-name="ce4" table:formula="of:=[.F120]/[.F118]" office:value-type="float" office:value="19">
            <text:p>19,000</text:p>
          </table:table-cell>
          <table:table-cell table:formula="of:=[.G120]/[.G118]" office:value-type="float" office:value="31.641">
            <text:p>31,641</text:p>
          </table:table-cell>
          <table:table-cell table:formula="of:=[.H120]/[.H118]" office:value-type="float" office:value="1.058">
            <text:p>1,058</text:p>
          </table:table-cell>
          <table:table-cell table:style-name="ce14" table:formula="of:=[.I120]/[.I118]" office:value-type="float" office:value="1.088">
            <text:p>1,088</text:p>
          </table:table-cell>
          <table:table-cell/>
          <table:table-cell office:value-type="float" office:value="21779">
            <text:p>21779,000</text:p>
          </table:table-cell>
          <table:table-cell table:formula="of:=22519 -[.P120]" office:value-type="float" office:value="740">
            <text:p>740,000</text:p>
          </table:table-cell>
          <table:table-cell table:formula="of:=22584 - [.P120]-[.Q120]" office:value-type="float" office:value="65">
            <text:p>65,000</text:p>
          </table:table-cell>
          <table:table-cell table:formula="of:=[.G120]-[.P120]-[.Q120]-[.R120]" office:value-type="float" office:value="166">
            <text:p>166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033">
            <text:p>0,033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office:value-type="float" office:value="0.004">
            <text:p>0,004</text:p>
          </table:table-cell>
          <table:table-cell office:value-type="float" office:value="2222">
            <text:p>2222,000</text:p>
          </table:table-cell>
          <table:table-cell office:value-type="float" office:value="99.8822937">
            <text:p>99,882</text:p>
          </table:table-cell>
          <table:table-cell office:value-type="float" office:value="80">
            <text:p>80,000</text:p>
          </table:table-cell>
          <table:table-cell/>
          <table:table-cell table:style-name="ce5" table:formula="of:=[.F122]/[.F118]" office:value-type="float" office:value="2">
            <text:p>2,000</text:p>
          </table:table-cell>
          <table:table-cell table:style-name="ce7" table:formula="of:=[.G122]/[.G118]" office:value-type="float" office:value="3.09">
            <text:p>3,090</text:p>
          </table:table-cell>
          <table:table-cell table:style-name="ce7" table:formula="of:=[.H122]/[.H118]" office:value-type="float" office:value="1">
            <text:p>1,000</text:p>
          </table:table-cell>
          <table:table-cell table:style-name="ce16" table:formula="of:=[.I122]/[.I11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5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verage</text:p>
          </table:table-cell>
          <table:table-cell table:number-columns-repeated="2"/>
          <table:table-cell table:style-name="ce6" office:value-type="string">
            <text:p>A*</text:p>
          </table:table-cell>
          <table:table-cell table:number-columns-repeated="5"/>
          <table:table-cell table:style-name="ce3" table:formula="of:=([.K4]+[.K10]+[.K16]+[.K22]+[.K28]+[.K34]+[.K40]+[.K46]+[.K58]+[.K64]+[.K70]+[.K76]+[.K82]+[.K88]+[.K94]+[.K100]+[.K106]+[.K112]+[.K118])/19" office:value-type="float" office:value="1">
            <text:p>1,000</text:p>
          </table:table-cell>
          <table:table-cell table:style-name="ce6" table:formula="of:=([.L4]+[.L10]+[.L16]+[.L22]+[.L28]+[.L34]+[.L40]+[.L46]+[.L52]+[.L58]+[.L64]+[.L70]+[.L76]+[.L82]+[.L88]+[.L94]+[.L100]+[.L106]+[.L112]+[.L118])/20" office:value-type="float" office:value="1">
            <text:p>1,000</text:p>
          </table:table-cell>
          <table:table-cell table:style-name="ce6" table:formula="of:=([.M4]+[.M10]+[.M16]+[.M22]+[.M28]+[.M34]+[.M40]+[.M46]+[.M52]+[.M58]+[.M64]+[.M70]+[.M76]+[.M82]+[.M88]+[.M94]+[.M100]+[.M106]+[.M112]+[.M118])/20" office:value-type="float" office:value="1">
            <text:p>1,000</text:p>
          </table:table-cell>
          <table:table-cell table:style-name="ce13" table:formula="of:=([.N4]+[.N10]+[.N16]+[.N22]+[.N28]+[.N34]+[.N40]+[.N46]+[.N52]+[.N58]+[.N64]+[.N70]+[.N76]+[.N82]+[.N88]+[.N94]+[.N100]+[.N106]+[.N112]+[.N118])/20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Theta*</text:p>
          </table:table-cell>
          <table:table-cell table:number-columns-repeated="5"/>
          <table:table-cell table:style-name="ce4" table:formula="of:=([.K5]+[.K11]+[.K17]+[.K23]+[.K29]+[.K35]+[.K41]+[.K47]+[.K59]+[.K65]+[.K71]+[.K77]+[.K83]+[.K89]+[.K95]+[.K101]+[.K107]+[.K113]+[.K119]) /19" office:value-type="float" office:value="9.049">
            <text:p>9,049</text:p>
          </table:table-cell>
          <table:table-cell table:formula="of:=([.L5]+[.L11]+[.L17]+[.L23]+[.L29]+[.L35]+[.L41]+[.L47]+[.L53]+[.L59]+[.L65]+[.L71]+[.L77]+[.L83]+[.L89]+[.L95]+[.L101]+[.L107]+[.L113]+[.L119]) /20" office:value-type="float" office:value="0.856">
            <text:p>0,856</text:p>
          </table:table-cell>
          <table:table-cell table:formula="of:=([.M5]+[.M11]+[.M17]+[.M23]+[.M29]+[.M35]+[.M41]+[.M47]+[.M53]+[.M59]+[.M65]+[.M71]+[.M77]+[.M83]+[.M89]+[.M95]+[.M101]+[.M107]+[.M113]+[.M119]) /20" office:value-type="float" office:value="0.971">
            <text:p>0,971</text:p>
          </table:table-cell>
          <table:table-cell table:style-name="ce14" table:formula="of:=([.N5]+[.N11]+[.N17]+[.N23]+[.N29]+[.N35]+[.N41]+[.N47]+[.N53]+[.N59]+[.N65]+[.N71]+[.N77]+[.N83]+[.N89]+[.N95]+[.N101]+[.N107]+[.N113]+[.N119]) /20" office:value-type="float" office:value="0.372">
            <text:p>0,372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HPA*</text:p>
          </table:table-cell>
          <table:table-cell table:number-columns-repeated="5"/>
          <table:table-cell table:style-name="ce4" table:formula="of:=([.K6]+[.K12]+[.K18]+[.K24]+[.K30]+[.K36]+[.K42]+[.K48]+[.K60]+[.K66]+[.K72]+[.K78]+[.K84]+[.K90]+[.K96]+[.K102]+[.K108]+[.K114]+[.K120])/19" office:value-type="float" office:value="20.943">
            <text:p>20,943</text:p>
          </table:table-cell>
          <table:table-cell table:formula="of:=([.L6]+[.L12]+[.L18]+[.L24]+[.L30]+[.L36]+[.L42]+[.L48]+[.L54]+[.L60]+[.L66]+[.L72]+[.L78]+[.L84]+[.L90]+[.L96]+[.L102]+[.L108]+[.L114]+[.L120])/20" office:value-type="float" office:value="33.181">
            <text:p>33,181</text:p>
          </table:table-cell>
          <table:table-cell table:formula="of:=([.M6]+[.M12]+[.M18]+[.M24]+[.M30]+[.M36]+[.M42]+[.M48]+[.M54]+[.M60]+[.M66]+[.M72]+[.M78]+[.M84]+[.M90]+[.M96]+[.M102]+[.M108]+[.M114]+[.M120])/20" office:value-type="float" office:value="1.043">
            <text:p>1,043</text:p>
          </table:table-cell>
          <table:table-cell table:style-name="ce14" table:formula="of:=([.N6]+[.N12]+[.N18]+[.N24]+[.N30]+[.N36]+[.N42]+[.N48]+[.N54]+[.N60]+[.N66]+[.N72]+[.N78]+[.N84]+[.N90]+[.N96]+[.N102]+[.N108]+[.N114]+[.N120])/20" office:value-type="float" office:value="1.071">
            <text:p>1,07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IDA*</text:p>
          </table:table-cell>
          <table:table-cell table:number-columns-repeated="5"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7" office:value-type="string">
            <text:p>Dijkstra</text:p>
          </table:table-cell>
          <table:table-cell table:number-columns-repeated="5"/>
          <table:table-cell table:style-name="ce5" table:formula="of:=([.K8]+[.K14]+[.K20]+[.K26]+[.K32]+[.K38]+[.K44]+[.K50]+[.K62]+[.K68]+[.K74]+[.K80]+[.K86]+[.K92]+[.K98]+[.K104]+[.K110]+[.K116]+[.K122])/19" office:value-type="float" office:value="1.802">
            <text:p>1,802</text:p>
          </table:table-cell>
          <table:table-cell table:style-name="ce7" table:formula="of:=([.L8]+[.L14]+[.L20]+[.L26]+[.L32]+[.L38]+[.L44]+[.L50]+[.L56]+[.L62]+[.L68]+[.L74]+[.L80]+[.L86]+[.L92]+[.L98]+[.L104]+[.L110]+[.L116]+[.L122])/20" office:value-type="float" office:value="3.078">
            <text:p>3,078</text:p>
          </table:table-cell>
          <table:table-cell table:style-name="ce7" table:formula="of:=([.M8]+[.M14]+[.M20]+[.M26]+[.M32]+[.M38]+[.M44]+[.M50]+[.M56]+[.M62]+[.M68]+[.M74]+[.M80]+[.M86]+[.M92]+[.M98]+[.M104]+[.M110]+[.M116]+[.M122])/20" office:value-type="float" office:value="1">
            <text:p>1,000</text:p>
          </table:table-cell>
          <table:table-cell table:style-name="ce16" table:formula="of:=([.N8]+[.N14]+[.N20]+[.N26]+[.N32]+[.N38]+[.N44]+[.N50]+[.N56]+[.N62]+[.N68]+[.N74]+[.N80]+[.N86]+[.N92]+[.N98]+[.N104]+[.N110]+[.N116]+[.N122])/20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"/>
          <table:table-cell office:value-type="string">
            <text:p>Without K52:K56</text:p>
          </table:table-cell>
          <table:table-cell table:number-columns-repeated="1013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0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1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8" number:min-integer-digits="1"/>
    </number:number-style>
    <style:style style:name="Default" style:family="table-cell" style:data-style-name="N100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2016-05-11</text:date>, <text:time>15:2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Arias</meta:initial-creator>
    <meta:creation-date>2016-05-04T09:37:10.75</meta:creation-date>
    <dc:date>2016-05-11T15:25:23.08</dc:date>
    <meta:editing-duration>P1DT23H35M25S</meta:editing-duration>
    <meta:editing-cycles>36</meta:editing-cycles>
    <meta:generator>OpenOffice/4.1.1$Win32 OpenOffice.org_project/411m6$Build-9775</meta:generator>
    <meta:document-statistic meta:table-count="3" meta:cell-count="1147" meta:object-count="0"/>
  </office:meta>
</office:document-meta>
</file>